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ohit Devanagari1" svg:font-family="'Lohit Devanagari'" style:font-family-generic="swiss"/>
    <style:font-face style:name="文泉驿点阵正黑" svg:font-family="文泉驿点阵正黑"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824cm"/>
    </style:style>
    <style:style style:name="co2" style:family="table-column">
      <style:table-column-properties fo:break-before="auto" style:column-width="13.099cm"/>
    </style:style>
    <style:style style:name="co3" style:family="table-column">
      <style:table-column-properties fo:break-before="auto" style:column-width="13.42cm"/>
    </style:style>
    <style:style style:name="co4" style:family="table-column">
      <style:table-column-properties fo:break-before="auto" style:column-width="10.253cm"/>
    </style:style>
    <style:style style:name="co5" style:family="table-column">
      <style:table-column-properties fo:break-before="auto" style:column-width="5.953cm"/>
    </style:style>
    <style:style style:name="co6" style:family="table-column">
      <style:table-column-properties fo:break-before="auto" style:column-width="5.427cm"/>
    </style:style>
    <style:style style:name="co7" style:family="table-column">
      <style:table-column-properties fo:break-before="auto" style:column-width="4.674cm"/>
    </style:style>
    <style:style style:name="co8" style:family="table-column">
      <style:table-column-properties fo:break-before="auto" style:column-width="12.998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5.607cm" fo:break-before="auto" style:use-optimal-row-height="false"/>
    </style:style>
    <style:style style:name="ro3" style:family="table-row">
      <style:table-row-properties style:row-height="3.38cm" fo:break-before="auto" style:use-optimal-row-height="true"/>
    </style:style>
    <style:style style:name="ro4" style:family="table-row">
      <style:table-row-properties style:row-height="2.965cm" fo:break-before="auto" style:use-optimal-row-height="true"/>
    </style:style>
    <style:style style:name="ro5" style:family="table-row">
      <style:table-row-properties style:row-height="3.806cm" fo:break-before="auto" style:use-optimal-row-height="false"/>
    </style:style>
    <style:style style:name="ro6" style:family="table-row">
      <style:table-row-properties style:row-height="3.2cm" fo:break-before="auto" style:use-optimal-row-height="false"/>
    </style:style>
    <style:style style:name="ro7" style:family="table-row">
      <style:table-row-properties style:row-height="3.552cm" fo:break-before="auto" style:use-optimal-row-height="true"/>
    </style:style>
    <style:style style:name="ro8" style:family="table-row">
      <style:table-row-properties style:row-height="3.653cm" fo:break-before="auto" style:use-optimal-row-height="true"/>
    </style:style>
    <style:style style:name="ro9" style:family="table-row">
      <style:table-row-properties style:row-height="3.888cm" fo:break-before="auto" style:use-optimal-row-height="true"/>
    </style:style>
    <style:style style:name="ro10" style:family="table-row">
      <style:table-row-properties style:row-height="6.318cm" fo:break-before="auto" style:use-optimal-row-height="true"/>
    </style:style>
    <style:style style:name="ro11" style:family="table-row">
      <style:table-row-properties style:row-height="3.401cm" fo:break-before="auto" style:use-optimal-row-height="true"/>
    </style:style>
    <style:style style:name="ro12" style:family="table-row">
      <style:table-row-properties style:row-height="3.632cm" fo:break-before="auto" style:use-optimal-row-height="true"/>
    </style:style>
    <style:style style:name="ro13" style:family="table-row">
      <style:table-row-properties style:row-height="8.991cm" fo:break-before="auto" style:use-optimal-row-height="true"/>
    </style:style>
    <style:style style:name="ro14" style:family="table-row">
      <style:table-row-properties style:row-height="6.278cm" fo:break-before="auto" style:use-optimal-row-height="true"/>
    </style:style>
    <style:style style:name="ro15" style:family="table-row">
      <style:table-row-properties style:row-height="3.239cm" fo:break-before="auto" style:use-optimal-row-height="true"/>
    </style:style>
    <style:style style:name="ro16" style:family="table-row">
      <style:table-row-properties style:row-height="3.597cm" fo:break-before="auto" style:use-optimal-row-height="true"/>
    </style:style>
    <style:style style:name="ro17" style:family="table-row">
      <style:table-row-properties style:row-height="3.115cm" fo:break-before="auto" style:use-optimal-row-height="true"/>
    </style:style>
    <style:style style:name="ro18" style:family="table-row">
      <style:table-row-properties style:row-height="4.475cm" fo:break-before="auto" style:use-optimal-row-height="true"/>
    </style:style>
    <style:style style:name="ro19" style:family="table-row">
      <style:table-row-properties style:row-height="2.738cm" fo:break-before="auto" style:use-optimal-row-height="true"/>
    </style:style>
    <style:style style:name="ro20" style:family="table-row">
      <style:table-row-properties style:row-height="0.485cm" fo:break-before="auto" style:use-optimal-row-height="true"/>
    </style:style>
    <style:style style:name="ta1" style:family="table" style:master-page-name="PageStyle_5f_工作表1">
      <style:table-properties table:display="true" style:writing-mode="lr-tb" tableooo:tab-color="#ffffff"/>
    </style:style>
    <style:style style:name="ce1"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rotation-align="none"/>
    </style:style>
    <style:style style:name="ce4" style:family="table-cell" style:parent-style-name="Default">
      <style:table-cell-properties style:text-align-source="fix" style:repeat-content="false" fo:wrap-option="wrap" style:direction="ltr" style:rotation-angle="0" style:rotation-align="none" style:shrink-to-fit="false" style:vertical-align="bottom" style: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文泉驿点阵正黑" fo:font-size="10pt" fo:font-style="normal" fo:text-shadow="none" style:text-underline-style="none" fo:font-weight="normal" style:font-name-asian="文泉驿点阵正黑" style:font-size-asian="10pt" style:font-style-asian="normal" style:font-weight-asian="normal" style:font-size-complex="10pt" style:font-style-complex="normal" style:font-weight-complex="normal"/>
    </style:style>
    <style:style style:name="ce6" style:family="table-cell" style:parent-style-name="Default" style:data-style-name="N119">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rotation-align="non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 style:family="text">
      <style:text-properties style:font-name="文泉驿点阵正黑" fo:font-size="10pt" fo:font-weight="normal" style:text-underline-style="none" style:text-underline-color="font-color" fo:font-style="normal" style:text-outline="false" fo:text-shadow="none" style:text-position="0%" style:font-name-asian="文泉驿点阵正黑" style:font-size-asian="10pt" style:font-size-complex="10pt" style:font-weight-asian="normal" style:font-weight-complex="normal" style:font-style-asian="normal" style:font-style-complex="normal"/>
    </style:style>
    <style:style style:name="T2" style:family="text">
      <style:text-properties style:font-name="文泉驿点阵正黑" style:font-style-complex="normal" style:font-style-asian="normal" style:font-weight-complex="normal" style:font-weight-asian="normal" style:font-size-complex="10pt" style:font-size-asian="10pt" style:font-name-asian="文泉驿点阵正黑" style:text-position="0%" fo:text-shadow="none" style:text-outline="false" fo:font-style="normal" style:text-underline-style="none" style:text-underline-color="font-color" fo:font-weight="normal" fo:font-size="10pt"/>
    </style:style>
    <style:style style:name="T3" style:family="text">
      <style:text-properties style:font-style-complex="normal" style:font-style-asian="normal" style:font-weight-complex="normal" style:font-weight-asian="normal" style:font-size-complex="10pt" style:font-size-asian="10pt" style:text-position="0%" fo:text-shadow="none" style:text-outline="false" fo:font-style="normal" style:text-underline-style="none" style:text-underline-color="font-color" fo:font-weight="normal" fo:font-size="10pt" style:font-name="Arial"/>
    </style:style>
    <style:style style:name="T4" style:family="text">
      <style:text-properties style:font-style-complex="normal" style:font-style-asian="normal" style:font-weight-complex="normal" style:font-weight-asian="normal" style:font-size-complex="10pt" style:font-size-asian="10pt" style:text-position="0%" fo:text-shadow="none" style:text-outline="false" fo:font-style="normal" style:text-underline-style="none" style:text-underline-color="font-color" fo:font-weight="normal" fo:font-size="10pt" style:font-name="文泉驿点阵正黑" style:font-name-asian="文泉驿点阵正黑"/>
    </style:style>
    <style:style style:name="T5" style:family="text">
      <style:text-properties style:font-name="Arial" style:font-style-asian="normal" style:font-weight-complex="normal" style:font-weight-asian="normal" style:font-size-complex="10pt" style:font-size-asian="10pt" style:text-position="0%" fo:text-shadow="none" style:text-outline="false" fo:font-style="normal" style:text-underline-style="none" style:text-underline-color="font-color" fo:font-weight="normal" fo:font-size="10pt" style:font-style-complex="normal"/>
    </style:style>
    <style:style style:name="T6" style:family="text">
      <style:text-properties style:font-style-asian="normal" style:font-weight-complex="normal" style:font-weight-asian="normal" style:font-size-complex="10pt" style:font-size-asian="10pt" style:text-position="0%" fo:text-shadow="none" style:text-outline="false" fo:font-style="normal" style:text-underline-style="none" style:text-underline-color="font-color" fo:font-weight="normal" fo:font-size="10pt" style:font-style-complex="normal" style:font-name="文泉驿点阵正黑" style:font-name-asian="文泉驿点阵正黑"/>
    </style:style>
    <style:style style:name="T7" style:family="text">
      <style:text-properties style:font-style-asian="normal" style:font-weight-complex="normal" style:font-weight-asian="normal" style:font-size-complex="10pt" style:font-size-asian="10pt" style:text-position="0%" fo:text-shadow="none" style:text-outline="false" fo:font-style="normal" style:text-underline-style="none" style:text-underline-color="font-color" fo:font-weight="normal" fo:font-size="10pt" style:font-style-complex="normal" style:font-name="Arial"/>
    </style:style>
    <style:style style:name="T8" style:family="text">
      <style:text-properties fo:text-shadow="none" style:font-name-asian="文泉驿点阵正黑" style:font-name="文泉驿点阵正黑" fo:font-size="10pt" fo:font-weight="normal" style:text-underline-style="none" style:text-underline-color="font-color" fo:font-style="normal" style:font-size-asian="10pt" style:font-size-complex="10pt" style:font-weight-asian="normal" style:font-weight-complex="normal" style:font-style-asian="normal" style:font-style-complex="normal" style:text-position="0%" style:text-outline="false"/>
    </style:style>
    <style:style style:name="T9" style:family="text">
      <style:text-properties fo:text-shadow="none" fo:font-size="10pt" fo:font-weight="normal" style:text-underline-style="none" style:text-underline-color="font-color" fo:font-style="normal" style:font-size-asian="10pt" style:font-size-complex="10pt" style:font-weight-asian="normal" style:font-weight-complex="normal" style:font-style-asian="normal" style:font-style-complex="normal" style:text-position="0%" style:text-outline="false" style:font-name="Arial"/>
    </style:style>
    <style:style style:name="T10" style:family="text">
      <style:text-properties fo:text-shadow="none" fo:font-size="10pt" fo:font-weight="normal" style:text-underline-style="none" style:text-underline-color="font-color" fo:font-style="normal" style:font-size-asian="10pt" style:font-size-complex="10pt" style:font-weight-asian="normal" style:font-weight-complex="normal" style:font-style-asian="normal" style:font-style-complex="normal" style:text-position="0%" style:text-outline="false" style:font-name="文泉驿点阵正黑" style:font-name-asian="文泉驿点阵正黑"/>
    </style:style>
    <style:style style:name="T11" style:family="text">
      <style:text-properties style:font-name="文泉驿点阵正黑" style:font-style-complex="normal" fo:font-size="10pt" fo:font-weight="normal" style:text-underline-style="none" style:text-underline-color="font-color" fo:font-style="normal" style:text-outline="false" fo:text-shadow="none" style:text-position="0%" style:font-name-asian="文泉驿点阵正黑" style:font-size-asian="10pt" style:font-size-complex="10pt" style:font-weight-asian="normal" style:font-weight-complex="normal" style:font-style-asian="normal"/>
    </style:style>
    <style:style style:name="T12" style:family="text">
      <style:text-properties style:font-style-complex="normal" fo:font-size="10pt" fo:font-weight="normal" style:text-underline-style="none" style:text-underline-color="font-color" fo:font-style="normal" style:text-outline="false" fo:text-shadow="none" style:text-position="0%" style:font-size-asian="10pt" style:font-size-complex="10pt" style:font-weight-asian="normal" style:font-weight-complex="normal" style:font-style-asian="normal" style:font-name="Arial"/>
    </style:style>
    <style:style style:name="T13" style:family="text">
      <style:text-properties style:font-style-complex="normal" fo:font-size="10pt" fo:font-weight="normal" style:text-underline-style="none" style:text-underline-color="font-color" fo:font-style="normal" style:text-outline="false" fo:text-shadow="none" style:text-position="0%" style:font-size-asian="10pt" style:font-size-complex="10pt" style:font-weight-asian="normal" style:font-weight-complex="normal" style:font-style-asian="normal" style:font-name="文泉驿点阵正黑" style:font-name-asian="文泉驿点阵正黑"/>
    </style:style>
    <style:style style:name="T14" style:family="text">
      <style:text-properties style:text-outline="false" style:font-size-asian="10pt" fo:text-shadow="none" style:font-name="文泉驿点阵正黑" fo:font-size="10pt" fo:font-weight="normal" style:text-underline-style="none" style:text-underline-color="font-color" style:font-size-complex="10pt" style:font-weight-asian="normal" style:font-weight-complex="normal" style:font-style-asian="normal" style:font-style-complex="normal" style:text-position="0%" style:font-name-asian="文泉驿点阵正黑" fo:font-style="normal"/>
    </style:style>
    <style:style style:name="T15" style:family="text">
      <style:text-properties style:text-outline="false" style:font-size-asian="10pt" fo:text-shadow="none" fo:font-size="10pt" fo:font-weight="normal" style:text-underline-style="none" style:text-underline-color="font-color" style:font-size-complex="10pt" style:font-weight-asian="normal" style:font-weight-complex="normal" style:font-style-asian="normal" style:font-style-complex="normal" style:text-position="0%" fo:font-style="normal" style:font-name="Arial"/>
    </style:style>
    <style:style style:name="T16" style:family="text">
      <style:text-properties style:text-outline="false" style:font-size-asian="10pt" fo:text-shadow="none" fo:font-size="10pt" fo:font-weight="normal" style:text-underline-style="none" style:text-underline-color="font-color" style:font-size-complex="10pt" style:font-weight-asian="normal" style:font-weight-complex="normal" style:font-style-asian="normal" style:font-style-complex="normal" style:text-position="0%" fo:font-style="normal" style:font-name="文泉驿点阵正黑" style:font-name-asian="文泉驿点阵正黑"/>
    </style:style>
    <style:style style:name="T17" style:family="text">
      <style:text-properties style:font-size-complex="10pt" style:font-style-asian="normal" fo:font-weight="normal" style:text-outline="false" style:font-weight-complex="normal" fo:font-size="10pt" style:font-name-asian="文泉驿点阵正黑" fo:text-shadow="none" style:text-position="0%" style:text-underline-style="none" style:text-underline-color="font-color" style:font-weight-asian="normal" fo:font-style="normal" style:font-style-complex="normal" style:font-size-asian="10pt" style:font-name="文泉驿点阵正黑"/>
    </style:style>
    <style:style style:name="T18" style:family="text">
      <style:text-properties style:font-size-complex="10pt" style:font-style-asian="normal" fo:font-weight="normal" style:text-outline="false" style:font-weight-complex="normal" fo:font-size="10pt" fo:text-shadow="none" style:text-position="0%" style:text-underline-style="none" style:text-underline-color="font-color" style:font-weight-asian="normal" fo:font-style="normal" style:font-style-complex="normal" style:font-size-asian="10pt" style:font-name="Arial"/>
    </style:style>
    <style:style style:name="T19" style:family="text">
      <style:text-properties style:font-size-complex="10pt" style:font-style-asian="normal" fo:font-weight="normal" style:text-outline="false" style:font-weight-complex="normal" fo:font-size="10pt" fo:text-shadow="none" style:text-position="0%" style:text-underline-style="none" style:text-underline-color="font-color" style:font-weight-asian="normal" fo:font-style="normal" style:font-style-complex="normal" style:font-size-asian="10pt" style:font-name="文泉驿点阵正黑" style:font-name-asian="文泉驿点阵正黑"/>
    </style:style>
    <style:style style:name="T20" style:family="text">
      <style:text-properties style:font-size-complex="10pt" style:font-style-asian="normal" fo:font-weight="normal" style:text-outline="false" style:font-weight-complex="normal" fo:font-size="10pt" fo:text-shadow="none" style:text-position="0%" style:text-underline-style="none" style:text-underline-color="font-color" style:font-weight-asian="normal" fo:font-style="normal" style:font-style-complex="normal" style:font-size-asian="10pt" style:font-name-asian="文泉驿点阵正黑" style:font-name="文泉驿点阵正黑"/>
    </style:style>
    <style:style style:name="T21" style:family="text">
      <style:text-properties style:text-position="0%" style:font-style-complex="normal" style:font-style-asian="normal" style:text-underline-style="none" style:text-underline-color="font-color" fo:font-style="normal" style:font-size-asian="10pt" style:font-name-asian="文泉驿点阵正黑" fo:font-weight="normal" style:text-outline="false" fo:text-shadow="none" style:font-size-complex="10pt" style:font-weight-asian="normal" style:font-weight-complex="normal" fo:font-size="10pt" style:font-name="文泉驿点阵正黑"/>
    </style:style>
    <style:style style:name="T22" style:family="text">
      <style:text-properties style:text-position="0%" style:font-style-complex="normal" style:font-style-asian="normal" style:text-underline-style="none" style:text-underline-color="font-color" fo:font-style="normal" style:font-size-asian="10pt" fo:font-weight="normal" style:text-outline="false" fo:text-shadow="none" style:font-size-complex="10pt" style:font-weight-asian="normal" style:font-weight-complex="normal" fo:font-size="10pt" style:font-name="Arial"/>
    </style:style>
    <style:style style:name="T23" style:family="text">
      <style:text-properties style:text-position="0%" style:font-style-complex="normal" style:font-style-asian="normal" style:text-underline-style="none" style:text-underline-color="font-color" fo:font-style="normal" style:font-size-asian="10pt" fo:font-weight="normal" style:text-outline="false" fo:text-shadow="none" style:font-size-complex="10pt" style:font-weight-asian="normal" style:font-weight-complex="normal" fo:font-size="10pt" style:font-name-asian="文泉驿点阵正黑" style:font-name="文泉驿点阵正黑"/>
    </style:style>
    <style:style style:name="T24" style:family="text">
      <style:text-properties style:text-position="0%" style:font-style-complex="normal" style:font-style-asian="normal" style:text-underline-style="none" style:text-underline-color="font-color" fo:font-style="normal" style:font-size-asian="10pt" fo:font-weight="normal" style:text-outline="false" fo:text-shadow="none" style:font-size-complex="10pt" style:font-weight-asian="normal" style:font-weight-complex="normal" fo:font-size="10pt" style:font-name="文泉驿点阵正黑" style:font-name-asian="文泉驿点阵正黑"/>
    </style:style>
    <style:style style:name="T25" style:family="text">
      <style:text-properties style:font-weight-complex="normal" fo:font-size="10pt" style:font-weight-asian="normal" style:font-size-complex="10pt" style:font-size-asian="10pt" style:text-position="0%" style:font-style-complex="normal" style:font-name="Arial" fo:text-shadow="none" style:text-outline="false" fo:font-style="normal" style:text-underline-style="none" style:text-underline-color="font-color" fo:font-weight="normal" style:font-style-asian="normal"/>
    </style:style>
    <style:style style:name="T26" style:family="text">
      <style:text-properties style:font-weight-complex="normal" fo:font-size="10pt" style:font-weight-asian="normal" style:font-size-complex="10pt" style:font-size-asian="10pt" style:text-position="0%" style:font-style-complex="normal" fo:text-shadow="none" style:text-outline="false" fo:font-style="normal" style:text-underline-style="none" style:text-underline-color="font-color" fo:font-weight="normal" style:font-style-asian="normal" style:font-name-asian="文泉驿点阵正黑" style:font-name="文泉驿点阵正黑"/>
    </style:style>
    <style:style style:name="T27" style:family="text">
      <style:text-properties style:font-weight-complex="normal" fo:font-size="10pt" style:font-weight-asian="normal" style:font-size-complex="10pt" style:font-size-asian="10pt" style:text-position="0%" style:font-style-complex="normal" fo:text-shadow="none" style:text-outline="false" fo:font-style="normal" style:text-underline-style="none" style:text-underline-color="font-color" fo:font-weight="normal" style:font-style-asian="normal" style:font-name="Arial"/>
    </style:style>
    <style:style style:name="T28" style:family="text">
      <style:text-properties style:font-weight-complex="normal" fo:font-size="10pt" style:font-weight-asian="normal" style:font-size-complex="10pt" style:font-size-asian="10pt" style:text-position="0%" style:font-style-complex="normal" fo:text-shadow="none" style:text-outline="false" fo:font-style="normal" style:text-underline-style="none" style:text-underline-color="font-color" fo:font-weight="normal" style:font-style-asian="normal" style:font-name="文泉驿点阵正黑" style:font-name-asian="文泉驿点阵正黑"/>
    </style:style>
    <style:style style:name="T29" style:family="text">
      <style:text-properties fo:font-style="normal" style:font-size-complex="10pt" style:text-outline="false" style:text-position="0%" style:font-style-complex="normal" style:font-style-asian="normal" style:text-underline-style="none" style:text-underline-color="font-color" style:font-size-asian="10pt" fo:font-weight="normal" fo:text-shadow="none" style:font-weight-asian="normal" style:font-weight-complex="normal" fo:font-size="10pt" style:font-name="文泉驿点阵正黑" style:font-name-asian="文泉驿点阵正黑"/>
    </style:style>
    <style:style style:name="T30" style:family="text">
      <style:text-properties fo:font-style="normal" style:font-size-complex="10pt" style:text-outline="false" style:text-position="0%" style:font-style-complex="normal" style:font-style-asian="normal" style:text-underline-style="none" style:text-underline-color="font-color" style:font-size-asian="10pt" fo:font-weight="normal" fo:text-shadow="none" style:font-weight-asian="normal" style:font-weight-complex="normal" fo:font-size="10pt" style:font-name="Arial"/>
    </style:style>
    <style:style style:name="T31" style:family="text">
      <style:text-properties fo:font-style="normal" style:font-size-complex="10pt" style:text-outline="false" style:text-position="0%" style:font-style-complex="normal" style:font-style-asian="normal" style:text-underline-style="none" style:text-underline-color="font-color" style:font-size-asian="10pt" fo:font-weight="normal" fo:text-shadow="none" style:font-weight-asian="normal" style:font-weight-complex="normal" fo:font-size="10pt" style:font-name="文泉驿点阵正黑" style:font-name-asian="文泉驿点阵正黑"/>
    </style:style>
    <style:style style:name="T32" style:family="text">
      <style:text-properties fo:font-style="normal" style:font-size-complex="10pt" style:text-outline="false" style:text-position="0%" style:font-style-complex="normal" style:font-style-asian="normal" style:text-underline-style="none" style:text-underline-color="font-color" style:font-size-asian="10pt" fo:font-weight="normal" fo:text-shadow="none" style:font-weight-asian="normal" style:font-weight-complex="normal" fo:font-size="10pt" style:font-name-asian="文泉驿点阵正黑" style:font-name="文泉驿点阵正黑"/>
    </style:style>
    <style:style style:name="T33" style:family="text">
      <style:text-properties style:text-position="0%" style:font-name="文泉驿点阵正黑" fo:font-size="10pt" fo:font-weight="normal" style:text-underline-style="none" style:text-underline-color="font-color" fo:font-style="normal" style:text-outline="false" style:font-name-asian="文泉驿点阵正黑" style:font-size-asian="10pt" style:font-size-complex="10pt" style:font-weight-asian="normal" style:font-weight-complex="normal" style:font-style-asian="normal" style:font-style-complex="normal" fo:text-shadow="none"/>
    </style:style>
    <style:style style:name="T34" style:family="text">
      <style:text-properties style:text-position="0%" fo:font-size="10pt" fo:font-weight="normal" style:text-underline-style="none" style:text-underline-color="font-color" fo:font-style="normal" style:text-outline="false" style:font-size-asian="10pt" style:font-size-complex="10pt" style:font-weight-asian="normal" style:font-weight-complex="normal" style:font-style-asian="normal" style:font-style-complex="normal" fo:text-shadow="none" style:font-name="Arial"/>
    </style:style>
    <style:style style:name="T35" style:family="text">
      <style:text-properties style:text-position="0%" fo:font-size="10pt" fo:font-weight="normal" style:text-underline-style="none" style:text-underline-color="font-color" fo:font-style="normal" style:text-outline="false" style:font-size-asian="10pt" style:font-size-complex="10pt" style:font-weight-asian="normal" style:font-weight-complex="normal" style:font-style-asian="normal" style:font-style-complex="normal" fo:text-shadow="none" style:font-name-asian="文泉驿点阵正黑" style:font-name="文泉驿点阵正黑"/>
    </style:style>
    <style:style style:name="T36" style:family="text">
      <style:text-properties style:text-position="0%" fo:font-size="10pt" fo:font-weight="normal" style:text-underline-style="none" style:text-underline-color="font-color" fo:font-style="normal" style:text-outline="false" style:font-size-asian="10pt" style:font-size-complex="10pt" style:font-weight-asian="normal" style:font-weight-complex="normal" style:font-style-asian="normal" style:font-style-complex="normal" fo:text-shadow="none" style:font-name="文泉驿点阵正黑" style:font-name-asian="文泉驿点阵正黑"/>
    </style:style>
    <style:style style:name="T37" style:family="text">
      <style:text-properties style:font-weight-complex="normal" style:text-underline-style="none" style:text-underline-color="font-color" fo:font-style="normal" style:font-name-asian="文泉驿点阵正黑" fo:font-size="10pt" style:text-outline="false" style:text-position="0%" style:font-size-asian="10pt" fo:font-weight="normal" fo:text-shadow="none" style:font-name="文泉驿点阵正黑" style:font-style-asian="normal" style:font-style-complex="normal" style:font-size-complex="10pt" style:font-weight-asian="normal"/>
    </style:style>
    <style:style style:name="T38" style:family="text">
      <style:text-properties style:font-weight-complex="normal" style:text-underline-style="none" style:text-underline-color="font-color" fo:font-style="normal" fo:font-size="10pt" style:text-outline="false" style:text-position="0%" style:font-size-asian="10pt" fo:font-weight="normal" fo:text-shadow="none" style:font-style-asian="normal" style:font-style-complex="normal" style:font-size-complex="10pt" style:font-weight-asian="normal" style:font-name="Arial"/>
    </style:style>
    <style:style style:name="T39" style:family="text">
      <style:text-properties style:font-weight-complex="normal" style:text-underline-style="none" style:text-underline-color="font-color" fo:font-style="normal" fo:font-size="10pt" style:text-outline="false" style:text-position="0%" style:font-size-asian="10pt" fo:font-weight="normal" fo:text-shadow="none" style:font-style-asian="normal" style:font-style-complex="normal" style:font-size-complex="10pt" style:font-weight-asian="normal" style:font-name="文泉驿点阵正黑" style:font-name-asian="文泉驿点阵正黑"/>
    </style:style>
    <style:style style:name="T40" style:family="text">
      <style:text-properties style:font-weight-complex="normal" style:text-underline-style="none" style:text-underline-color="font-color" fo:font-style="normal" fo:font-size="10pt" style:text-outline="false" style:text-position="0%" style:font-size-asian="10pt" fo:font-weight="normal" fo:text-shadow="none" style:font-style-asian="normal" style:font-style-complex="normal" style:font-size-complex="10pt" style:font-weight-asian="normal" style:font-name-asian="文泉驿点阵正黑" style:font-name="文泉驿点阵正黑"/>
    </style:style>
    <style:style style:name="T41" style:family="text">
      <style:text-properties style:font-weight-complex="normal" style:text-position="0%" style:font-weight-asian="normal" fo:font-weight="normal" fo:text-shadow="none" fo:font-size="10pt" style:text-underline-style="none" style:text-underline-color="font-color" style:font-size-complex="10pt" style:text-outline="false" fo:font-style="normal" style:font-name-asian="文泉驿点阵正黑" style:font-size-asian="10pt" style:font-style-asian="normal" style:font-name="文泉驿点阵正黑" style:font-style-complex="normal"/>
    </style:style>
    <style:style style:name="T42" style:family="text">
      <style:text-properties style:font-weight-complex="normal" style:text-position="0%" style:font-weight-asian="normal" fo:font-weight="normal" fo:text-shadow="none" fo:font-size="10pt" style:text-underline-style="none" style:text-underline-color="font-color" style:font-size-complex="10pt" style:text-outline="false" fo:font-style="normal" style:font-size-asian="10pt" style:font-style-asian="normal" style:font-style-complex="normal" style:font-name="Arial"/>
    </style:style>
    <style:style style:name="T43" style:family="text">
      <style:text-properties style:font-weight-complex="normal" style:text-position="0%" style:font-weight-asian="normal" fo:font-weight="normal" fo:text-shadow="none" fo:font-size="10pt" style:text-underline-style="none" style:text-underline-color="font-color" style:font-size-complex="10pt" style:text-outline="false" fo:font-style="normal" style:font-size-asian="10pt" style:font-style-asian="normal" style:font-style-complex="normal" style:font-name="文泉驿点阵正黑" style:font-name-asian="文泉驿点阵正黑"/>
    </style:style>
    <style:style style:name="T44" style:family="text">
      <style:text-properties style:font-weight-complex="normal" style:text-position="0%" style:font-weight-asian="normal" fo:font-weight="normal" fo:text-shadow="none" fo:font-size="10pt" style:text-underline-style="none" style:text-underline-color="font-color" style:font-size-complex="10pt" style:text-outline="false" fo:font-style="normal" style:font-size-asian="10pt" style:font-style-asian="normal" style:font-style-complex="normal" style:font-name-asian="文泉驿点阵正黑" style:font-name="文泉驿点阵正黑"/>
    </style:style>
    <style:style style:name="T45" style:family="text">
      <style:text-properties style:font-name="Arial" fo:font-size="10pt" fo:font-weight="normal" style:text-underline-style="none" style:text-underline-color="font-color" fo:font-style="normal" style:text-outline="false" fo:text-shadow="none" style:text-position="0%" style:font-size-asian="10pt" style:font-size-complex="10pt" style:font-weight-asian="normal" style:font-weight-complex="normal" style:font-style-asian="normal" style:font-style-complex="normal"/>
    </style:style>
    <style:style style:name="T46" style:family="text">
      <style:text-properties fo:font-size="10pt" fo:font-weight="normal" style:text-underline-style="none" style:text-underline-color="font-color" fo:font-style="normal" style:text-outline="false" fo:text-shadow="none" style:text-position="0%" style:font-size-asian="10pt" style:font-size-complex="10pt" style:font-weight-asian="normal" style:font-weight-complex="normal" style:font-style-asian="normal" style:font-style-complex="normal" style:font-name="文泉驿点阵正黑" style:font-name-asian="文泉驿点阵正黑"/>
    </style:style>
    <style:style style:name="T47" style:family="text">
      <style:text-properties fo:font-size="6pt" style:font-style-complex="normal" style:font-style-asian="normal" style:font-weight-complex="normal" style:font-weight-asian="normal" style:font-size-complex="6pt" style:font-size-asian="6pt" style:font-name-complex="Lohit Devanagari" style:text-position="0%" fo:text-shadow="none" style:text-outline="false" fo:font-style="normal" style:text-underline-style="none" style:text-underline-color="font-color" fo:font-weight="normal"/>
    </style:style>
    <style:style style:name="T48" style:family="text">
      <style:text-properties style:font-style-complex="normal" style:font-style-asian="normal" style:font-weight-complex="normal" style:font-weight-asian="normal" style:font-name-complex="Lohit Devanagari" style:text-position="0%" fo:text-shadow="none" style:text-outline="false" fo:font-style="normal" style:text-underline-style="none" style:text-underline-color="font-color" fo:font-weight="normal" fo:font-size="7pt" style:font-size-asian="7pt" style:font-size-complex="7pt"/>
    </style:style>
    <style:style style:name="T49" style:family="text">
      <style:text-properties style:font-style-complex="normal" style:font-style-asian="normal" style:font-weight-complex="normal" style:font-weight-asian="normal" style:text-position="0%" fo:text-shadow="none" style:text-outline="false" fo:font-style="normal" style:text-underline-style="none" style:text-underline-color="font-color" fo:font-weight="normal" style:font-name="Arial" fo:font-size="12pt" style:font-size-asian="12pt" style:font-size-complex="12pt"/>
    </style:style>
    <style:style style:name="T50" style:family="text">
      <style:text-properties style:font-name="Arial" fo:font-size="12pt" fo:font-weight="normal" style:text-underline-style="none" style:text-underline-color="font-color" fo:font-style="normal" style:text-outline="false" fo:text-shadow="none" style:text-position="0%" style:font-size-asian="12pt" style:font-size-complex="12pt" style:font-weight-asian="normal" style:font-weight-complex="normal" style:font-style-asian="normal" style:font-style-complex="normal"/>
    </style:style>
    <style:style style:name="T51" style:family="text">
      <style:text-properties fo:color="#222222" style:font-name="Arial" fo:font-size="9pt" fo:font-weight="normal" style:text-underline-style="none" style:text-underline-color="font-color" fo:font-style="normal" style:text-outline="false" fo:text-shadow="none" style:text-position="0%" style:font-size-asian="9pt" style:font-size-complex="9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工作表1"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1016" table:default-cell-style-name="ce3"/>
        <table:table-row table:style-name="ro1">
          <table:table-cell table:style-name="ce1" office:value-type="string" calcext:value-type="string">
            <text:p>CVE <text:span text:style-name="T1">标示</text:span></text:p>
          </table:table-cell>
          <table:table-cell office:value-type="string" calcext:value-type="string">
            <text:p>漏洞名称</text:p>
          </table:table-cell>
          <table:table-cell office:value-type="string" calcext:value-type="string">
            <text:p>影响</text:p>
          </table:table-cell>
          <table:table-cell office:value-type="string" calcext:value-type="string">
            <text:p>描述</text:p>
          </table:table-cell>
          <table:table-cell office:value-type="string" calcext:value-type="string">
            <text:p>发布时间</text:p>
          </table:table-cell>
          <table:table-cell office:value-type="string" calcext:value-type="string">
            <text:p>修改时间</text:p>
          </table:table-cell>
          <table:table-cell office:value-type="string" calcext:value-type="string">
            <text:p>涉及产品</text:p>
          </table:table-cell>
          <table:table-cell office:value-type="string" calcext:value-type="string">
            <text:p>涉及版本</text:p>
          </table:table-cell>
          <table:table-cell table:number-columns-repeated="1016"/>
        </table:table-row>
        <table:table-row table:style-name="ro2">
          <table:table-cell table:style-name="ce1" office:value-type="string" calcext:value-type="string">
            <text:p>CVE-2015-0236</text:p>
          </table:table-cell>
          <table:table-cell table:style-name="ce1" office:value-type="string" calcext:value-type="string">
            <text:p>Red Hat libvirt <text:span text:style-name="T2">安全漏洞</text:span><text:span text:style-name="T3">(CNNVD-201501-688)</text:span></text:p>
          </table:table-cell>
          <table:table-cell table:style-name="ce4" office:value-type="string" calcext:value-type="string">
            <text:p/>
            <text:p>CVSS<text:span text:style-name="T2">分值</text:span><text:span text:style-name="T3">:3.5[</text:span><text:span text:style-name="T4">轻微</text:span><text:span text:style-name="T3">(LOW)]</text:span></text:p>
            <text:p><text:span text:style-name="T2">机密性影响</text:span><text:span text:style-name="T3">:PARTIAL[</text:span><text:span text:style-name="T4">很可能造成信息泄露</text:span><text:span text:style-name="T3">]</text:span></text:p>
            <text:p><text:span text:style-name="T2">完整性影响</text:span><text:span text:style-name="T3">:NONE[</text:span><text:span text:style-name="T4">不会对系统完整性产生影响</text:span><text:span text:style-name="T3">]</text:span></text:p>
            <text:p><text:span text:style-name="T2">可用性影响</text:span><text:span text:style-name="T3">:NONE[</text:span><text:span text:style-name="T4">对系统可用性无影响</text:span><text:span text:style-name="T3">]</text:span></text:p>
            <text:p><text:span text:style-name="T2">攻击复杂度</text:span><text:span text:style-name="T3">:MEDIUM[</text:span><text:span text:style-name="T4">漏洞利用存在一定的访问条件</text:span><text:span text:style-name="T3">]</text:span></text:p>
            <text:p><text:span text:style-name="T2">攻击向量</text:span><text:span text:style-name="T3">:NETWORK[</text:span><text:span text:style-name="T4">攻击者不需要获取内网访问权或本地访问权</text:span><text:span text:style-name="T3">]</text:span></text:p>
            <text:p><text:span text:style-name="T2">身份认证</text:span><text:span text:style-name="T3">:SINGLE_INSTANCE[--]</text:span></text:p>
          </table:table-cell>
          <table:table-cell table:style-name="ce4" office:value-type="string" calcext:value-type="string">
            <text:p>Red Hat libvirt 1.2.12<text:span text:style-name="T8">之前版本中存在安全漏洞，该漏洞源于</text:span><text:span text:style-name="T9">virDomainSnapshotGetXMLDesc</text:span><text:span text:style-name="T10">和</text:span><text:span text:style-name="T9">virDomainSaveImageGetXMLDesc</text:span><text:span text:style-name="T10">端口没有充分过滤</text:span><text:span text:style-name="T9">VIR_DOMAIN_XML_SECURE</text:span><text:span text:style-name="T10">标志。远程攻击者可借助特制的快照或镜像利用该漏洞获取</text:span><text:span text:style-name="T9">VNC</text:span><text:span text:style-name="T10">密码。</text:span></text:p>
          </table:table-cell>
          <table:table-cell table:style-name="ce1" office:value-type="string" calcext:value-type="string">
            <text:p>2015<text:span text:style-name="T33">年</text:span><text:span text:style-name="T34">01</text:span><text:span text:style-name="T35">月</text:span><text:span text:style-name="T34">29</text:span><text:span text:style-name="T36">日</text:span><text:span text:style-name="T34">10</text:span><text:span text:style-name="T36">时</text:span><text:span text:style-name="T34">59</text:span><text:span text:style-name="T36">分</text:span><text:span text:style-name="T34">00</text:span><text:span text:style-name="T36">秒</text:span></text:p>
          </table:table-cell>
          <table:table-cell table:style-name="ce1" office:value-type="string" calcext:value-type="string">
            <text:p>2015<text:span text:style-name="T8">年</text:span><text:span text:style-name="T9">3</text:span><text:span text:style-name="T10">月</text:span><text:span text:style-name="T9">31</text:span><text:span text:style-name="T10">日</text:span><text:span text:style-name="T9">22</text:span><text:span text:style-name="T10">时</text:span><text:span text:style-name="T9">00</text:span><text:span text:style-name="T10">分</text:span></text:p>
          </table:table-cell>
          <table:table-cell table:style-name="ce1" office:value-type="string" calcext:value-type="string">
            <text:p>libvirt</text:p>
          </table:table-cell>
          <table:table-cell table:style-name="ce1" office:value-type="string" calcext:value-type="string">
            <text:p>(1.2.5,1.2.4,1.2.7,1.2.6,1.2.11,1.2.8, 1.2.10,1.2.1,1.2.0,1.2.9,1.2.2,1.2.3)</text:p>
          </table:table-cell>
          <table:table-cell table:number-columns-repeated="1016"/>
        </table:table-row>
        <table:table-row table:style-name="ro3">
          <table:table-cell table:style-name="ce1" office:value-type="string" calcext:value-type="string">
            <text:p>CVE-2014-8131</text:p>
          </table:table-cell>
          <table:table-cell table:style-name="ce1" office:value-type="string" calcext:value-type="string">
            <text:p>Red Hat libvirt <text:span text:style-name="T2">权限许可和访问控制漏洞</text:span><text:span text:style-name="T3">(CNNVD-201501-110)</text:span></text:p>
          </table:table-cell>
          <table:table-cell table:style-name="ce2" office:value-type="string" calcext:value-type="string">
            <text:p/>
            <text:p>CVSS<text:span text:style-name="T2">分值</text:span><text:span text:style-name="T3">:4[</text:span><text:span text:style-name="T4">中等</text:span><text:span text:style-name="T3">(MEDIUM)]</text:span></text:p>
            <text:p><text:span text:style-name="T2">机密性影响</text:span><text:span text:style-name="T3">:NONE[</text:span><text:span text:style-name="T4">对系统的机密性无影响</text:span><text:span text:style-name="T3">]</text:span></text:p>
            <text:p><text:span text:style-name="T2">完整性影响</text:span><text:span text:style-name="T3">:NONE[</text:span><text:span text:style-name="T4">不会对系统完整性产生影响</text:span><text:span text:style-name="T3">]</text:span></text:p>
            <text:p><text:span text:style-name="T2">可用性影响</text:span><text:span text:style-name="T3">:PARTIAL[</text:span><text:span text:style-name="T4">可能会导致性能下降或中断资源访问</text:span><text:span text:style-name="T3">]</text:span></text:p>
            <text:p><text:span text:style-name="T2">攻击复杂度</text:span><text:span text:style-name="T3">:LOW[</text:span><text:span text:style-name="T4">漏洞利用没有访问限制 </text:span><text:span text:style-name="T3">]</text:span></text:p>
            <text:p><text:span text:style-name="T2">攻击向量</text:span><text:span text:style-name="T3">:NETWORK[</text:span><text:span text:style-name="T4">攻击者不需要获取内网访问权或本地访问权</text:span><text:span text:style-name="T3">]</text:span></text:p>
            <text:p><text:span text:style-name="T2">身份认证</text:span><text:span text:style-name="T3">:SINGLE_INSTANCE[--]</text:span></text:p>
          </table:table-cell>
          <table:table-cell table:style-name="ce4" office:value-type="string" calcext:value-type="string">
            <text:p>Red Hat libvirt 1.2.10<text:span text:style-name="T11">及之前版本的‘</text:span><text:span text:style-name="T12">virConnectGetAllDomainStats’</text:span><text:span text:style-name="T13">函数的</text:span><text:span text:style-name="T12">qemu</text:span><text:span text:style-name="T13">实现过程中存在安全漏洞，该漏洞源于程序没有正确管理锁。远程攻击者可通过发送访问特定用户的请求利用该漏洞造成拒绝服务（死锁或段错误，崩溃）。</text:span></text:p>
            <text:p><text:span text:style-name="T1"/></text:p>
          </table:table-cell>
          <table:table-cell table:style-name="ce2" office:value-type="string" calcext:value-type="string">
            <text:p>2015-01-06 10:59:04</text:p>
          </table:table-cell>
          <table:table-cell table:style-name="ce2" office:value-type="string" calcext:value-type="string">
            <text:p>2015-01-06 13:57:12</text:p>
          </table:table-cell>
          <table:table-cell table:style-name="ce1" office:value-type="string" calcext:value-type="string">
            <text:p>null</text:p>
          </table:table-cell>
          <table:table-cell table:style-name="ce2" office:value-type="string" calcext:value-type="string">
            <text:p/>
            <text:p><text:span text:style-name="T11">产品及版本信息</text:span><text:span text:style-name="T12">(CPE)</text:span><text:span text:style-name="T13">暂不可用</text:span></text:p>
          </table:table-cell>
          <table:table-cell table:number-columns-repeated="1016"/>
        </table:table-row>
        <table:table-row table:style-name="ro4">
          <table:table-cell table:style-name="ce2" office:value-type="string" calcext:value-type="string">
            <text:p>CVE-2014-8136</text:p>
          </table:table-cell>
          <table:table-cell table:style-name="ce1" office:value-type="string" calcext:value-type="string">
            <text:p>Red Hat libvirt <text:span text:style-name="T2">权限许可和访问控制漏洞</text:span><text:span text:style-name="T3">(CNNVD-201412-432)</text:span></text:p>
          </table:table-cell>
          <table:table-cell table:style-name="ce2" office:value-type="string" calcext:value-type="string">
            <text:p>CVSS<text:span text:style-name="T2">分值</text:span><text:span text:style-name="T3">:2.1[</text:span><text:span text:style-name="T4">轻微</text:span><text:span text:style-name="T3">(LOW)]</text:span></text:p>
            <text:p><text:span text:style-name="T2">机密性影响</text:span><text:span text:style-name="T3">:NONE[</text:span><text:span text:style-name="T4">对系统的机密性无影响</text:span><text:span text:style-name="T3">]</text:span></text:p>
            <text:p><text:span text:style-name="T2">完整性影响</text:span><text:span text:style-name="T3">:NONE[</text:span><text:span text:style-name="T4">不会对系统完整性产生影响</text:span><text:span text:style-name="T3">]</text:span></text:p>
            <text:p><text:span text:style-name="T2">可用性影响</text:span><text:span text:style-name="T3">:PARTIAL[</text:span><text:span text:style-name="T4">可能会导致性能下降或中断资源访问</text:span><text:span text:style-name="T3">]</text:span></text:p>
            <text:p><text:span text:style-name="T2">攻击复杂度</text:span><text:span text:style-name="T3">:LOW[</text:span><text:span text:style-name="T4">漏洞利用没有访问限制 </text:span><text:span text:style-name="T3">]</text:span></text:p>
            <text:p><text:span text:style-name="T2">攻击向量</text:span><text:span text:style-name="T3">:LOCAL[</text:span><text:span text:style-name="T4">漏洞利用需要具有物理访问权限或本地帐户</text:span><text:span text:style-name="T3">]</text:span></text:p>
            <text:p><text:span text:style-name="T2">身份认证</text:span><text:span text:style-name="T3">:NONE[</text:span><text:span text:style-name="T4">漏洞利用无需身份认证</text:span><text:span text:style-name="T3">]</text:span></text:p>
          </table:table-cell>
          <table:table-cell table:style-name="ce4" office:value-type="string" calcext:value-type="string">
            <text:p>Red Hat libvirt<text:span text:style-name="T8">的</text:span><text:span text:style-name="T9">qemu/qemu_driver.c</text:span><text:span text:style-name="T10">文件中的‘</text:span><text:span text:style-name="T9">qemuDomainMigratePerform’</text:span><text:span text:style-name="T10">和‘</text:span><text:span text:style-name="T9">qemuDomainMigrateFinish2’</text:span><text:span text:style-name="T10">函数中存在安全漏洞，该漏洞源于</text:span><text:span text:style-name="T9">ACL</text:span><text:span text:style-name="T10">检查失败时，程序没有解锁域。本地攻击者可利用该漏洞造成拒绝服务。</text:span></text:p>
          </table:table-cell>
          <table:table-cell table:style-name="ce6" office:value-type="date" office:date-value="2014-12-19T10:59:09.999997" calcext:value-type="date">
            <text:p>2014年12月19日10时59分10秒</text:p>
          </table:table-cell>
          <table:table-cell table:style-name="ce6" office:value-type="date" office:date-value="2015-04-17T21:59:18.999998" calcext:value-type="date">
            <text:p>2015年04月17日21时59分19秒</text:p>
          </table:table-cell>
          <table:table-cell table:style-name="ce1" office:value-type="string" calcext:value-type="string">
            <text:p>null</text:p>
          </table:table-cell>
          <table:table-cell office:value-type="string" calcext:value-type="string">
            <text:p>产品及版本信息<text:span text:style-name="T45">(CPE)</text:span><text:span text:style-name="T46">暂不可用 </text:span></text:p>
          </table:table-cell>
          <table:table-cell table:number-columns-repeated="1016"/>
        </table:table-row>
        <table:table-row table:style-name="ro5">
          <table:table-cell table:style-name="ce2" office:value-type="string" calcext:value-type="string">
            <text:p>CVE-2014-8135</text:p>
          </table:table-cell>
          <table:table-cell table:style-name="ce1" office:value-type="string" calcext:value-type="string">
            <text:p>Red Hat libvirt‘storageVolUpload’<text:span text:style-name="T2">函数拒绝服务漏洞</text:span><text:span text:style-name="T3">(CNNVD-201412-431)</text:span></text:p>
          </table:table-cell>
          <table:table-cell table:style-name="ce2" office:value-type="string" calcext:value-type="string">
            <text:p/>
            <text:p>CVSS<text:span text:style-name="T2">分值</text:span><text:span text:style-name="T3">:2.1[</text:span><text:span text:style-name="T4">轻微</text:span><text:span text:style-name="T3">(LOW)]</text:span></text:p>
            <text:p><text:span text:style-name="T2">机密性影响</text:span><text:span text:style-name="T3">:NONE[</text:span><text:span text:style-name="T4">对系统的机密性无影响</text:span><text:span text:style-name="T3">]</text:span></text:p>
            <text:p><text:span text:style-name="T2">完整性影响</text:span><text:span text:style-name="T3">:NONE[</text:span><text:span text:style-name="T4">不会对系统完整性产生影响</text:span><text:span text:style-name="T3">]</text:span></text:p>
            <text:p><text:span text:style-name="T2">可用性影响</text:span><text:span text:style-name="T3">:PARTIAL[</text:span><text:span text:style-name="T4">可能会导致性能下降或中断资源访问</text:span><text:span text:style-name="T3">]</text:span></text:p>
            <text:p><text:span text:style-name="T2">攻击复杂度</text:span><text:span text:style-name="T3">:LOW[</text:span><text:span text:style-name="T4">漏洞利用没有访问限制 </text:span><text:span text:style-name="T3">]</text:span></text:p>
            <text:p><text:span text:style-name="T2">攻击向量</text:span><text:span text:style-name="T3">:LOCAL[</text:span><text:span text:style-name="T4">漏洞利用需要具有物理访问权限或本地帐户</text:span><text:span text:style-name="T3">]</text:span></text:p>
            <text:p><text:span text:style-name="T2">身份认证</text:span><text:span text:style-name="T3">:NONE[</text:span><text:span text:style-name="T4">漏洞利用无需身份认证</text:span><text:span text:style-name="T3">]</text:span></text:p>
          </table:table-cell>
          <table:table-cell table:style-name="ce4" office:value-type="string" calcext:value-type="string">
            <text:p>Red Hat libvirt<text:span text:style-name="T14">的</text:span><text:span text:style-name="T15">storage/storage_driver.c</text:span><text:span text:style-name="T16">文件中的‘</text:span><text:span text:style-name="T15">storageVolUpload’</text:span><text:span text:style-name="T16">函数存在安全漏洞，该漏洞源于程序没有检查特定的返回值。本地攻击者可借助</text:span><text:span text:style-name="T15">virsh vol-upload</text:span><text:span text:style-name="T16">命令中特制的偏移值利用该漏洞造成拒绝服务（空指针逆向引用和守护进程崩溃）。</text:span></text:p>
          </table:table-cell>
          <table:table-cell table:style-name="ce6" office:value-type="date" office:date-value="2014-12-19T10:59:09.000004" calcext:value-type="date">
            <text:p>2014年12月19日10时59分09秒</text:p>
          </table:table-cell>
          <table:table-cell table:style-name="ce2" office:value-type="string" calcext:value-type="string">
            <text:p>2015-01-09 21:59:32</text:p>
          </table:table-cell>
          <table:table-cell table:style-name="ce1" office:value-type="string" calcext:value-type="string">
            <text:p>null</text:p>
          </table:table-cell>
          <table:table-cell office:value-type="string" calcext:value-type="string">
            <text:p>产品及版本信息<text:span text:style-name="T45">(CPE)</text:span><text:span text:style-name="T46">暂不可用 </text:span></text:p>
          </table:table-cell>
          <table:table-cell table:number-columns-repeated="1016"/>
        </table:table-row>
        <table:table-row table:style-name="ro6">
          <table:table-cell table:style-name="ce2" office:value-type="string" calcext:value-type="string">
            <text:p>CVE-2013-4399</text:p>
          </table:table-cell>
          <table:table-cell table:style-name="ce1" office:value-type="string" calcext:value-type="string">
            <text:p>Red Hat libvirt <text:span text:style-name="T2">远程拒绝服务漏洞</text:span><text:span text:style-name="T3">(CNNVD-201310-523)</text:span></text:p>
          </table:table-cell>
          <table:table-cell table:style-name="ce2" office:value-type="string" calcext:value-type="string">
            <text:p/>
            <text:p>CVSS<text:span text:style-name="T2">分值</text:span><text:span text:style-name="T3">:4.3[</text:span><text:span text:style-name="T4">中等</text:span><text:span text:style-name="T3">(MEDIUM)]</text:span></text:p>
            <text:p><text:span text:style-name="T2">机密性影响</text:span><text:span text:style-name="T3">:NONE[</text:span><text:span text:style-name="T4">对系统的机密性无影响</text:span><text:span text:style-name="T3">]</text:span></text:p>
            <text:p><text:span text:style-name="T2">完整性影响</text:span><text:span text:style-name="T3">:NONE[</text:span><text:span text:style-name="T4">不会对系统完整性产生影响</text:span><text:span text:style-name="T3">]</text:span></text:p>
            <text:p><text:span text:style-name="T2">可用性影响</text:span><text:span text:style-name="T3">:PARTIAL[</text:span><text:span text:style-name="T4">可能会导致性能下降或中断资源访问</text:span><text:span text:style-name="T3">]</text:span></text:p>
            <text:p><text:span text:style-name="T2">攻击复杂度</text:span><text:span text:style-name="T3">:MEDIUM[</text:span><text:span text:style-name="T4">漏洞利用存在一定的访问条件</text:span><text:span text:style-name="T3">]</text:span></text:p>
            <text:p><text:span text:style-name="T2">攻击向量</text:span><text:span text:style-name="T3">:NETWORK[</text:span><text:span text:style-name="T4">攻击者不需要获取内网访问权或本地访问权</text:span><text:span text:style-name="T3">]</text:span></text:p>
            <text:p><text:span text:style-name="T2">身份认证</text:span><text:span text:style-name="T3">:NONE[</text:span><text:span text:style-name="T4">漏洞利用无需身份认证</text:span><text:span text:style-name="T3">]</text:span></text:p>
          </table:table-cell>
          <table:table-cell table:style-name="ce4" office:value-type="string" calcext:value-type="string">
            <text:p>    libvirt<text:span text:style-name="T1">中存在远程拒绝服务漏洞。远程攻击者可利用该漏洞造成使用受影响库的应用程序崩溃，拒绝服务合法用户。</text:span></text:p>
          </table:table-cell>
          <table:table-cell table:style-name="ce2" office:value-type="string" calcext:value-type="string">
            <text:p>2014-12-12 10:59:00</text:p>
          </table:table-cell>
          <table:table-cell table:style-name="ce2" office:value-type="string" calcext:value-type="string">
            <text:p>2014-12-15 14:10:36</text:p>
          </table:table-cell>
          <table:table-cell table:style-name="ce1" office:value-type="string" calcext:value-type="string">
            <text:p>libvirt</text:p>
          </table:table-cell>
          <table:table-cell table:style-name="ce8" office:value-type="string" calcext:value-type="string">
            <text:p>libvirt(<text:span text:style-name="T47">0.9.11.2 ,0.9.11.1 ,0.10.2.7 ,0.10.2.8 ,0.10.2.5 ,0.10.2.6 ,0.9.11.5 ,.9.11.6,0.9.11.3,0.9.11.4,0.9.11.7,0.9.11.8,0.0.6,0.0.5,0.0.4,0.10.2.2,0.10.2.1,0.10.2.4,0.10.2.3,0.8.7,0.8.6,0.8.5,0.8.4,0.0.2,0.0.3,0.0.1,0.8.8,0.10.0,0.1.4,0.1.3,0.1.6,0.1.5,0.1.8,0.1.7,1.1.3,1.1.2,0.1.9,1.0.6,1.0.5,1.0.4,1.0.3,1.0.1,1.0.2,1.0.0,1.1.0,1.1.1,0.1.0,0.1.1,0.9.6.2,0.9.6.1,0.9.6.3,1.0.5.2,1.0.5.3,1.0.5.1,0.7.7,0.7.6,0.7.5,0.9.9,0.9.7,0.9.8,0.9.5,0.9.6,0.9.3,0.9.4,0.5.0,0.5.1,0.3.0,0.4.5,0.4.4,0.2.1,0.4.6,0.2.0,0.4.1,0.4.0,0.4.3,0.4.2,0.9.13,1.0.5.6,0.9.12,1.0.5.4,1.0.5.5,0.2.2,0.2.3,0.9.11,0.9.10,0.3.1,0.3.2,0.3.3,0.6.5,0.6.4,0.6.3,0.6.2,0.6.1,0.6.0,0.7.0,0.7.4,0.7.3,0.7.2,0.7.1,0.9.1,0.9.2,0.9.0,0.8.2,0.8.3,0.8.0,0.8.1,0.10.2,0.10.1</text:span><text:span text:style-name="T48">),</text:span><text:span text:style-name="T49">Redhatlibvirt(0.0.6,0.0.5,0.0.4,0.8.7,0.8.6,0.8.5,0.8.4,0.0.2,0.0.3,0.0.1,0.8.8,0.1.4,0.1.3,0.1.6,0.1.5,0.1.8,0.1.7,0.1.9,0.1.0,0.1.1,0.7.7,0.7.6,0.7.5,0.9.9,0.9.7,0.9.8,0.9.5,0.9.6,0.9.3,0.9.4,0.5.0,0.5.1,0.3.0,0.4.5,0.4.4,0.2.1,0.4.6,0.2.0,0.4.1,0.4.0,0.4.3,0.4.2,0.9.13,0.9.12,0.2.2,0.2.3,0.9.11,0.9.10,0.3.1,0.3.3,0.6.5,0.6.4,0.6.3,0.6.2,0.6.1,0.6.0,0.7.0,0.7.4,0.7.3,0.7.2,0.7.1,0.9.1,0.9.2,0.9.0,0.8.2,0.8.3,0.8.0,0.8.1)</text:span></text:p>
          </table:table-cell>
          <table:table-cell table:number-columns-repeated="1016"/>
        </table:table-row>
        <table:table-row table:style-name="ro7">
          <table:table-cell table:style-name="ce2" office:value-type="string" calcext:value-type="string">
            <text:p>CVE-2014-3703</text:p>
          </table:table-cell>
          <table:table-cell table:style-name="ce1" office:value-type="string" calcext:value-type="string">
            <text:p>OpenStack PackStack <text:span text:style-name="T2">安全漏洞</text:span><text:span text:style-name="T3">(CNNVD-201412-005)</text:span></text:p>
          </table:table-cell>
          <table:table-cell table:style-name="ce2" office:value-type="string" calcext:value-type="string">
            <text:p/>
            <text:p>CVSS<text:span text:style-name="T2">分值</text:span><text:span text:style-name="T3">:5[</text:span><text:span text:style-name="T4">中等</text:span><text:span text:style-name="T3">(MEDIUM)]</text:span></text:p>
            <text:p><text:span text:style-name="T2">机密性影响</text:span><text:span text:style-name="T3">:NONE[</text:span><text:span text:style-name="T4">对系统的机密性无影响</text:span><text:span text:style-name="T3">]</text:span></text:p>
            <text:p><text:span text:style-name="T2">完整性影响</text:span><text:span text:style-name="T3">:PARTIAL[</text:span><text:span text:style-name="T4">可能会导致系统文件被修改</text:span><text:span text:style-name="T3">]</text:span></text:p>
            <text:p><text:span text:style-name="T2">可用性影响</text:span><text:span text:style-name="T3">:NONE[</text:span><text:span text:style-name="T4">对系统可用性无影响</text:span><text:span text:style-name="T3">]</text:span></text:p>
            <text:p><text:span text:style-name="T2">攻击复杂度</text:span><text:span text:style-name="T3">:LOW[</text:span><text:span text:style-name="T4">漏洞利用没有访问限制 </text:span><text:span text:style-name="T3">]</text:span></text:p>
            <text:p><text:span text:style-name="T2">攻击向量</text:span><text:span text:style-name="T3">:NETWORK[</text:span><text:span text:style-name="T4">攻击者不需要获取内网访问权或本地访问权</text:span><text:span text:style-name="T3">]</text:span></text:p>
            <text:p><text:span text:style-name="T2">身份认证</text:span><text:span text:style-name="T3">:NONE[</text:span><text:span text:style-name="T4">漏洞利用无需身份认证</text:span><text:span text:style-name="T3">]</text:span></text:p>
            <text:p><text:span text:style-name="T2">身份认证</text:span><text:span text:style-name="T3">:NONE[</text:span><text:span text:style-name="T4">漏洞利用无需身份认证</text:span><text:span text:style-name="T3">]</text:span></text:p>
          </table:table-cell>
          <table:table-cell table:style-name="ce4" office:value-type="string" calcext:value-type="string">
            <text:p>OpenStack PackStack 2012.2.1<text:span text:style-name="T14">版本中存在安全漏洞，该漏洞源于当没有使用</text:span><text:span text:style-name="T15">Open vSwitch(OVS) monolithic</text:span><text:span text:style-name="T16">插件时，程序生成的</text:span><text:span text:style-name="T15">nova.conf</text:span><text:span text:style-name="T16">配置文件没有正确设置</text:span><text:span text:style-name="T15">libvirt_vif_driver</text:span><text:span text:style-name="T16">配置选项，造成防火墙被禁用。远程攻击者可利用该漏洞绕过既定的访问限制。</text:span></text:p>
          </table:table-cell>
          <table:table-cell table:style-name="ce6" office:value-type="date" office:date-value="2014-12-01T20:59:03.000002" calcext:value-type="date">
            <text:p>2014年12月1日20时59分03秒</text:p>
          </table:table-cell>
          <table:table-cell table:style-name="ce6" office:value-type="date" office:date-value="2014-12-05T11:01:39.999997" calcext:value-type="date">
            <text:p>2014年12月5日11时01分40秒</text:p>
          </table:table-cell>
          <table:table-cell table:style-name="ce1" office:value-type="string" calcext:value-type="string">
            <text:p>null</text:p>
          </table:table-cell>
          <table:table-cell office:value-type="string" calcext:value-type="string">
            <text:p>产品及版本信息<text:span text:style-name="T45">(CPE)</text:span><text:span text:style-name="T46">暂不可用 </text:span></text:p>
          </table:table-cell>
          <table:table-cell table:number-columns-repeated="1016"/>
        </table:table-row>
        <table:table-row table:style-name="ro8">
          <table:table-cell table:style-name="ce1" office:value-type="string" calcext:value-type="string">
            <text:p>CVE-2014-7823Red Hat libvirt <text:span text:style-name="T2">信任管理漏洞</text:span><text:span text:style-name="T3">(CNNVD-201411-201)</text:span></text:p>
          </table:table-cell>
          <table:table-cell table:style-name="Default"/>
          <table:table-cell table:style-name="ce2" office:value-type="string" calcext:value-type="string">
            <text:p/>
            <text:p>CVSS<text:span text:style-name="T2">分值</text:span><text:span text:style-name="T3">:5[</text:span><text:span text:style-name="T4">中等</text:span><text:span text:style-name="T3">(MEDIUM)]</text:span></text:p>
            <text:p><text:span text:style-name="T2">机密性影响</text:span><text:span text:style-name="T3">:PARTIAL[</text:span><text:span text:style-name="T4">很可能造成信息泄露</text:span><text:span text:style-name="T3">]</text:span></text:p>
            <text:p><text:span text:style-name="T2">完整性影响</text:span><text:span text:style-name="T3">:NONE[</text:span><text:span text:style-name="T4">不会对系统完整性产生影响</text:span><text:span text:style-name="T3">]</text:span></text:p>
            <text:p><text:span text:style-name="T2">可用性影响</text:span><text:span text:style-name="T3">:NONE[</text:span><text:span text:style-name="T4">对系统可用性无影响</text:span><text:span text:style-name="T3">]</text:span></text:p>
            <text:p><text:span text:style-name="T2">攻击复杂度</text:span><text:span text:style-name="T3">:LOW[</text:span><text:span text:style-name="T4">漏洞利用没有访问限制 </text:span><text:span text:style-name="T3">]</text:span></text:p>
            <text:p><text:span text:style-name="T2">攻击向量</text:span><text:span text:style-name="T3">:NETWORK[</text:span><text:span text:style-name="T4">攻击者不需要获取内网访问权或本地访问权</text:span><text:span text:style-name="T3">]</text:span></text:p>
            <text:p><text:span text:style-name="T2">身份认证</text:span><text:span text:style-name="T3">:NONE[</text:span><text:span text:style-name="T4">漏洞利用无需身份认证</text:span><text:span text:style-name="T3">]</text:span></text:p>
          </table:table-cell>
          <table:table-cell table:style-name="ce4" office:value-type="string" calcext:value-type="string">
            <text:p>Red Hat libvirt 1.2.10<text:span text:style-name="T8">及之前版本的</text:span><text:span text:style-name="T9">virDomainGetXMLDesc API</text:span><text:span text:style-name="T10">中存在安全漏洞，该漏洞源于程序处理</text:span><text:span text:style-name="T9">qemuDomainFormatXML</text:span><text:span text:style-name="T10">命令时没有正确处理权限。远程只读攻击者可通过使用</text:span><text:span text:style-name="T9">VIR_DOMAIN_XML_MIGRATABLE</text:span><text:span text:style-name="T10">利用该漏洞获取</text:span><text:span text:style-name="T9">VNC</text:span><text:span text:style-name="T10">密码。</text:span></text:p>
          </table:table-cell>
          <table:table-cell table:style-name="ce2" office:value-type="string" calcext:value-type="string">
            <text:p>2014-11-13 16:32:04</text:p>
          </table:table-cell>
          <table:table-cell table:style-name="ce2" office:value-type="string" calcext:value-type="string">
            <text:p>2014-12-30 16:47:12</text:p>
          </table:table-cell>
          <table:table-cell table:style-name="ce1" office:value-type="string" calcext:value-type="string">
            <text:p>libvirt</text:p>
          </table:table-cell>
          <table:table-cell table:style-name="ce9" office:value-type="string" calcext:value-type="string">
            <text:p>(1.2.5,1.2.4,1.2.7,1.2.6, 1.2.8, 1.2.10,1.2.1,1.2.0,1.2.9,1.2.2,1.2.3)</text:p>
          </table:table-cell>
          <table:table-cell table:number-columns-repeated="1016"/>
        </table:table-row>
        <table:table-row table:style-name="ro9">
          <table:table-cell table:style-name="ce2" office:value-type="string" calcext:value-type="string">
            <text:p>CVE-2014-3633</text:p>
          </table:table-cell>
          <table:table-cell table:style-name="ce1" office:value-type="string" calcext:value-type="string">
            <text:p>Red Hat libvirt <text:span text:style-name="T2">缓冲区溢出漏洞</text:span><text:span text:style-name="T3">(CNNVD-201410-119)</text:span></text:p>
          </table:table-cell>
          <table:table-cell table:style-name="ce2" office:value-type="string" calcext:value-type="string">
            <text:p/>
            <text:p>CVSS<text:span text:style-name="T2">分值</text:span><text:span text:style-name="T3">:5.8[</text:span><text:span text:style-name="T4">中等</text:span><text:span text:style-name="T3">(MEDIUM)]</text:span></text:p>
            <text:p><text:span text:style-name="T2">机密性影响</text:span><text:span text:style-name="T3">:PARTIAL[</text:span><text:span text:style-name="T4">很可能造成信息泄露</text:span><text:span text:style-name="T3">]</text:span></text:p>
            <text:p><text:span text:style-name="T2">完整性影响</text:span><text:span text:style-name="T3">:NONE[</text:span><text:span text:style-name="T4">不会对系统完整性产生影响</text:span><text:span text:style-name="T3">]</text:span></text:p>
            <text:p><text:span text:style-name="T2">可用性影响</text:span><text:span text:style-name="T3">:PARTIAL[</text:span><text:span text:style-name="T4">可能会导致性能下降或中断资源访问</text:span><text:span text:style-name="T3">]</text:span></text:p>
            <text:p><text:span text:style-name="T2">攻击复杂度</text:span><text:span text:style-name="T3">:MEDIUM[</text:span><text:span text:style-name="T4">漏洞利用存在一定的访问条件</text:span><text:span text:style-name="T3">]</text:span></text:p>
            <text:p><text:span text:style-name="T2">攻击向量</text:span><text:span text:style-name="T3">:NETWORK[</text:span><text:span text:style-name="T4">攻击者不需要获取内网访问权或本地访问权</text:span><text:span text:style-name="T3">]</text:span></text:p>
            <text:p><text:span text:style-name="T2">身份认证</text:span><text:span text:style-name="T3">:NONE[</text:span><text:span text:style-name="T4">漏洞利用无需身份认证</text:span><text:span text:style-name="T3">]</text:span></text:p>
          </table:table-cell>
          <table:table-cell table:style-name="ce4" office:value-type="string" calcext:value-type="string">
            <text:p>Red Hat libvirt 1.2.8<text:span text:style-name="T14">及之前版本中</text:span><text:span text:style-name="T15">qemu/qemu_driver.c</text:span><text:span text:style-name="T16">文件中的‘</text:span><text:span text:style-name="T15">qemuDomainGetBlockIoTune’</text:span><text:span text:style-name="T16">函数中存在安全漏洞，该漏洞源于程序没有正确处理磁盘的热插和删除。远程攻击者可借助特制的</text:span><text:span text:style-name="T15">blkiotune</text:span><text:span text:style-name="T16">查询利用该漏洞造成拒绝服务（崩溃）或读取敏感的堆信息。</text:span></text:p>
            <text:p><text:span text:style-name="T1"/></text:p>
          </table:table-cell>
          <table:table-cell table:style-name="ce2" office:value-type="string" calcext:value-type="string">
            <text:p>2014-10-06 10:55:10</text:p>
          </table:table-cell>
          <table:table-cell table:style-name="ce2" office:value-type="string" calcext:value-type="string">
            <text:p>2015-01-02 20:37:03</text:p>
          </table:table-cell>
          <table:table-cell table:style-name="ce1" office:value-type="string" calcext:value-type="string">
            <text:p>libvirt,canonical</text:p>
          </table:table-cell>
          <table:table-cell table:style-name="ce2" office:value-type="string" calcext:value-type="string">
            <text:p>(1.2.5,1.2.4,1.2.7,1.2.6, 1.2.8,1.2.1,1.2.0,1.2.2,1.2.3)</text:p>
            <text:p>(10.04,12.04,14.04)</text:p>
          </table:table-cell>
          <table:table-cell table:number-columns-repeated="1016"/>
        </table:table-row>
        <table:table-row table:style-name="ro9">
          <table:table-cell table:style-name="ce2" office:value-type="string" calcext:value-type="string">
            <text:p>CVE-2014-3657</text:p>
          </table:table-cell>
          <table:table-cell table:style-name="ce1" office:value-type="string" calcext:value-type="string">
            <text:p>Red Hat libvirt <text:span text:style-name="T2">资源管理错误漏洞</text:span><text:span text:style-name="T3">(CNNVD-201410-121)</text:span></text:p>
          </table:table-cell>
          <table:table-cell table:style-name="ce2" office:value-type="string" calcext:value-type="string">
            <text:p/>
            <text:p>CVSS<text:span text:style-name="T2">分值</text:span><text:span text:style-name="T3">:5[</text:span><text:span text:style-name="T4">中等</text:span><text:span text:style-name="T3">(MEDIUM)]</text:span></text:p>
            <text:p><text:span text:style-name="T2">机密性影响</text:span><text:span text:style-name="T3">:NONE[</text:span><text:span text:style-name="T4">对系统的机密性无影响</text:span><text:span text:style-name="T3">]</text:span></text:p>
            <text:p><text:span text:style-name="T2">完整性影响</text:span><text:span text:style-name="T3">:NONE[</text:span><text:span text:style-name="T4">不会对系统完整性产生影响</text:span><text:span text:style-name="T3">]</text:span></text:p>
            <text:p><text:span text:style-name="T2">可用性影响</text:span><text:span text:style-name="T3">:PARTIAL[</text:span><text:span text:style-name="T4">可能会导致性能下降或中断资源访问</text:span><text:span text:style-name="T3">]</text:span></text:p>
            <text:p><text:span text:style-name="T2">攻击复杂度</text:span><text:span text:style-name="T3">:LOW[</text:span><text:span text:style-name="T4">漏洞利用没有访问限制 </text:span><text:span text:style-name="T3">]</text:span></text:p>
            <text:p><text:span text:style-name="T2">攻击向量</text:span><text:span text:style-name="T3">:NETWORK[</text:span><text:span text:style-name="T4">攻击者不需要获取内网访问权或本地访问权</text:span><text:span text:style-name="T3">]</text:span></text:p>
            <text:p><text:span text:style-name="T2">身份认证</text:span><text:span text:style-name="T3">:NONE[</text:span><text:span text:style-name="T4">漏洞利用无需身份认证</text:span><text:span text:style-name="T3">]</text:span></text:p>
          </table:table-cell>
          <table:table-cell table:style-name="ce4" office:value-type="string" calcext:value-type="string">
            <text:p>Red Hat libvirt 1.2.8<text:span text:style-name="T8">及之前版本中的</text:span><text:span text:style-name="T9">conf/domain_conf.c</text:span><text:span text:style-name="T10">脚本中的‘</text:span><text:span text:style-name="T9">virDomainListPopulate’</text:span><text:span text:style-name="T10">函数中存在安全漏洞，该漏洞源于程序没有正确清除域列表的锁定。远程攻击者可借助</text:span><text:span text:style-name="T9">virConnectListAllDomains API</text:span><text:span text:style-name="T10">命令的‘</text:span><text:span text:style-name="T9">second’</text:span><text:span text:style-name="T10">参数的空值利用该漏洞造成拒绝服务（死锁）。</text:span></text:p>
          </table:table-cell>
          <table:table-cell table:style-name="ce2" office:value-type="string" calcext:value-type="string">
            <text:p>2014-10-06 10:55:10</text:p>
          </table:table-cell>
          <table:table-cell table:style-name="ce2" office:value-type="string" calcext:value-type="string">
            <text:p>2014-11-18 22:01:28</text:p>
          </table:table-cell>
          <table:table-cell table:style-name="ce1" office:value-type="string" calcext:value-type="string">
            <text:p>libvirt</text:p>
          </table:table-cell>
          <table:table-cell table:style-name="ce2" office:value-type="string" calcext:value-type="string">
            <text:p>(1.2.5,1.2.4,1.2.7,1.2.6, 1.2.8,1.2.1,1.2.0,1.2.2,1.2.3)</text:p>
          </table:table-cell>
          <table:table-cell table:number-columns-repeated="1016"/>
        </table:table-row>
        <table:table-row table:style-name="ro8">
          <table:table-cell table:style-name="ce2" office:value-type="string" calcext:value-type="string">
            <text:p>CVE-2014-0179</text:p>
          </table:table-cell>
          <table:table-cell table:style-name="ce1" office:value-type="string" calcext:value-type="string">
            <text:p>Red Hat libvirt XML Entity Expansion <text:span text:style-name="T2">信息泄露漏洞</text:span><text:span text:style-name="T3">(CNNVD-201406-619)</text:span></text:p>
          </table:table-cell>
          <table:table-cell table:style-name="ce2" office:value-type="string" calcext:value-type="string">
            <text:p/>
            <text:p>CVSS<text:span text:style-name="T2">分值</text:span><text:span text:style-name="T3">:1.9[</text:span><text:span text:style-name="T4">轻微</text:span><text:span text:style-name="T3">(LOW)]</text:span></text:p>
            <text:p><text:span text:style-name="T2">机密性影响</text:span><text:span text:style-name="T3">:NONE[</text:span><text:span text:style-name="T4">对系统的机密性无影响</text:span><text:span text:style-name="T3">]</text:span></text:p>
            <text:p><text:span text:style-name="T2">完整性影响</text:span><text:span text:style-name="T3">:NONE[</text:span><text:span text:style-name="T4">不会对系统完整性产生影响</text:span><text:span text:style-name="T3">]</text:span></text:p>
            <text:p><text:span text:style-name="T2">可用性影响</text:span><text:span text:style-name="T3">:PARTIAL[</text:span><text:span text:style-name="T4">可能会导致性能下降或中断资源访问</text:span><text:span text:style-name="T3">]</text:span></text:p>
            <text:p><text:span text:style-name="T2">攻击复杂度</text:span><text:span text:style-name="T3">:MEDIUM[</text:span><text:span text:style-name="T4">漏洞利用存在一定的访问条件</text:span><text:span text:style-name="T3">]</text:span></text:p>
            <text:p><text:span text:style-name="T2">攻击向量</text:span><text:span text:style-name="T3">:LOCAL[</text:span><text:span text:style-name="T4">漏洞利用需要具有物理访问权限或本地帐户</text:span><text:span text:style-name="T3">]</text:span></text:p>
            <text:p><text:span text:style-name="T2">身份认证</text:span><text:span text:style-name="T3">:NONE[</text:span><text:span text:style-name="T4">漏洞利用无需身份认证</text:span><text:span text:style-name="T3">]</text:span></text:p>
          </table:table-cell>
          <table:table-cell table:style-name="ce4" office:value-type="string" calcext:value-type="string">
            <text:p>Red Hat libvirt 0.7.5<text:span text:style-name="T8">至</text:span><text:span text:style-name="T9">1.2.4</text:span><text:span text:style-name="T10">版本中存在安全漏洞。本地攻击者可通过向</text:span><text:span text:style-name="T9">virConnectCompareCPU</text:span><text:span text:style-name="T10">或</text:span><text:span text:style-name="T9">virConnectBaselineCPU API</text:span><text:span text:style-name="T10">方法发送特制的</text:span><text:span text:style-name="T9">XML</text:span><text:span text:style-name="T10">文件利用该漏洞造成拒绝服务（读取块和挂起）。</text:span></text:p>
            <text:p><text:span text:style-name="T1"/></text:p>
          </table:table-cell>
          <table:table-cell table:style-name="ce2" office:value-type="string" calcext:value-type="string">
            <text:p>2014-08-03 14:55:05</text:p>
          </table:table-cell>
          <table:table-cell table:style-name="ce2" office:value-type="string" calcext:value-type="string">
            <text:p>2014-12-23 21:59:18</text:p>
          </table:table-cell>
          <table:table-cell table:style-name="ce1" office:value-type="string" calcext:value-type="string">
            <text:p>libvirt</text:p>
          </table:table-cell>
          <table:table-cell table:style-name="ce1" office:value-type="string" calcext:value-type="string">
            <text:p>Libvirt<text:span text:style-name="T50">(0.9.6.3,0.9.11.2,0.9.11.1,0.10.2.7,0.10.2.8,0.10.2.5,0.10.2.6,1.0.5.2,0.9.11.5,1.0.5.3,0.9.11.6,0.9.11.3,1.0.5.1,0.9.11.4,0.9.11.7,0.9.11.8,0.7.7,0.7.6,0.7.5,0.10.2.2,0.10.2.1,0.10.2.4,0.10.2.3,0.8.7,0.9.9,0.8.6,0.8.5,0.9.3,0.9.7,0.8.4,0.9.8,0.9.5,0.9.6,0.8.8,0.9.4,0.10.0,1.1.4,1.1.3,1.1.2,1.0.6,1.0.5,1.0.4,1.0.3,1.2.0,1.0.5.6,1.2.3,0.9.13,1.2.4,0.9.12,1.0.5.4,1.2.1,1.0.5.5,1.2.2,1.0.1,1.0.2,0.9.11,1.0.0,0.9.10,1.1.0,1.1.1,0.9.6.2,0.9.6.1,0.9.1,0.9.2,0.9.0,0.8.2,0.8.3,0.8.0,0.8.1,0.10.2,0.10.1),Red Hat libvirt(0.7.7,0.7.6,0.7.5,0.8.7,0.9.9,0.8.6,0.8.5,0.9.7,0.8.4,0.9.8,0.9.5,0.9.6,0.9.3,0.8.8,0.9.4,0.9.13,0.9.12,0.9.11,0.9.10,0.9.1,0.9.2,0.9.0,0.8.2,0.8.3,0.8.0,0.8.1),Red Hat Enterprise Linux 6</text:span></text:p>
          </table:table-cell>
          <table:table-cell table:number-columns-repeated="1016"/>
        </table:table-row>
        <table:table-row table:style-name="ro10">
          <table:table-cell table:style-name="ce1" office:value-type="string" calcext:value-type="string">
            <text:p>CVE-2014-5177Red Hat libvirt <text:span text:style-name="T2">输入验证漏洞</text:span><text:span text:style-name="T3">(CNNVD-201408-014)</text:span></text:p>
          </table:table-cell>
          <table:table-cell table:style-name="ce1" office:value-type="string" calcext:value-type="string">
            <text:p>Red Hat libvirt XML Entity Expansion <text:span text:style-name="T2">信息泄露漏洞</text:span><text:span text:style-name="T3">(CNNVD-201406-619)</text:span></text:p>
          </table:table-cell>
          <table:table-cell table:style-name="ce2" office:value-type="string" calcext:value-type="string">
            <text:p/>
            <text:p>CVSS<text:span text:style-name="T2">分值</text:span><text:span text:style-name="T3">:1.2[</text:span><text:span text:style-name="T4">轻微</text:span><text:span text:style-name="T3">(LOW)]</text:span></text:p>
            <text:p><text:span text:style-name="T2">机密性影响</text:span><text:span text:style-name="T3">:PARTIAL[</text:span><text:span text:style-name="T4">很可能造成信息泄露</text:span><text:span text:style-name="T3">]</text:span></text:p>
            <text:p><text:span text:style-name="T2">完整性影响</text:span><text:span text:style-name="T3">:NONE[</text:span><text:span text:style-name="T4">不会对系统完整性产生影响</text:span><text:span text:style-name="T3">]</text:span></text:p>
            <text:p><text:span text:style-name="T2">可用性影响</text:span><text:span text:style-name="T3">:NONE[</text:span><text:span text:style-name="T4">对系统可用性无影响</text:span><text:span text:style-name="T3">]</text:span></text:p>
            <text:p><text:span text:style-name="T2">攻击复杂度</text:span><text:span text:style-name="T3">:HIGH[</text:span><text:span text:style-name="T4">漏洞利用存在特定的访问条件</text:span><text:span text:style-name="T3">]</text:span></text:p>
            <text:p><text:span text:style-name="T2">攻击向量</text:span><text:span text:style-name="T3">:LOCAL[</text:span><text:span text:style-name="T4">漏洞利用需要具有物理访问权限或本地帐户</text:span><text:span text:style-name="T3">]</text:span></text:p>
            <text:p><text:span text:style-name="T2">身份认证</text:span><text:span text:style-name="T3">:NONE[</text:span><text:span text:style-name="T4">漏洞利用无需身份认证</text:span><text:span text:style-name="T3">]</text:span></text:p>
          </table:table-cell>
          <table:table-cell table:style-name="ce4" office:value-type="string" calcext:value-type="string">
            <text:p>Red Hat libvirt 1.2.5<text:span text:style-name="T17">之前</text:span><text:span text:style-name="T18">1.0.0</text:span><text:span text:style-name="T19">至</text:span><text:span text:style-name="T18">1.2.x</text:span><text:span text:style-name="T20">版本中存在安全漏洞。当程序使用‘</text:span><text:span text:style-name="T18">fine grained’</text:span><text:span text:style-name="T20">访问控制时，本地攻击者可通过包含某些</text:span><text:span text:style-name="T18">API</text:span><text:span text:style-name="T19">方法（ </text:span><text:span text:style-name="T18">virDomainDefineXML</text:span><text:span text:style-name="T20">，</text:span><text:span text:style-name="T18">virNetworkCreateXML</text:span><text:span text:style-name="T19">，</text:span><text:span text:style-name="T18">virNetworkDefineXML</text:span><text:span text:style-name="T19">，</text:span><text:span text:style-name="T18">virStoragePoolCreateXML</text:span><text:span text:style-name="T20">，</text:span><text:span text:style-name="T18">virStoragePoolDefineXML</text:span><text:span text:style-name="T19">，</text:span><text:span text:style-name="T18">virStorageVolCreateXML</text:span><text:span text:style-name="T20">，</text:span><text:span text:style-name="T18">virDomainCreateXML</text:span><text:span text:style-name="T19">，</text:span><text:span text:style-name="T18">virNodeDeviceCreateXML</text:span><text:span text:style-name="T19">，</text:span><text:span text:style-name="T18">virInterfaceDefineXML</text:span><text:span text:style-name="T20">，</text:span><text:span text:style-name="T18">virStorageVolCreateXMLFrom</text:span><text:span text:style-name="T19">，</text:span><text:span text:style-name="T18">virConnectDomainXMLFromNative</text:span><text:span text:style-name="T20">，</text:span><text:span text:style-name="T18">virConnectDomainXMLToNative</text:span><text:span text:style-name="T20">，</text:span><text:span text:style-name="T18">virSecretDefineXML</text:span><text:span text:style-name="T20">，</text:span><text:span text:style-name="T18">virNWFilterDefineXML</text:span><text:span text:style-name="T19">，</text:span><text:span text:style-name="T18">virDomainSnapshotCreateXML</text:span><text:span text:style-name="T19">，</text:span><text:span text:style-name="T18">virDomainSaveImageDefineXML</text:span><text:span text:style-name="T19">，</text:span><text:span text:style-name="T18">virDomainCreateXMLWithFiles</text:span><text:span text:style-name="T19">，</text:span><text:span text:style-name="T18">virConnectCompareCPU</text:span><text:span text:style-name="T19">，</text:span><text:span text:style-name="T18">virConnectBaselineCPU</text:span><text:span text:style-name="T19">）的</text:span><text:span text:style-name="T18">XML</text:span><text:span text:style-name="T19">文件利用该漏洞读取任意文件。</text:span></text:p>
          </table:table-cell>
          <table:table-cell table:style-name="ce2" office:value-type="string" calcext:value-type="string">
            <text:p>2014-08-03 14:55:05</text:p>
          </table:table-cell>
          <table:table-cell table:style-name="ce2" office:value-type="string" calcext:value-type="string">
            <text:p>2014-12-23 22:00:05</text:p>
          </table:table-cell>
          <table:table-cell table:style-name="ce1" office:value-type="string" calcext:value-type="string">
            <text:p>libvirt</text:p>
          </table:table-cell>
          <table:table-cell table:style-name="ce1" office:value-type="string" calcext:value-type="string">
            <text:p>Libvirt<text:span text:style-name="T50">(1.1.4,1.1.3,1.1.2,1.0.6,1.0.5,1.0.4,1.0.3,1.2.0,1.0.5.6,1.2.3,1.2.4,1.2.1,1.0.5.4,1.0.5.5,1.2.2,1.0.1,1.0.2,1.0.0,1.1.0,1.0.5.2,1.1.1,1.0.5.3,1.0.5.1),Red Hat Enterprise Linux 6</text:span></text:p>
          </table:table-cell>
          <table:table-cell table:number-columns-repeated="1016"/>
        </table:table-row>
        <table:table-row table:style-name="ro9">
          <table:table-cell table:style-name="ce2" office:value-type="string" calcext:value-type="string">
            <text:p>CVE-2014-0134</text:p>
          </table:table-cell>
          <table:table-cell table:style-name="ce1" office:value-type="string" calcext:value-type="string">
            <text:p>OpenStack Compute <text:span text:style-name="T2">信息泄露漏洞</text:span><text:span text:style-name="T3">(CNNVD-201405-184)</text:span></text:p>
          </table:table-cell>
          <table:table-cell table:style-name="ce2" office:value-type="string" calcext:value-type="string">
            <text:p>CVSS<text:span text:style-name="T2">分值</text:span><text:span text:style-name="T3">:3.5[</text:span><text:span text:style-name="T4">轻微</text:span><text:span text:style-name="T3">(LOW)]</text:span></text:p>
            <text:p><text:span text:style-name="T2">机密性影响</text:span><text:span text:style-name="T3">:PARTIAL[</text:span><text:span text:style-name="T4">很可能造成信息泄露</text:span><text:span text:style-name="T3">]</text:span></text:p>
            <text:p><text:span text:style-name="T2">完整性影响</text:span><text:span text:style-name="T3">:NONE[</text:span><text:span text:style-name="T4">不会对系统完整性产生影响</text:span><text:span text:style-name="T3">]</text:span></text:p>
            <text:p><text:span text:style-name="T2">可用性影响</text:span><text:span text:style-name="T3">:NONE[</text:span><text:span text:style-name="T4">对系统可用性无影响</text:span><text:span text:style-name="T3">]</text:span></text:p>
            <text:p><text:span text:style-name="T2">攻击复杂度</text:span><text:span text:style-name="T3">:MEDIUM[</text:span><text:span text:style-name="T4">漏洞利用存在一定的访问条件</text:span><text:span text:style-name="T3">]</text:span></text:p>
            <text:p><text:span text:style-name="T2">攻击向量</text:span><text:span text:style-name="T3">:NETWORK[</text:span><text:span text:style-name="T4">攻击者不需要获取内网访问权或本地访问权</text:span><text:span text:style-name="T3">]</text:span></text:p>
            <text:p><text:span text:style-name="T2">身份认证</text:span><text:span text:style-name="T3">:SINGLE_INSTANCE[--]</text:span></text:p>
          </table:table-cell>
          <table:table-cell table:style-name="ce4" office:value-type="string" calcext:value-type="string">
            <text:p>OpenStack<text:span text:style-name="T21">是美国国家航空航天局（</text:span><text:span text:style-name="T22">National Aeronautics and Space Administration</text:span><text:span text:style-name="T23">）和美国</text:span><text:span text:style-name="T22">Rackspace</text:span><text:span text:style-name="T24">公司合作研发的一个云平台管理项目。</text:span><text:span text:style-name="T22">OpenStack Compute</text:span><text:span text:style-name="T24">（</text:span><text:span text:style-name="T22">Nova</text:span><text:span text:style-name="T24">）是其中的一个用</text:span><text:span text:style-name="T22">Python</text:span><text:span text:style-name="T24">编写的云计算构造控制器，属于</text:span><text:span text:style-name="T22">IaaS</text:span><text:span text:style-name="T24">系统的一部分。</text:span></text:p>
            <text:p><text:span text:style-name="T25">OpenStack Compute (Nova) 2013.2</text:span><text:span text:style-name="T26">，</text:span><text:span text:style-name="T27">2013.2.1</text:span><text:span text:style-name="T28">及</text:span><text:span text:style-name="T27">2013.2.2</text:span><text:span text:style-name="T28">版本的</text:span><text:span text:style-name="T27">instance rescue</text:span><text:span text:style-name="T28">模式存在安全漏洞。攻击者可通过特制的图像覆盖实例磁盘利用该漏洞读取计算主机文件。</text:span></text:p>
          </table:table-cell>
          <table:table-cell table:style-name="ce2" office:value-type="string" calcext:value-type="string">
            <text:p>2014-05-08 10:29:13</text:p>
          </table:table-cell>
          <table:table-cell table:style-name="ce2" office:value-type="string" calcext:value-type="string">
            <text:p>2014-06-21 00:38:06</text:p>
          </table:table-cell>
          <table:table-cell table:style-name="ce2" office:value-type="string" calcext:value-type="string">
            <text:p>openstack</text:p>
          </table:table-cell>
          <table:table-cell table:style-name="ce1" office:value-type="string" calcext:value-type="string">
            <text:p>(2013.2.2,2013.2 ,2013.2.1)</text:p>
          </table:table-cell>
          <table:table-cell table:number-columns-repeated="1016"/>
        </table:table-row>
        <table:table-row table:style-name="ro9">
          <table:table-cell table:style-name="ce1" office:value-type="string" calcext:value-type="string">
            <text:p>CVE-2013-7336libvirt‘qemuMigrationWaitForSpice’<text:span text:style-name="T2">函数拒绝服务漏洞</text:span><text:span text:style-name="T3">(CNNVD-201405-090)</text:span></text:p>
          </table:table-cell>
          <table:table-cell table:style-name="Default"/>
          <table:table-cell table:style-name="ce2" office:value-type="string" calcext:value-type="string">
            <text:p/>
            <text:p>CVSS<text:span text:style-name="T2">分值</text:span><text:span text:style-name="T3">:1.9[</text:span><text:span text:style-name="T4">轻微</text:span><text:span text:style-name="T3">(LOW)]</text:span></text:p>
            <text:p><text:span text:style-name="T2">机密性影响</text:span><text:span text:style-name="T3">:NONE[</text:span><text:span text:style-name="T4">对系统的机密性无影响</text:span><text:span text:style-name="T3">]</text:span></text:p>
            <text:p><text:span text:style-name="T2">完整性影响</text:span><text:span text:style-name="T3">:NONE[</text:span><text:span text:style-name="T4">不会对系统完整性产生影响</text:span><text:span text:style-name="T3">]</text:span></text:p>
            <text:p><text:span text:style-name="T2">可用性影响</text:span><text:span text:style-name="T3">:PARTIAL[</text:span><text:span text:style-name="T4">可能会导致性能下降或中断资源访问</text:span><text:span text:style-name="T3">]</text:span></text:p>
            <text:p><text:span text:style-name="T2">攻击复杂度</text:span><text:span text:style-name="T3">:MEDIUM[</text:span><text:span text:style-name="T4">漏洞利用存在一定的访问条件</text:span><text:span text:style-name="T3">]</text:span></text:p>
            <text:p><text:span text:style-name="T2">攻击向量</text:span><text:span text:style-name="T3">:LOCAL[</text:span><text:span text:style-name="T4">漏洞利用需要具有物理访问权限或本地帐户</text:span><text:span text:style-name="T3">]</text:span></text:p>
            <text:p><text:span text:style-name="T2">身份认证</text:span><text:span text:style-name="T3">:NONE[</text:span><text:span text:style-name="T4">漏洞利用无需身份认证</text:span><text:span text:style-name="T3">]</text:span></text:p>
          </table:table-cell>
          <table:table-cell table:style-name="ce4" office:value-type="string" calcext:value-type="string">
            <text:p>libvirt 1.1.2<text:span text:style-name="T8">及之前的版本的</text:span><text:span text:style-name="T9">qemu/qemu_migration.c</text:span><text:span text:style-name="T10">文件中的‘</text:span><text:span text:style-name="T9">qemuMigrationWaitForSpice’</text:span><text:span text:style-name="T10">函数存在安全漏洞，该漏洞源于在移动</text:span><text:span text:style-name="T9">SPICE</text:span><text:span text:style-name="T10">期间，不能正常进入显示器。本地攻击者可利用该漏洞造成拒绝服务（空指针逆向引用和</text:span><text:span text:style-name="T9">libvirtd</text:span><text:span text:style-name="T10">崩溃）。</text:span></text:p>
            <text:p><text:span text:style-name="T1"/></text:p>
          </table:table-cell>
          <table:table-cell table:style-name="ce2" office:value-type="string" calcext:value-type="string">
            <text:p>2014-05-07 06:55:03</text:p>
          </table:table-cell>
          <table:table-cell table:style-name="ce2" office:value-type="string" calcext:value-type="string">
            <text:p>2015-01-02 21:18:35</text:p>
          </table:table-cell>
          <table:table-cell table:style-name="ce1" office:value-type="string" calcext:value-type="string">
            <text:p>libvirt</text:p>
          </table:table-cell>
          <table:table-cell table:style-name="ce7" office:value-type="string" calcext:value-type="string">
            <text:p>(1.0.2,1.0.1,1.0.5.5,1.1.1,1.0.5.4,1.1.0,1.0.5.6,1.1.2,1.0.5.2,1.0.4,1.0.5.3,1.0.6,1.0.3,1.0.5,1.0.5.1,1.0.0)</text:p>
          </table:table-cell>
          <table:table-cell table:number-columns-repeated="1016"/>
        </table:table-row>
        <table:table-row table:style-name="ro9">
          <table:table-cell table:style-name="ce2" office:value-type="string" calcext:value-type="string">
            <text:p/>
            <text:p>CVE-2013-6456Red Hat libvirt LXC<text:span text:style-name="T2">驱动程序后置链接漏洞</text:span><text:span text:style-name="T3">(CNNVD-201404-248)</text:span></text:p>
          </table:table-cell>
          <table:table-cell table:style-name="Default"/>
          <table:table-cell table:style-name="ce2" office:value-type="string" calcext:value-type="string">
            <text:p/>
            <text:p>CVSS<text:span text:style-name="T2">分值</text:span><text:span text:style-name="T3">:5.8[</text:span><text:span text:style-name="T4">中等</text:span><text:span text:style-name="T3">(MEDIUM)]</text:span></text:p>
            <text:p><text:span text:style-name="T2">机密性影响</text:span><text:span text:style-name="T3">:NONE[</text:span><text:span text:style-name="T4">对系统的机密性无影响</text:span><text:span text:style-name="T3">]</text:span></text:p>
            <text:p><text:span text:style-name="T2">完整性影响</text:span><text:span text:style-name="T3">:PARTIAL[</text:span><text:span text:style-name="T4">可能会导致系统文件被修改</text:span><text:span text:style-name="T3">]</text:span></text:p>
            <text:p><text:span text:style-name="T2">可用性影响</text:span><text:span text:style-name="T3">:COMPLETE[</text:span><text:span text:style-name="T4">可能导致系统完全宕机</text:span><text:span text:style-name="T3">]</text:span></text:p>
            <text:p><text:span text:style-name="T2">攻击复杂度</text:span><text:span text:style-name="T3">:MEDIUM[</text:span><text:span text:style-name="T4">漏洞利用存在一定的访问条件</text:span><text:span text:style-name="T3">]</text:span></text:p>
            <text:p><text:span text:style-name="T2">攻击向量</text:span><text:span text:style-name="T3">:ADJACENT_NETWORK[--]</text:span></text:p>
            <text:p><text:span text:style-name="T2">身份认证</text:span><text:span text:style-name="T3">:SINGLE_INSTANCE[--]</text:span></text:p>
          </table:table-cell>
          <table:table-cell table:style-name="ce4" office:value-type="string" calcext:value-type="string">
            <text:p>Red Hat libvirt 1.0.1<text:span text:style-name="T29">至</text:span><text:span text:style-name="T30">1.2.1</text:span><text:span text:style-name="T31">版本的</text:span><text:span text:style-name="T30">LXC</text:span><text:span text:style-name="T31">驱动程序</text:span><text:span text:style-name="T30">(lxc/lxc_driver.c)</text:span><text:span text:style-name="T31">中存在安全漏洞。本地攻击者可利用该漏洞借助</text:span><text:span text:style-name="T30">virDomainDeviceDettach API</text:span><text:span text:style-name="T32">删除任意主机设备；借助</text:span><text:span text:style-name="T30">virDomainDeviceAttach API</text:span><text:span text:style-name="T31">创建任意节点</text:span><text:span text:style-name="T30">(mknod)</text:span><text:span text:style-name="T31">；并借助</text:span><text:span text:style-name="T30">virDomainShutdown</text:span><text:span text:style-name="T31">或</text:span><text:span text:style-name="T30">virDomainReboot API</text:span><text:span text:style-name="T31">造成拒绝服务（关闭或重新启动主机操作系统）。</text:span></text:p>
            <text:p><text:span text:style-name="T1"/></text:p>
          </table:table-cell>
          <table:table-cell table:style-name="ce2" office:value-type="string" calcext:value-type="string">
            <text:p>2014-04-15 19:55:08</text:p>
          </table:table-cell>
          <table:table-cell table:style-name="ce2" office:value-type="string" calcext:value-type="string">
            <text:p>2015-01-02 21:22:21</text:p>
          </table:table-cell>
          <table:table-cell table:style-name="ce1" office:value-type="string" calcext:value-type="string">
            <text:p>libvirt,fedora</text:p>
          </table:table-cell>
          <table:table-cell table:style-name="ce10" office:value-type="string" calcext:value-type="string">
            <text:p>(1.0.2,1.0.1,1.0.5.5,1.1.1,1.0.5.4,1.1.0,1.0.5.6,1.2.1,1.1.2,1.0.5.2,1.1.4,1.0.4,1.0.5.3,1.0.6,1.0.3,1.1.3,1.0.5,1.2.0,1.0.5.1)</text:p>
            <text:p>20</text:p>
          </table:table-cell>
          <table:table-cell table:number-columns-repeated="1016"/>
        </table:table-row>
        <table:table-row table:style-name="ro11">
          <table:table-cell table:style-name="ce1" office:value-type="string" calcext:value-type="string">
            <text:p>CVE-2013-6437</text:p>
          </table:table-cell>
          <table:table-cell table:style-name="ce1" office:value-type="string" calcext:value-type="string">
            <text:p>OpenStack Compute libvirt <text:span text:style-name="T2">资源管理错误漏洞</text:span><text:span text:style-name="T3">(CNNVD-201403-141)</text:span></text:p>
          </table:table-cell>
          <table:table-cell table:style-name="ce2" office:value-type="string" calcext:value-type="string">
            <text:p>CVSS<text:span text:style-name="T2">分值</text:span><text:span text:style-name="T3">:4[</text:span><text:span text:style-name="T4">中等</text:span><text:span text:style-name="T3">(MEDIUM)]</text:span></text:p>
            <text:p><text:span text:style-name="T2">机密性影响</text:span><text:span text:style-name="T3">:NONE[</text:span><text:span text:style-name="T4">对系统的机密性无影响</text:span><text:span text:style-name="T3">]</text:span></text:p>
            <text:p><text:span text:style-name="T2">完整性影响</text:span><text:span text:style-name="T3">:NONE[</text:span><text:span text:style-name="T4">不会对系统完整性产生影响</text:span><text:span text:style-name="T3">]</text:span></text:p>
            <text:p><text:span text:style-name="T2">可用性影响</text:span><text:span text:style-name="T3">:PARTIAL[</text:span><text:span text:style-name="T4">可能会导致性能下降或中断资源访问</text:span><text:span text:style-name="T3">]</text:span></text:p>
            <text:p><text:span text:style-name="T2">攻击复杂度</text:span><text:span text:style-name="T3">:LOW[</text:span><text:span text:style-name="T4">漏洞利用没有访问限制 </text:span><text:span text:style-name="T3">]</text:span></text:p>
            <text:p><text:span text:style-name="T2">攻击向量</text:span><text:span text:style-name="T3">:NETWORK[</text:span><text:span text:style-name="T4">攻击者不需要获取内网访问权或本地访问权</text:span><text:span text:style-name="T3">]</text:span></text:p>
            <text:p><text:span text:style-name="T2">身份认证</text:span><text:span text:style-name="T3">:SINGLE_INSTANCE[--]</text:span></text:p>
          </table:table-cell>
          <table:table-cell table:style-name="ce4" office:value-type="string" calcext:value-type="string">
            <text:p>OpenStack Compute 2013.2.1<text:span text:style-name="T11">及之前版本的</text:span><text:span text:style-name="T12">libvirt</text:span><text:span text:style-name="T13">驱动程序存在安全漏洞。当磁盘处理短暂的磁盘备份件时，远程攻击者可通过大量创建后立刻删除实例利用该漏洞造成拒绝服务（磁盘消耗）。</text:span></text:p>
          </table:table-cell>
          <table:table-cell table:style-name="ce2" office:value-type="string" calcext:value-type="string">
            <text:p>2014-03-06 10:55:28</text:p>
          </table:table-cell>
          <table:table-cell table:style-name="ce2" office:value-type="string" calcext:value-type="string">
            <text:p>2014-03-07 13:52:17</text:p>
          </table:table-cell>
          <table:table-cell table:style-name="ce1" office:value-type="string" calcext:value-type="string">
            <text:p>openstack</text:p>
          </table:table-cell>
          <table:table-cell table:style-name="ce2" office:value-type="string" calcext:value-type="string">
            <text:p>(2012.2,2013.1.2,2013.1.1,2013.2.1,2013.1.3,2013.1)</text:p>
            <text:p>2012.2</text:p>
            <text:p>-</text:p>
          </table:table-cell>
          <table:table-cell table:number-columns-repeated="1016"/>
        </table:table-row>
        <table:table-row table:style-name="ro12">
          <table:table-cell table:style-name="ce1" office:value-type="string" calcext:value-type="string">
            <text:p>CVE-2013-7130</text:p>
          </table:table-cell>
          <table:table-cell table:style-name="ce1" office:value-type="string" calcext:value-type="string">
            <text:p>OpenStack Compute (Nova) root<text:span text:style-name="T2">磁盘内容泄露漏洞</text:span><text:span text:style-name="T3">(CNNVD-201402-074)</text:span></text:p>
          </table:table-cell>
          <table:table-cell table:style-name="ce2" office:value-type="string" calcext:value-type="string">
            <text:p/>
            <text:p>CVSS<text:span text:style-name="T2">分值</text:span><text:span text:style-name="T3">:7.1[</text:span><text:span text:style-name="T4">严重</text:span><text:span text:style-name="T3">(HIGH)]</text:span></text:p>
            <text:p><text:span text:style-name="T2">机密性影响</text:span><text:span text:style-name="T3">:COMPLETE[</text:span><text:span text:style-name="T4">完全的信息泄露导致所有系统文件暴露</text:span><text:span text:style-name="T3">]</text:span></text:p>
            <text:p><text:span text:style-name="T2">完整性影响</text:span><text:span text:style-name="T3">:NONE[</text:span><text:span text:style-name="T4">不会对系统完整性产生影响</text:span><text:span text:style-name="T3">]</text:span></text:p>
            <text:p><text:span text:style-name="T2">可用性影响</text:span><text:span text:style-name="T3">:NONE[</text:span><text:span text:style-name="T4">对系统可用性无影响</text:span><text:span text:style-name="T3">]</text:span></text:p>
            <text:p><text:span text:style-name="T2">攻击复杂度</text:span><text:span text:style-name="T3">:MEDIUM[</text:span><text:span text:style-name="T4">漏洞利用存在一定的访问条件</text:span><text:span text:style-name="T3">]</text:span></text:p>
            <text:p><text:span text:style-name="T2">攻击向量</text:span><text:span text:style-name="T3">:NETWORK[</text:span><text:span text:style-name="T4">攻击者不需要获取内网访问权或本地访问权</text:span><text:span text:style-name="T3">]</text:span></text:p>
            <text:p><text:span text:style-name="T2">身份认证</text:span><text:span text:style-name="T3">:NONE[</text:span><text:span text:style-name="T4">漏洞利用无需身份认证</text:span><text:span text:style-name="T3">]</text:span></text:p>
          </table:table-cell>
          <table:table-cell table:style-name="ce4" office:value-type="string" calcext:value-type="string">
            <text:p>   OpenStack Compute (Nova) Grizzly<text:span text:style-name="T29">，</text:span><text:span text:style-name="T30">Havana</text:span><text:span text:style-name="T31">，</text:span><text:span text:style-name="T30">Icehouse</text:span><text:span text:style-name="T31">中的</text:span><text:span text:style-name="T30">libvirt</text:span><text:span text:style-name="T31">驱动程序中的</text:span><text:span text:style-name="T30">i_create_images_and_backing (</text:span><text:span text:style-name="T32">又名</text:span><text:span text:style-name="T30">create_images_and_backing)</text:span><text:span text:style-name="T31">方法中存在安全漏洞。当使用</text:span><text:span text:style-name="T30">KVM</text:span><text:span text:style-name="T31">动态块迁移时，</text:span><text:span text:style-name="T30">libvirt</text:span><text:span text:style-name="T31">驱动程序中存在错误。攻击者可利用该漏洞获取其他用户快照</text:span><text:span text:style-name="T30">root</text:span><text:span text:style-name="T31">磁盘信息。</text:span></text:p>
          </table:table-cell>
          <table:table-cell table:style-name="ce2" office:value-type="string" calcext:value-type="string">
            <text:p>2014-02-06 12:00:06</text:p>
          </table:table-cell>
          <table:table-cell table:style-name="ce2" office:value-type="string" calcext:value-type="string">
            <text:p>2014-06-21 00:37:26</text:p>
          </table:table-cell>
          <table:table-cell table:style-name="ce1" office:value-type="string" calcext:value-type="string">
            <text:p>openstack</text:p>
          </table:table-cell>
          <table:table-cell table:style-name="ce2" office:value-type="string" calcext:value-type="string">
            <text:p>-</text:p>
            <text:p>-</text:p>
            <text:p>-</text:p>
            <text:p>(2012.2,2013.1.2,2013.1.1,2013.1.3,2013.1)</text:p>
            <text:p>2012.2</text:p>
          </table:table-cell>
          <table:table-cell table:number-columns-repeated="1016"/>
        </table:table-row>
        <table:table-row table:style-name="ro13">
          <table:table-cell table:style-name="ce2" office:value-type="string" calcext:value-type="string">
            <text:p>CVE-2013-6457</text:p>
          </table:table-cell>
          <table:table-cell table:style-name="ce1" office:value-type="string" calcext:value-type="string">
            <text:p>Red Hat libvirt‘libxlDomainGetNumaParameters()’<text:span text:style-name="T2">函数本地拒绝服务漏洞</text:span><text:span text:style-name="T3">(CNNVD-201401-409)</text:span></text:p>
          </table:table-cell>
          <table:table-cell table:style-name="ce2" office:value-type="string" calcext:value-type="string">
            <text:p/>
            <text:p>CVSS<text:span text:style-name="T2">分值</text:span><text:span text:style-name="T3">:5.2[</text:span><text:span text:style-name="T4">中等</text:span><text:span text:style-name="T3">(MEDIUM)]</text:span></text:p>
            <text:p><text:span text:style-name="T2">机密性影响</text:span><text:span text:style-name="T3">:PARTIAL[</text:span><text:span text:style-name="T4">很可能造成信息泄露</text:span><text:span text:style-name="T3">]</text:span></text:p>
            <text:p><text:span text:style-name="T2">完整性影响</text:span><text:span text:style-name="T3">:PARTIAL[</text:span><text:span text:style-name="T4">可能会导致系统文件被修改</text:span><text:span text:style-name="T3">]</text:span></text:p>
            <text:p><text:span text:style-name="T2">可用性影响</text:span><text:span text:style-name="T3">:PARTIAL[</text:span><text:span text:style-name="T4">可能会导致性能下降或中断资源访问</text:span><text:span text:style-name="T3">]</text:span></text:p>
            <text:p><text:span text:style-name="T2">攻击复杂度</text:span><text:span text:style-name="T3">:LOW[</text:span><text:span text:style-name="T4">漏洞利用没有访问限制 </text:span><text:span text:style-name="T3">]</text:span></text:p>
            <text:p><text:span text:style-name="T2">攻击向量</text:span><text:span text:style-name="T3">:ADJACENT_NETWORK[--]</text:span></text:p>
            <text:p><text:span text:style-name="T2">身份认证</text:span><text:span text:style-name="T3">:SINGLE_INSTANCE[--]</text:span></text:p>
          </table:table-cell>
          <table:table-cell table:style-name="ce4" office:value-type="string" calcext:value-type="string">
            <text:p>   libvirt<text:span text:style-name="T1">中存在本地拒绝服务漏洞。本地攻击者可利用该漏洞导致使用受影响库的应用程序崩溃，拒绝服务合法用户，也可能执行任意代码。</text:span></text:p>
          </table:table-cell>
          <table:table-cell table:style-name="ce2" office:value-type="string" calcext:value-type="string">
            <text:p>2014-01-24 13:55:04</text:p>
          </table:table-cell>
          <table:table-cell table:style-name="ce2" office:value-type="string" calcext:value-type="string">
            <text:p>2015-01-02 21:21:53</text:p>
          </table:table-cell>
          <table:table-cell table:style-name="ce1" office:value-type="string" calcext:value-type="string">
            <text:p>libvirt</text:p>
          </table:table-cell>
          <table:table-cell table:style-name="ce2" office:value-type="string" calcext:value-type="string">
            <text:p>Libvirt<text:span text:style-name="T50">(1.0.5.5,1.0.5.4,1.0.5.6,0.2.1,0.2.0,0.10.2.3,0.9.1,0.10.2.4,0.9.2,0.10.2.1,0.2.2,0.9.9,0.9.7,0.9.0,0.2.3,0.4.0,0.9.10,0.4.3,0.9.13,0.4.2,0.4.5,0.9.11,0.9.4,0.9.3,0.9.6,0.9.5,0.4.1,0.9.8,0.9.11.1,0.9.11.2,0.4.4,0.4.6,1.0.5.2,0.9.11.7,1.0.5.3,0.9.11.4,0.9.11.5,1.0.5.1,0.9.11.8,0.9.11.3,0.9.11.6,0.9.12,0.7.2,0.9.6.3,0.7.0,0.7.3,0.7.4,0.7.1,1.1.1,0.9.6.1,0.9.6.2,1.1.0,0.7.5,0.7.7,0.1.1,0.7.6,1.1.2,1.1.4,0.1.0,0.1.7,1.1.3,0.1.9,0.1.6,0.1.3,0.1.8,0.1.5,0.1.4,0.0.6,0.0.4,0.0.5,0.3.0,0.0.1,0.8.5,0.0.2,0.8.6,0.0.3,0.8.7,0.8.4,0.3.2,1.2.0,0.3.1,0.3.3,0.8.0,0.8.3,0.8.2,0.8.8,0.8.1,0.5.0,0.5.1,0.6.0,0.10.0,0.6.3,0.6.1,0.6.4,0.6.2,0.6.5,0.10.1,1.0.2,0.10.2.2,1.0.1,0.10.2,0.10.2.8,0.10.2.5,0.10.2.7,0.10.2.6,1.0.4,1.0.6,1.0.3,1.0.5,1.0.0),Red Hat libvirt</text:span></text:p>
            <text:p><text:span text:style-name="T50">(0.2.1,0.2.0,0.9.1,0.9.2,0.2.2,0.9.9,0.9.7,0.9.0,0.2.3,0.4.0,0.9.10,0.4.3,0.9.13,0.4.2,0.4.5,0.9.11,0.9.4,0.9.3,0.9.6,0.9.5,0.4.1,0.9.8,0.4.4,0.4.6,0.9.12,0.7.2,0.7.0,0.7.3,0.7.4,0.7.1,0.7.5,0.7.7,0.1.1,0.7.6,0.1.0,0.1.7,0.1.9,0.1.6,0.1.3,0.1.8,0.1.5,0.1.4,0.0.6,0.0.4,0.0.5,0.3.0,0.0.1,0.8.5,0.0.2,0.8.6,0.0.3,0.8.7,0.8.4,0.3.2,0.3.1,0.3.3,0.8.0,0.8.3,0.8.2,0.8.8,0.8.1,0.5.0,0.5.1,0.6.0,0.6.3,0.6.1,0.6.4,0.6.2,0.6.5)</text:span></text:p>
            <text:p><text:span text:style-name="T50"/></text:p>
          </table:table-cell>
          <table:table-cell table:number-columns-repeated="1016"/>
        </table:table-row>
        <table:table-row table:style-name="ro14">
          <table:table-cell table:style-name="ce1" office:value-type="string" calcext:value-type="string">
            <text:p>CVE-2013-6458</text:p>
          </table:table-cell>
          <table:table-cell table:style-name="ce1" office:value-type="string" calcext:value-type="string">
            <text:p>Red Hat libvirt‘virDomainBlockStats()’<text:span text:style-name="T2">拒绝服务漏洞</text:span><text:span text:style-name="T3">(CNNVD-201401-177)</text:span></text:p>
          </table:table-cell>
          <table:table-cell table:style-name="ce2" office:value-type="string" calcext:value-type="string">
            <text:p/>
            <text:p>CVSS<text:span text:style-name="T2">分值</text:span><text:span text:style-name="T3">:6.8[</text:span><text:span text:style-name="T4">中等</text:span><text:span text:style-name="T3">(MEDIUM)]</text:span></text:p>
            <text:p><text:span text:style-name="T2">机密性影响</text:span><text:span text:style-name="T3">:COMPLETE[</text:span><text:span text:style-name="T4">完全的信息泄露导致所有系统文件暴露</text:span><text:span text:style-name="T3">]</text:span></text:p>
            <text:p><text:span text:style-name="T2">完整性影响</text:span><text:span text:style-name="T3">:COMPLETE[</text:span><text:span text:style-name="T4">系统完整性可被完全破坏</text:span><text:span text:style-name="T3">]</text:span></text:p>
            <text:p><text:span text:style-name="T2">可用性影响</text:span><text:span text:style-name="T3">:COMPLETE[</text:span><text:span text:style-name="T4">可能导致系统完全宕机</text:span><text:span text:style-name="T3">]</text:span></text:p>
            <text:p><text:span text:style-name="T2">攻击复杂度</text:span><text:span text:style-name="T3">:HIGH[</text:span><text:span text:style-name="T4">漏洞利用存在特定的访问条件</text:span><text:span text:style-name="T3">]</text:span></text:p>
            <text:p><text:span text:style-name="T2">攻击向量</text:span><text:span text:style-name="T3">:ADJACENT_NETWORK[--]</text:span></text:p>
            <text:p><text:span text:style-name="T2">身份认证</text:span><text:span text:style-name="T3">:NONE[</text:span><text:span text:style-name="T4">漏洞利用无需身份认证</text:span><text:span text:style-name="T3">]</text:span></text:p>
          </table:table-cell>
          <table:table-cell table:style-name="ce4" office:value-type="string" calcext:value-type="string">
            <text:p>        libvirt<text:span text:style-name="T1">中存在拒绝服务漏洞。攻击者可利用该漏洞导致使用受影响库的应用程序崩溃，拒绝服务合法用户。</text:span></text:p>
          </table:table-cell>
          <table:table-cell table:style-name="ce2" office:value-type="string" calcext:value-type="string">
            <text:p>2010-08-19 14:00:03</text:p>
          </table:table-cell>
          <table:table-cell table:style-name="ce2" office:value-type="string" calcext:value-type="string">
            <text:p>2010-10-30 01:41:36</text:p>
          </table:table-cell>
          <table:table-cell table:style-name="ce1" office:value-type="string" calcext:value-type="string">
            <text:p>libvirt</text:p>
          </table:table-cell>
          <table:table-cell table:style-name="ce2" office:value-type="string" calcext:value-type="string">
            <text:p>libvirt(1.0.5.5,1.0.5.4,1.0.5.6,0.2.1,0.2.0,0.10.2.3,0.9.1,0.10.2.4,0.9.2,0.10.2.1,0.2.2,0.9.9,0.9.7,0.9.0,0.2.3,0.4.0,0.9.10,0.4.3,0.9.13,0.4.2,0.4.5,0.9.11,0.9.4,0.9.3,0.9.6,0.9.5,0.4.1,0.9.8,0.9.11.1,0.9.11.2,0.4.4,0.4.6,1.0.5.2,0.9.11.7,1.0.5.3,0.9.11.4,0.9.11.5,1.0.5.1,0.9.11.8,0.9.11.3,0.9.11.6,0.9.12,0.7.2,0.9.6.3,0.7.0,0.7.3,0.7.4,0.7.1,1.1.1,0.9.6.1,0.9.6.2,1.1.0,0.7.5,0.7.7,0.1.1,0.7.6,1.1.2,1.1.4,0.1.0,0.1.7,1.1.3,0.1.9,0.1.6,0.1.3,0.1.8,0.1.5,0.1.4,0.0.6,0.0.4,0.0.5,0.3.0,0.0.1,0.8.5,0.0.2,0.8.6,0.0.3,0.8.7,0.8.4,0.3.2,1.2.0,0.3.1,0.3.3,0.8.0,0.8.3,0.8.2,0.8.8,0.8.1,0.5.0,0.5.1,0.6.0,0.10.0,0.6.3,0.6.1,0.6.4,0.6.2,0.6.5,0.10.1,1.0.2,0.10.2.2,1.0.1,0.10.2,0.10.2.8,0.10.2.5,0.10.2.7,0.10.2.6,1.0.4,1.0.6,1.0.3,1.0.5<text:span text:style-name="T51">,1.0.0),Red Hat libvirt(0.2.1,0.2.0,0.9.1,0.9.2,0.2.2,0.9.9,0.9.7,0.9.0,0.2.3,0.4.0,0.9.10,0.4.3,0.9.13,0.4.2,0.4.5,0.9.11,0.9.4,0.9.3,0.9.6,0.9.5,0.4.1,0.9.8,0.4.4,0.4.6,0.9.12,0.7.2,0.7.0,0.7.3,0.7.4,0.7.1,0.7.5,0.7.7,0.1.1,0.7.6,0.1.0,0.1.7,0.1.9,0.1.6,0.1.3,0.1.8,0.1.5,0.1.4,0.0.6,0.0.4,0.0.5,0.3.0,0.0.1,0.8.5,0.0.2,0.8.6,0.0.3,0.8.7,0.8.4,0.3.2,0.3.1,0.3.3,0.8.0,0.8.3,0.8.2,0.8.8,0.8.1,0.5.0,0.5.1,0.6.0,0.6.3,0.6.1,0.6.4,0.6.2,0.6.5)</text:span></text:p>
            <text:p><text:span text:style-name="T51"/></text:p>
          </table:table-cell>
          <table:table-cell table:number-columns-repeated="1016"/>
        </table:table-row>
        <table:table-row table:style-name="ro11">
          <table:table-cell table:style-name="ce1" office:value-type="string" calcext:value-type="string">
            <text:p>CVE-2014-0028</text:p>
          </table:table-cell>
          <table:table-cell table:style-name="ce1" office:value-type="string" calcext:value-type="string">
            <text:p>Red Hat libvirt <text:span text:style-name="T2">权限许可和访问控制漏洞</text:span><text:span text:style-name="T3">(CNNVD-201401-515)</text:span></text:p>
          </table:table-cell>
          <table:table-cell table:style-name="ce2" office:value-type="string" calcext:value-type="string">
            <text:p>CVSS<text:span text:style-name="T2">分值</text:span><text:span text:style-name="T3">:4.3[</text:span><text:span text:style-name="T4">中等</text:span><text:span text:style-name="T3">(MEDIUM)]</text:span></text:p>
            <text:p><text:span text:style-name="T2">机密性影响</text:span><text:span text:style-name="T3">:PARTIAL[</text:span><text:span text:style-name="T4">很可能造成信息泄露</text:span><text:span text:style-name="T3">]</text:span></text:p>
            <text:p><text:span text:style-name="T2">完整性影响</text:span><text:span text:style-name="T3">:NONE[</text:span><text:span text:style-name="T4">不会对系统完整性产生影响</text:span><text:span text:style-name="T3">]</text:span></text:p>
            <text:p><text:span text:style-name="T2">可用性影响</text:span><text:span text:style-name="T3">:PARTIAL[</text:span><text:span text:style-name="T4">可能会导致性能下降或中断资源访问</text:span><text:span text:style-name="T3">]</text:span></text:p>
            <text:p><text:span text:style-name="T2">攻击复杂度</text:span><text:span text:style-name="T3">:MEDIUM[</text:span><text:span text:style-name="T4">漏洞利用存在一定的访问条件</text:span><text:span text:style-name="T3">]</text:span></text:p>
            <text:p><text:span text:style-name="T2">攻击向量</text:span><text:span text:style-name="T3">:ADJACENT_NETWORK[--]</text:span></text:p>
            <text:p><text:span text:style-name="T2">身份认证</text:span><text:span text:style-name="T3">:NONE[</text:span><text:span text:style-name="T4">漏洞利用无需身份认证</text:span><text:span text:style-name="T3">]</text:span></text:p>
          </table:table-cell>
          <table:table-cell table:style-name="ce4" office:value-type="string" calcext:value-type="string">
            <text:p>   Red Hat libvirt 1.1.1<text:span text:style-name="T21">至</text:span><text:span text:style-name="T22">1.2.0</text:span><text:span text:style-name="T24">版本中的事件注册</text:span><text:span text:style-name="T22">API</text:span><text:span text:style-name="T24">中的‘</text:span><text:span text:style-name="T22">virConnectDomainEventRegister</text:span><text:span text:style-name="T24">和 </text:span><text:span text:style-name="T22">virConnectDomainEventRegisterAny’</text:span><text:span text:style-name="T23">函数中存在权限许可和访问控制漏洞。攻击者可通过发送特制的请求利用该漏洞绕过</text:span><text:span text:style-name="T22">ACL</text:span><text:span text:style-name="T24">中的</text:span><text:span text:style-name="T22">domain:getattr</text:span><text:span text:style-name="T24">和</text:span><text:span text:style-name="T22">connect:search_domains</text:span><text:span text:style-name="T24">限制，获取敏感的域对象信息。</text:span></text:p>
          </table:table-cell>
          <table:table-cell table:style-name="ce2" office:value-type="string" calcext:value-type="string">
            <text:p>2010-08-19 14:00:03</text:p>
          </table:table-cell>
          <table:table-cell table:style-name="ce2" office:value-type="string" calcext:value-type="string">
            <text:p>2010-10-30 01:41:36</text:p>
          </table:table-cell>
          <table:table-cell table:style-name="ce1" office:value-type="string" calcext:value-type="string">
            <text:p>libvirt</text:p>
          </table:table-cell>
          <table:table-cell table:style-name="ce2" office:value-type="string" calcext:value-type="string">
            <text:p>(1.1.2,1.1.4,1.1.1,1.1.3,1.2.0)</text:p>
          </table:table-cell>
          <table:table-cell table:number-columns-repeated="1016"/>
        </table:table-row>
        <table:table-row table:style-name="ro9">
          <table:table-cell table:style-name="ce2" office:value-type="string" calcext:value-type="string">
            <text:p>CVE-2014-1447</text:p>
          </table:table-cell>
          <table:table-cell table:style-name="ce1" office:value-type="string" calcext:value-type="string">
            <text:p>Red Hat libvirt‘virNetServerClientStartKeepAlive’<text:span text:style-name="T2">函数竞争条件漏洞</text:span><text:span text:style-name="T3">(CNNVD-201401-516)</text:span></text:p>
          </table:table-cell>
          <table:table-cell table:style-name="ce2" office:value-type="string" calcext:value-type="string">
            <text:p/>
            <text:p>CVSS<text:span text:style-name="T2">分值</text:span><text:span text:style-name="T3">:3.3[</text:span><text:span text:style-name="T4">轻微</text:span><text:span text:style-name="T3">(LOW)]</text:span></text:p>
            <text:p><text:span text:style-name="T2">机密性影响</text:span><text:span text:style-name="T3">:NONE[</text:span><text:span text:style-name="T4">对系统的机密性无影响</text:span><text:span text:style-name="T3">]</text:span></text:p>
            <text:p><text:span text:style-name="T2">完整性影响</text:span><text:span text:style-name="T3">:NONE[</text:span><text:span text:style-name="T4">不会对系统完整性产生影响</text:span><text:span text:style-name="T3">]</text:span></text:p>
            <text:p><text:span text:style-name="T2">可用性影响</text:span><text:span text:style-name="T3">:PARTIAL[</text:span><text:span text:style-name="T4">可能会导致性能下降或中断资源访问</text:span><text:span text:style-name="T3">]</text:span></text:p>
            <text:p><text:span text:style-name="T2">攻击复杂度</text:span><text:span text:style-name="T3">:LOW[</text:span><text:span text:style-name="T4">漏洞利用没有访问限制 </text:span><text:span text:style-name="T3">]</text:span></text:p>
            <text:p><text:span text:style-name="T2">攻击向量</text:span><text:span text:style-name="T3">:ADJACENT_NETWORK[--]</text:span></text:p>
            <text:p><text:span text:style-name="T2">身份认证</text:span><text:span text:style-name="T3">:NONE[</text:span><text:span text:style-name="T4">漏洞利用无需身份认证</text:span><text:span text:style-name="T3">]</text:span></text:p>
          </table:table-cell>
          <table:table-cell table:style-name="ce4" office:value-type="string" calcext:value-type="string">
            <text:p>        Red Hat libvirt 1.2.0<text:span text:style-name="T14">及之前版本中的‘</text:span><text:span text:style-name="T15">virNetServerClientStartKeepAlive’</text:span><text:span text:style-name="T16">函数中存在竞争条件漏洞。远程攻击者可通过在发送</text:span><text:span text:style-name="T15">keepalive</text:span><text:span text:style-name="T16">响应前关闭连接，利用该漏洞造成拒绝服务（</text:span><text:span text:style-name="T15">libvirtd</text:span><text:span text:style-name="T16">崩溃）。</text:span></text:p>
          </table:table-cell>
          <table:table-cell table:style-name="ce2" office:value-type="string" calcext:value-type="string">
            <text:p>2009-02-11 15:30:00</text:p>
          </table:table-cell>
          <table:table-cell table:style-name="ce2" office:value-type="string" calcext:value-type="string">
            <text:p>2010-08-21 01:29:36</text:p>
          </table:table-cell>
          <table:table-cell table:style-name="ce1" office:value-type="string" calcext:value-type="string">
            <text:p>libvirt</text:p>
          </table:table-cell>
          <table:table-cell table:style-name="ce1" office:value-type="string" calcext:value-type="string">
            <text:p>libvirt<text:span text:style-name="T50">(1.0.5.5,1.0.5.4,1.0.5.6,0.2.1,0.2.0,0.10.2.3,0.9.1,0.10.2.4,0.9.2,0.10.2.1,0.2.2,0.9.9,0.9.7,0.9.0,0.2.3,0.4.0,0.9.10,0.4.3,0.9.13,0.4.2,0.4.5,0.9.11,0.9.4,0.9.3,0.9.6,0.9.5,0.4.1,0.9.8,0.9.11.1,0.9.11.2,0.4.4,0.4.6,1.0.5.2,0.9.11.7,1.0.5.3,0.9.11.4,0.9.11.5,1.0.5.1,0.9.11.8,0.9.11.3,0.9.11.6,0.9.12,0.7.2,0.9.6.3,0.7.0,0.7.3,0.7.4,0.7.1,1.1.1,0.9.6.1,0.9.6.2,0.1.0,0.7.5,0.7.7,0.1.1,0.7.6,1.1.2,1.1.4,0.1.0,0.1.7,1.1.3,0.1.9,0.1.6,0.1.3,0.1.8,0.1.5,0.1.4,0.0.6,0.0.4,0.0.5,0.3.0,0.0.1,0.8.5,0.0.2,0.8.6,0.0.3,0.8.7,0.8.4,0.3.2,1.2.0,0.3.1,0.3.3,0.8.0,0.8.3,0.8.2,0.8.8,0.8.1,0.5.0,0.5.1,0.6.0,0.10.0,0.6.3,0.6.1,0.6.4,0.6.2,0.6.5,0.10.1,1.0.2,0.10.2.2,1.0.1,0.10.2,0.10.2.8,0.10.2.5,0.10.2.7,0.10.2.6,1.0.4,1.0.6,1.0.3,1.0.5,1.0.0),Red Hat libvirt(0.2.1,0.2.0,0.9.1,0.9.2,0.2.2,0.9.9,0.9.7,0.9.0,0.2.3,0.4.0,0.9.10,0.4.3,0.9.13,0.4.2,0.4.5,0.9.11,0.9.4,0.9.3,0.9.6,0.9.5,0.4.1,0.9.8,0.4.4,0.4.6,0.9.12,0.7.2,0.7.0,0.7.3,0.7.4,0.7.1,0.7.5,0.7.7,0.1.1,0.7.6,0.1.0,0.1.7,0.1.9,0.1.6,0.1.3,0.1.8,0.1.5,0.1.4,0.0.6,0.0.4,0.0.5,0.3.0,0.0.1,0.8.5,0.0.2,0.8.6,0.0.3,0.8.7,0.8.4,0.3.2,0.3.1,0.3.3,0.8.0,0.8.3,0.8.2,0.8.8,0.8.1,0.5.0,0.5.1,0.6.0,0.6.3,0.6.1,0.6.4,0.6.2,0.6.5)</text:span></text:p>
          </table:table-cell>
          <table:table-cell table:number-columns-repeated="1016"/>
        </table:table-row>
        <table:table-row table:style-name="ro9">
          <table:table-cell table:style-name="ce1" office:value-type="string" calcext:value-type="string">
            <text:p>CVE-2013-6436</text:p>
          </table:table-cell>
          <table:table-cell table:style-name="ce1" office:value-type="string" calcext:value-type="string">
            <text:p>Red Hat libvirt ‘lxcDomainGetMemoryParameter()’<text:span text:style-name="T2">函数拒绝服务漏洞</text:span><text:span text:style-name="T3">(CNNVD-201401-013)</text:span></text:p>
          </table:table-cell>
          <table:table-cell table:style-name="ce2" office:value-type="string" calcext:value-type="string">
            <text:p/>
            <text:p>CVSS<text:span text:style-name="T2">分值</text:span><text:span text:style-name="T3">:2.1[</text:span><text:span text:style-name="T4">轻微</text:span><text:span text:style-name="T3">(LOW)]</text:span></text:p>
            <text:p><text:span text:style-name="T2">机密性影响</text:span><text:span text:style-name="T3">:NONE[</text:span><text:span text:style-name="T4">对系统的机密性无影响</text:span><text:span text:style-name="T3">]</text:span></text:p>
            <text:p><text:span text:style-name="T2">完整性影响</text:span><text:span text:style-name="T3">:NONE[</text:span><text:span text:style-name="T4">不会对系统完整性产生影响</text:span><text:span text:style-name="T3">]</text:span></text:p>
            <text:p><text:span text:style-name="T2">可用性影响</text:span><text:span text:style-name="T3">:PARTIAL[</text:span><text:span text:style-name="T4">可能会导致性能下降或中断资源访问</text:span><text:span text:style-name="T3">]</text:span></text:p>
            <text:p><text:span text:style-name="T2">攻击复杂度</text:span><text:span text:style-name="T3">:LOW[</text:span><text:span text:style-name="T4">漏洞利用没有访问限制 </text:span><text:span text:style-name="T3">]</text:span></text:p>
            <text:p><text:span text:style-name="T2">攻击向量</text:span><text:span text:style-name="T3">:LOCAL[</text:span><text:span text:style-name="T4">漏洞利用需要具有物理访问权限或本地帐户</text:span><text:span text:style-name="T3">]</text:span></text:p>
            <text:p><text:span text:style-name="T2">身份认证</text:span><text:span text:style-name="T3">:NONE[</text:span><text:span text:style-name="T4">漏洞利用无需身份认证</text:span><text:span text:style-name="T3">]</text:span></text:p>
          </table:table-cell>
          <table:table-cell table:style-name="ce4" office:value-type="string" calcext:value-type="string">
            <text:p>libvirt<text:span text:style-name="T1">中存在拒绝服务漏洞。本地攻击者可利用该漏洞造成使用受影响库的应用程序崩溃，拒绝服务合法用户。</text:span></text:p>
          </table:table-cell>
          <table:table-cell table:style-name="ce2" office:value-type="string" calcext:value-type="string">
            <text:p>2014-01-07 14:55:06</text:p>
          </table:table-cell>
          <table:table-cell table:style-name="ce2" office:value-type="string" calcext:value-type="string">
            <text:p>2015-01-02 20:03:29</text:p>
          </table:table-cell>
          <table:table-cell table:style-name="ce1" office:value-type="string" calcext:value-type="string">
            <text:p>libvirt</text:p>
          </table:table-cell>
          <table:table-cell table:style-name="ce2" office:value-type="string" calcext:value-type="string">
            <text:p>(1.0.5.5,1.1.1,1.0.5.4,1.0.5.6,1.1.0,1.1.2,1.0.5.2,1.1.4,1.0.5.3,1.0.6,1.1.3,1.0.5,1.2.0,1.0.5.1)</text:p>
          </table:table-cell>
          <table:table-cell table:number-columns-repeated="1016"/>
        </table:table-row>
        <table:table-row table:style-name="ro9">
          <table:table-cell table:style-name="ce1" office:value-type="string" calcext:value-type="string">
            <text:p>CVE-2013-4400</text:p>
          </table:table-cell>
          <table:table-cell table:style-name="ce1" office:value-type="string" calcext:value-type="string">
            <text:p>Red Hat libvirt ‘virt-login-shell’<text:span text:style-name="T2">本地提权漏洞</text:span><text:span text:style-name="T3">(CNNVD-201310-662)</text:span></text:p>
          </table:table-cell>
          <table:table-cell table:style-name="ce2" office:value-type="string" calcext:value-type="string">
            <text:p/>
            <text:p>CVSS<text:span text:style-name="T2">分值</text:span><text:span text:style-name="T3">:7.2[</text:span><text:span text:style-name="T4">严重</text:span><text:span text:style-name="T3">(HIGH)]</text:span></text:p>
            <text:p><text:span text:style-name="T2">机密性影响</text:span><text:span text:style-name="T3">:COMPLETE[</text:span><text:span text:style-name="T4">完全的信息泄露导致所有系统文件暴露</text:span><text:span text:style-name="T3">]</text:span></text:p>
            <text:p><text:span text:style-name="T2">完整性影响</text:span><text:span text:style-name="T3">:COMPLETE[</text:span><text:span text:style-name="T4">系统完整性可被完全破坏</text:span><text:span text:style-name="T3">]</text:span></text:p>
            <text:p><text:span text:style-name="T2">可用性影响</text:span><text:span text:style-name="T3">:COMPLETE[</text:span><text:span text:style-name="T4">可能导致系统完全宕机</text:span><text:span text:style-name="T3">]</text:span></text:p>
            <text:p><text:span text:style-name="T2">攻击复杂度</text:span><text:span text:style-name="T3">:LOW[</text:span><text:span text:style-name="T4">漏洞利用没有访问限制 </text:span><text:span text:style-name="T3">]</text:span></text:p>
            <text:p><text:span text:style-name="T2">攻击向量</text:span><text:span text:style-name="T3">:LOCAL[</text:span><text:span text:style-name="T4">漏洞利用需要具有物理访问权限或本地帐户</text:span><text:span text:style-name="T3">]</text:span></text:p>
            <text:p><text:span text:style-name="T2">身份认证</text:span><text:span text:style-name="T3">:NONE[</text:span><text:span text:style-name="T4">漏洞利用无需身份认证</text:span><text:span text:style-name="T3">]</text:span></text:p>
          </table:table-cell>
          <table:table-cell table:style-name="ce4" office:value-type="string" calcext:value-type="string">
            <text:p>     libvirt<text:span text:style-name="T11">中存在本地提权漏洞。本地攻击者可利用该漏洞覆盖任意文件获取提升的权限。</text:span><text:span text:style-name="T12">libvirt 1.1.2</text:span><text:span text:style-name="T13">版本中存在漏洞，其他版本也可能受到影响。</text:span></text:p>
          </table:table-cell>
          <table:table-cell table:style-name="ce2" office:value-type="string" calcext:value-type="string">
            <text:p>2013-12-09 11:36:46</text:p>
          </table:table-cell>
          <table:table-cell table:style-name="ce2" office:value-type="string" calcext:value-type="string">
            <text:p>2015-01-02 11:31:08</text:p>
          </table:table-cell>
          <table:table-cell table:style-name="ce1" office:value-type="string" calcext:value-type="string">
            <text:p>libvirt</text:p>
          </table:table-cell>
          <table:table-cell table:style-name="ce1" office:value-type="string" calcext:value-type="string">
            <text:p>(1.1.2,1.1.3)</text:p>
          </table:table-cell>
          <table:table-cell table:number-columns-repeated="1016"/>
        </table:table-row>
        <table:table-row table:style-name="ro11">
          <table:table-cell table:style-name="ce1" office:value-type="string" calcext:value-type="string">
            <text:p>CVE-2013-4401</text:p>
          </table:table-cell>
          <table:table-cell table:style-name="ce1" office:value-type="string" calcext:value-type="string">
            <text:p>Red Hat libvirt ‘virConnectDomainXMLToNative()’API <text:span text:style-name="T2">远程安全绕过漏洞</text:span><text:span text:style-name="T3">(CNNVD-201310-656)</text:span></text:p>
          </table:table-cell>
          <table:table-cell table:style-name="ce2" office:value-type="string" calcext:value-type="string">
            <text:p>CVSS<text:span text:style-name="T2">分值</text:span><text:span text:style-name="T3">:8.5[</text:span><text:span text:style-name="T4">严重</text:span><text:span text:style-name="T3">(HIGH)]</text:span></text:p>
            <text:p><text:span text:style-name="T2">机密性影响</text:span><text:span text:style-name="T3">:COMPLETE[</text:span><text:span text:style-name="T4">完全的信息泄露导致所有系统文件暴露</text:span><text:span text:style-name="T3">]</text:span></text:p>
            <text:p><text:span text:style-name="T2">完整性影响</text:span><text:span text:style-name="T3">:COMPLETE[</text:span><text:span text:style-name="T4">系统完整性可被完全破坏</text:span><text:span text:style-name="T3">]</text:span></text:p>
            <text:p><text:span text:style-name="T2">可用性影响</text:span><text:span text:style-name="T3">:COMPLETE[</text:span><text:span text:style-name="T4">可能导致系统完全宕机</text:span><text:span text:style-name="T3">]</text:span></text:p>
            <text:p><text:span text:style-name="T2">攻击复杂度</text:span><text:span text:style-name="T3">:MEDIUM[</text:span><text:span text:style-name="T4">漏洞利用存在一定的访问条件</text:span><text:span text:style-name="T3">]</text:span></text:p>
            <text:p><text:span text:style-name="T2">攻击向量</text:span><text:span text:style-name="T3">:NETWORK[</text:span><text:span text:style-name="T4">攻击者不需要获取内网访问权或本地访问权</text:span><text:span text:style-name="T3">]</text:span></text:p>
            <text:p><text:span text:style-name="T2">身份认证</text:span><text:span text:style-name="T3">:SINGLE_INSTANCE[--]</text:span></text:p>
          </table:table-cell>
          <table:table-cell table:style-name="ce4" office:value-type="string" calcext:value-type="string">
            <text:p>      libvirt<text:span text:style-name="T11">中存在远程安全绕过漏洞，该漏洞源于程序没有正确检查</text:span><text:span text:style-name="T12">ACL</text:span><text:span text:style-name="T13">的权限。攻击者可利用该漏洞绕过安全限制，执行未授权操作，有助于发起进一步攻击。</text:span><text:span text:style-name="T12">libvirt 1.1.0</text:span><text:span text:style-name="T13">版本中存在漏洞，其他版本也可能受到影响。</text:span></text:p>
          </table:table-cell>
          <table:table-cell table:style-name="ce2" office:value-type="string" calcext:value-type="string">
            <text:p>2013-11-02 14:55:03</text:p>
          </table:table-cell>
          <table:table-cell table:style-name="ce2" office:value-type="string" calcext:value-type="string">
            <text:p>2015-01-02 11:30:54</text:p>
          </table:table-cell>
          <table:table-cell table:style-name="ce1" office:value-type="string" calcext:value-type="string">
            <text:p>libvirt</text:p>
          </table:table-cell>
          <table:table-cell table:style-name="ce1" office:value-type="string" calcext:value-type="string">
            <text:p>(1.1.0,1.1.1,1.1.2,1.1.3,)</text:p>
          </table:table-cell>
          <table:table-cell table:number-columns-repeated="1016"/>
        </table:table-row>
        <table:table-row table:style-name="ro9">
          <table:table-cell table:style-name="ce1" office:value-type="string" calcext:value-type="string">
            <text:p>CVE-2013-4311</text:p>
          </table:table-cell>
          <table:table-cell table:style-name="ce1" office:value-type="string" calcext:value-type="string">
            <text:p>Red Hat libvirt <text:span text:style-name="T2">本地安全绕过漏洞</text:span><text:span text:style-name="T3">(CNNVD-201309-409)</text:span></text:p>
          </table:table-cell>
          <table:table-cell table:style-name="ce2" office:value-type="string" calcext:value-type="string">
            <text:p/>
            <text:p>CVSS<text:span text:style-name="T2">分值</text:span><text:span text:style-name="T3">:4.6[</text:span><text:span text:style-name="T4">中等</text:span><text:span text:style-name="T3">(MEDIUM)]</text:span></text:p>
            <text:p><text:span text:style-name="T2">机密性影响</text:span><text:span text:style-name="T3">:PARTIAL[</text:span><text:span text:style-name="T4">很可能造成信息泄露</text:span><text:span text:style-name="T3">]</text:span></text:p>
            <text:p><text:span text:style-name="T2">完整性影响</text:span><text:span text:style-name="T3">:PARTIAL[</text:span><text:span text:style-name="T4">可能会导致系统文件被修改</text:span><text:span text:style-name="T3">]</text:span></text:p>
            <text:p><text:span text:style-name="T2">可用性影响</text:span><text:span text:style-name="T3">:PARTIAL[</text:span><text:span text:style-name="T4">可能会导致性能下降或中断资源访问</text:span><text:span text:style-name="T3">]</text:span></text:p>
            <text:p><text:span text:style-name="T2">攻击复杂度</text:span><text:span text:style-name="T3">:LOW[</text:span><text:span text:style-name="T4">漏洞利用没有访问限制 </text:span><text:span text:style-name="T3">]</text:span></text:p>
            <text:p><text:span text:style-name="T2">攻击向量</text:span><text:span text:style-name="T3">:LOCAL[</text:span><text:span text:style-name="T4">漏洞利用需要具有物理访问权限或本地帐户</text:span><text:span text:style-name="T3">]</text:span></text:p>
            <text:p><text:span text:style-name="T2">身份认证</text:span><text:span text:style-name="T3">:NONE[</text:span><text:span text:style-name="T4">漏洞利用无需身份认证</text:span><text:span text:style-name="T3">]</text:span></text:p>
          </table:table-cell>
          <table:table-cell table:style-name="ce4" office:value-type="string" calcext:value-type="string">
            <text:p> libvirt<text:span text:style-name="T1">中存在本地安全绕过漏洞。本地攻击者可利用该漏洞绕过安全限制，获取提升的权限。</text:span></text:p>
          </table:table-cell>
          <table:table-cell table:style-name="ce2" office:value-type="string" calcext:value-type="string">
            <text:p>2013-10-03 17:55:04</text:p>
          </table:table-cell>
          <table:table-cell table:style-name="ce2" office:value-type="string" calcext:value-type="string">
            <text:p>2013-11-06 23:40:11</text:p>
          </table:table-cell>
          <table:table-cell table:style-name="ce7" office:value-type="string" calcext:value-type="string">
            <text:p>enterprise_linux:6</text:p>
          </table:table-cell>
          <table:table-cell table:style-name="ce10" office:value-type="string" calcext:value-type="string">
            <text:p>libvirt(0.10.2.5,0.10.2.6,0.10.2.7,0.9.12,0.10.2.1,0.10.2.4,1.0.5.5,1.0.5,1.0.5.4,0.10.2,0.10.2.2,0.10.2.3,1.0.5.1,1.0.5.3,1.0.5.2),Red Hat libvirt 0.9.12</text:p>
            <text:p>Red Hat Enterprise Linux 6</text:p>
          </table:table-cell>
          <table:table-cell table:number-columns-repeated="1016"/>
        </table:table-row>
        <table:table-row table:style-name="ro9">
          <table:table-cell table:style-name="ce1" office:value-type="string" calcext:value-type="string">
            <text:p>CVE-2013-2230</text:p>
          </table:table-cell>
          <table:table-cell table:style-name="ce1" office:value-type="string" calcext:value-type="string">
            <text:p>libvirt <text:span text:style-name="T2">多个远程拒绝服务漏洞</text:span><text:span text:style-name="T3">(CNNVD-201307-221)</text:span></text:p>
          </table:table-cell>
          <table:table-cell table:style-name="ce2" office:value-type="string" calcext:value-type="string">
            <text:p/>
            <text:p>CVSS<text:span text:style-name="T2">分值</text:span><text:span text:style-name="T3">:4[</text:span><text:span text:style-name="T4">中等</text:span><text:span text:style-name="T3">(MEDIUM)]</text:span></text:p>
            <text:p><text:span text:style-name="T2">机密性影响</text:span><text:span text:style-name="T3">:NONE[</text:span><text:span text:style-name="T4">对系统的机密性无影响</text:span><text:span text:style-name="T3">]</text:span></text:p>
            <text:p><text:span text:style-name="T2">完整性影响</text:span><text:span text:style-name="T3">:NONE[</text:span><text:span text:style-name="T4">不会对系统完整性产生影响</text:span><text:span text:style-name="T3">]</text:span></text:p>
            <text:p><text:span text:style-name="T2">可用性影响</text:span><text:span text:style-name="T3">:PARTIAL[</text:span><text:span text:style-name="T4">可能会导致性能下降或中断资源访问</text:span><text:span text:style-name="T3">]</text:span></text:p>
            <text:p><text:span text:style-name="T2">攻击复杂度</text:span><text:span text:style-name="T3">:LOW[</text:span><text:span text:style-name="T4">漏洞利用没有访问限制 </text:span><text:span text:style-name="T3">]</text:span></text:p>
            <text:p><text:span text:style-name="T2">攻击向量</text:span><text:span text:style-name="T3">:NETWORK[</text:span><text:span text:style-name="T4">攻击者不需要获取内网访问权或本地访问权</text:span><text:span text:style-name="T3">]</text:span></text:p>
            <text:p><text:span text:style-name="T2">身份认证</text:span><text:span text:style-name="T3">:SINGLE_INSTANCE[--]</text:span></text:p>
          </table:table-cell>
          <table:table-cell table:style-name="ce4" office:value-type="string" calcext:value-type="string">
            <text:p>  libvirt<text:span text:style-name="T1">中存在多个远程拒绝服务漏洞。攻击者可利用这些漏洞导致使用受影响库的应用程序崩溃，拒绝服务合法用户。</text:span></text:p>
          </table:table-cell>
          <table:table-cell table:style-name="ce2" office:value-type="string" calcext:value-type="string">
            <text:p>2013-09-30 17:55:09</text:p>
          </table:table-cell>
          <table:table-cell table:style-name="ce2" office:value-type="string" calcext:value-type="string">
            <text:p>2013-10-04 12:43:56</text:p>
          </table:table-cell>
          <table:table-cell table:style-name="ce1" office:value-type="string" calcext:value-type="string">
            <text:p>libvirt</text:p>
          </table:table-cell>
          <table:table-cell table:style-name="ce7" office:value-type="string" calcext:value-type="string">
            <text:p>libvirt(0.3.0,0.4.3,0.4.2,0.3.2,0.4.5,0.3.1,0.4.4,0.4.6,0.10.2.2,0.10.2.1,0.3.3,0.4.1,0.9.4,0.4.0,0.9.3,0.8.2,0.8.3,0.9.6.2,0.8.6,0.8.0,0.9.6.1,0.8.7,0.8.1,0.8.8,0.9.6.3,0.6.5,0.7.1,0.7.7,0.6.4,0.7.2,0.7.0,0.6.1,0.9.11,0.6.0,0.9.10,0.6.3,0.9.13,0.7.3,0.6.2,0.9.12,0.7.4,0.2.2,0.9.11.7,0.2.3,0.9.11.8,0.2.0,0.9.11.5,0.2.1,0.9.11.6,0.7.6,0.7.5,0.8.5,0.8.4,0.9.11.3,0.9.11.4,0.9.11.1,0.9.11.2,0.9.7,0.9.8,0.9.5,0.9.6,0.9.9,0.10.2,0.10.1,1.0.6,1.0.5,0.5.1,0.10.0,0.5.0,1.0.0,1.0.4,1.0.3,1.0.2,1.0.1,0.1.9,0.1.5,0.1.6,0.1.7,0.1.8,0.1.1,0.1.3,0.1.4,0.1.0,0.0.6,0.0.2,0.0.3,0.0.4,0.9.2,0.0.5,0.9.1,1.1.0,0.9.0,0.0.10),Red Hat libvirt(0.3.0,0.4.3,0.4.2,0.3.2,0.4.5,0.3.1,0.4.4,0.4.6,0.3.3,0.4.1,0.9.4,0.4.0,0.9.3,0.8.2,0.8.3,0.8.6,0.8.0,0.8.7,0.8.1,0.8.8,0.6.5,0.7.1,0.7.7,0.6.4,0.7.2,0.7.0,0.6.1,0.9.11,0.6.0,0.9.10,0.6.3,0.9.13,0.7.3,0.6.2,0.9.12,0.7.4,0.2.2,0.2.3,0.2.0,0.2.1,0.7.6,0.7.5,0.8.5,0.8.4,0.9.7,0.9.8,0.9.5,0.9.6,0.9.9,0.5.1,0.5.0,0.1.9,0.1.5,0.1.6,0.1.7,0.1.8,0.1.1,0.1.3,0.1.4,0.1.0,0.0.6,0.0.2,0.0.3,0.0.4,0.9.2,0.0.5,0.9.1,0.9.0,0.0.1)</text:p>
          </table:table-cell>
          <table:table-cell table:number-columns-repeated="1016"/>
        </table:table-row>
        <table:table-row table:style-name="ro9">
          <table:table-cell table:style-name="ce1" office:value-type="string" calcext:value-type="string">
            <text:p>CVE-2013-4153</text:p>
          </table:table-cell>
          <table:table-cell table:style-name="ce1" office:value-type="string" calcext:value-type="string">
            <text:p>libvirt <text:span text:style-name="T2">远程提权漏洞</text:span><text:span text:style-name="T3">(CNNVD-201307-454)</text:span></text:p>
          </table:table-cell>
          <table:table-cell table:style-name="ce2" office:value-type="string" calcext:value-type="string">
            <text:p/>
            <text:p>CVSS<text:span text:style-name="T2">分值</text:span><text:span text:style-name="T3">:5[</text:span><text:span text:style-name="T4">中等</text:span><text:span text:style-name="T3">(MEDIUM)]</text:span></text:p>
            <text:p><text:span text:style-name="T2">机密性影响</text:span><text:span text:style-name="T3">:NONE[</text:span><text:span text:style-name="T4">对系统的机密性无影响</text:span><text:span text:style-name="T3">]</text:span></text:p>
            <text:p><text:span text:style-name="T2">完整性影响</text:span><text:span text:style-name="T3">:NONE[</text:span><text:span text:style-name="T4">不会对系统完整性产生影响</text:span><text:span text:style-name="T3">]</text:span></text:p>
            <text:p><text:span text:style-name="T2">可用性影响</text:span><text:span text:style-name="T3">:PARTIAL[</text:span><text:span text:style-name="T4">可能会导致性能下降或中断资源访问</text:span><text:span text:style-name="T3">]</text:span></text:p>
            <text:p><text:span text:style-name="T2">攻击复杂度</text:span><text:span text:style-name="T3">:LOW[</text:span><text:span text:style-name="T4">漏洞利用没有访问限制 </text:span><text:span text:style-name="T3">]</text:span></text:p>
            <text:p><text:span text:style-name="T2">攻击向量</text:span><text:span text:style-name="T3">:NETWORK[</text:span><text:span text:style-name="T4">攻击者不需要获取内网访问权或本地访问权</text:span><text:span text:style-name="T3">]</text:span></text:p>
            <text:p><text:span text:style-name="T2">身份认证</text:span><text:span text:style-name="T3">:NONE[</text:span><text:span text:style-name="T4">漏洞利用无需身份认证</text:span><text:span text:style-name="T3">]</text:span></text:p>
          </table:table-cell>
          <table:table-cell table:style-name="ce4" office:value-type="string" calcext:value-type="string">
            <text:p>    libvirt<text:span text:style-name="T11">中存在远程提权漏洞。攻击者可利用该漏洞以提升的权限在</text:span><text:span text:style-name="T12">libvirtd</text:span><text:span text:style-name="T13">进程上下文中执行任意代码，也可能导致拒绝服务。</text:span></text:p>
          </table:table-cell>
          <table:table-cell table:style-name="ce2" office:value-type="string" calcext:value-type="string">
            <text:p>2013-09-30 17:55:09</text:p>
          </table:table-cell>
          <table:table-cell table:style-name="ce2" office:value-type="string" calcext:value-type="string">
            <text:p>2013-10-11 12:01:30</text:p>
          </table:table-cell>
          <table:table-cell table:style-name="ce2" office:value-type="string" calcext:value-type="string">
            <text:p>libvirt</text:p>
          </table:table-cell>
          <table:table-cell table:style-name="ce1" office:value-type="string" calcext:value-type="string">
            <text:p>(1.0.6,1.1.0)</text:p>
          </table:table-cell>
          <table:table-cell table:number-columns-repeated="1016"/>
        </table:table-row>
        <table:table-row table:style-name="ro15">
          <table:table-cell table:style-name="ce2" office:value-type="string" calcext:value-type="string">
            <text:p>CVE-2013-4154</text:p>
          </table:table-cell>
          <table:table-cell table:style-name="ce1" office:value-type="string" calcext:value-type="string">
            <text:p>libvirt ‘mon’<text:span text:style-name="T2">空指针逆向引用远程拒绝服务漏洞</text:span><text:span text:style-name="T3">(CNNVD-201307-451)</text:span></text:p>
          </table:table-cell>
          <table:table-cell table:style-name="ce2" office:value-type="string" calcext:value-type="string">
            <text:p/>
            <text:p>CVSS<text:span text:style-name="T2">分值</text:span><text:span text:style-name="T3">:4.3[</text:span><text:span text:style-name="T4">中等</text:span><text:span text:style-name="T3">(MEDIUM)]</text:span></text:p>
            <text:p><text:span text:style-name="T2">机密性影响</text:span><text:span text:style-name="T3">:NONE[</text:span><text:span text:style-name="T4">对系统的机密性无影响</text:span><text:span text:style-name="T3">]</text:span></text:p>
            <text:p><text:span text:style-name="T2">完整性影响</text:span><text:span text:style-name="T3">:NONE[</text:span><text:span text:style-name="T4">不会对系统完整性产生影响</text:span><text:span text:style-name="T3">]</text:span></text:p>
            <text:p><text:span text:style-name="T2">可用性影响</text:span><text:span text:style-name="T3">:PARTIAL[</text:span><text:span text:style-name="T4">可能会导致性能下降或中断资源访问</text:span><text:span text:style-name="T3">]</text:span></text:p>
            <text:p><text:span text:style-name="T2">攻击复杂度</text:span><text:span text:style-name="T3">:MEDIUM[</text:span><text:span text:style-name="T4">漏洞利用存在一定的访问条件</text:span><text:span text:style-name="T3">]</text:span></text:p>
            <text:p><text:span text:style-name="T2">攻击向量</text:span><text:span text:style-name="T3">:NETWORK[</text:span><text:span text:style-name="T4">攻击者不需要获取内网访问权或本地访问权</text:span><text:span text:style-name="T3">]</text:span></text:p>
            <text:p><text:span text:style-name="T2">身份认证</text:span><text:span text:style-name="T3">:NONE[</text:span><text:span text:style-name="T4">漏洞利用无需身份认证</text:span><text:span text:style-name="T3">]</text:span></text:p>
          </table:table-cell>
          <table:table-cell table:style-name="ce4" office:value-type="string" calcext:value-type="string">
            <text:p>  libvirt<text:span text:style-name="T1">中存在远程拒绝服务漏洞。攻击者可利用该漏洞造成使用受影响库的应用程序崩溃，拒绝服务合法用户。</text:span></text:p>
          </table:table-cell>
          <table:table-cell table:style-name="ce2" office:value-type="string" calcext:value-type="string">
            <text:p>2013-09-30 17:55:09</text:p>
          </table:table-cell>
          <table:table-cell table:style-name="ce2" office:value-type="string" calcext:value-type="string">
            <text:p>2013-10-11 11:18:39</text:p>
          </table:table-cell>
          <table:table-cell table:style-name="ce2" office:value-type="string" calcext:value-type="string">
            <text:p>libvirt</text:p>
          </table:table-cell>
          <table:table-cell table:style-name="ce2" office:value-type="string" calcext:value-type="string">
            <text:p>(1.0.6,1.0.5,1.0.0,1.0.4,1.1.0,1.0.3,1.0.2,1.0.1)</text:p>
          </table:table-cell>
          <table:table-cell table:number-columns-repeated="1016"/>
        </table:table-row>
        <table:table-row table:style-name="ro15">
          <table:table-cell table:style-name="ce1" office:value-type="string" calcext:value-type="string">
            <text:p>CVE-2013-4239</text:p>
          </table:table-cell>
          <table:table-cell table:style-name="ce1" office:value-type="string" calcext:value-type="string">
            <text:p>Red Hat libvirt ‘xenDaemonListDefinedDomains()’<text:span text:style-name="T2">函数内存损坏漏洞</text:span><text:span text:style-name="T3">(CNNVD-201308-195)</text:span></text:p>
          </table:table-cell>
          <table:table-cell table:style-name="ce2" office:value-type="string" calcext:value-type="string">
            <text:p/>
            <text:p>CVSS<text:span text:style-name="T2">分值</text:span><text:span text:style-name="T3">:4[</text:span><text:span text:style-name="T4">中等</text:span><text:span text:style-name="T3">(MEDIUM)]</text:span></text:p>
            <text:p><text:span text:style-name="T2">机密性影响</text:span><text:span text:style-name="T3">:NONE[</text:span><text:span text:style-name="T4">对系统的机密性无影响</text:span><text:span text:style-name="T3">]</text:span></text:p>
            <text:p><text:span text:style-name="T2">完整性影响</text:span><text:span text:style-name="T3">:NONE[</text:span><text:span text:style-name="T4">不会对系统完整性产生影响</text:span><text:span text:style-name="T3">]</text:span></text:p>
            <text:p><text:span text:style-name="T2">可用性影响</text:span><text:span text:style-name="T3">:PARTIAL[</text:span><text:span text:style-name="T4">可能会导致性能下降或中断资源访问</text:span><text:span text:style-name="T3">]</text:span></text:p>
            <text:p><text:span text:style-name="T2">攻击复杂度</text:span><text:span text:style-name="T3">:LOW[</text:span><text:span text:style-name="T4">漏洞利用没有访问限制 </text:span><text:span text:style-name="T3">]</text:span></text:p>
            <text:p><text:span text:style-name="T2">攻击向量</text:span><text:span text:style-name="T3">:NETWORK[</text:span><text:span text:style-name="T4">攻击者不需要获取内网访问权或本地访问权</text:span><text:span text:style-name="T3">]</text:span></text:p>
            <text:p><text:span text:style-name="T2">身份认证</text:span><text:span text:style-name="T3">:SINGLE_INSTANCE[--]</text:span></text:p>
          </table:table-cell>
          <table:table-cell table:style-name="ce4" office:value-type="string" calcext:value-type="string">
            <text:p>Libvirt<text:span text:style-name="T1">中存在内存损坏漏洞。攻击者可利用该漏洞在受影响应用程序上下文中执行任意代码，也可能造成拒绝服务。</text:span></text:p>
          </table:table-cell>
          <table:table-cell table:style-name="ce2" office:value-type="string" calcext:value-type="string">
            <text:p>2013-09-30 17:55:09</text:p>
          </table:table-cell>
          <table:table-cell table:style-name="ce2" office:value-type="string" calcext:value-type="string">
            <text:p>2013-10-01 11:16:55</text:p>
          </table:table-cell>
          <table:table-cell table:style-name="ce1" office:value-type="string" calcext:value-type="string">
            <text:p>null</text:p>
          </table:table-cell>
          <table:table-cell table:style-name="ce2" office:value-type="string" calcext:value-type="string">
            <text:p/>
            <text:p><text:span text:style-name="T11">产品及版本信息</text:span><text:span text:style-name="T12">(CPE)</text:span><text:span text:style-name="T13">暂不可用</text:span></text:p>
          </table:table-cell>
          <table:table-cell table:number-columns-repeated="1016"/>
        </table:table-row>
        <table:table-row table:style-name="ro11">
          <table:table-cell table:style-name="ce2" office:value-type="string" calcext:value-type="string">
            <text:p>CVE-2013-4291</text:p>
          </table:table-cell>
          <table:table-cell table:style-name="ce1" office:value-type="string" calcext:value-type="string">
            <text:p>Red Hat libvirt ‘virSecurityManagerSetProcessLabel’<text:span text:style-name="T2">函数提权漏洞</text:span><text:span text:style-name="T3">(CNNVD-201310-099)</text:span></text:p>
          </table:table-cell>
          <table:table-cell table:style-name="ce2" office:value-type="string" calcext:value-type="string">
            <text:p>CVSS<text:span text:style-name="T2">分值</text:span><text:span text:style-name="T3">:6.9[</text:span><text:span text:style-name="T4">中等</text:span><text:span text:style-name="T3">(MEDIUM)]</text:span></text:p>
            <text:p><text:span text:style-name="T2">机密性影响</text:span><text:span text:style-name="T3">:COMPLETE[</text:span><text:span text:style-name="T4">完全的信息泄露导致所有系统文件暴露</text:span><text:span text:style-name="T3">]</text:span></text:p>
            <text:p><text:span text:style-name="T2">完整性影响</text:span><text:span text:style-name="T3">:COMPLETE[</text:span><text:span text:style-name="T4">系统完整性可被完全破坏</text:span><text:span text:style-name="T3">]</text:span></text:p>
            <text:p><text:span text:style-name="T2">可用性影响</text:span><text:span text:style-name="T3">:COMPLETE[</text:span><text:span text:style-name="T4">可能导致系统完全宕机</text:span><text:span text:style-name="T3">]</text:span></text:p>
            <text:p><text:span text:style-name="T2">攻击复杂度</text:span><text:span text:style-name="T3">:MEDIUM[</text:span><text:span text:style-name="T4">漏洞利用存在一定的访问条件</text:span><text:span text:style-name="T3">]</text:span></text:p>
            <text:p><text:span text:style-name="T2">攻击向量</text:span><text:span text:style-name="T3">:LOCAL[</text:span><text:span text:style-name="T4">漏洞利用需要具有物理访问权限或本地帐户</text:span><text:span text:style-name="T3">]</text:span></text:p>
            <text:p><text:span text:style-name="T2">身份认证</text:span><text:span text:style-name="T3">:NONE[</text:span><text:span text:style-name="T4">漏洞利用无需身份认证</text:span><text:span text:style-name="T3">]</text:span></text:p>
          </table:table-cell>
          <table:table-cell table:style-name="ce4" office:value-type="string" calcext:value-type="string">
            <text:p>  libvirt 0.10.2.7<text:span text:style-name="T8">，</text:span><text:span text:style-name="T9">1.0.5.5</text:span><text:span text:style-name="T10">，以及</text:span><text:span text:style-name="T9">1.1.1</text:span><text:span text:style-name="T10">版本中的‘</text:span><text:span text:style-name="T9">virSecurityManagerSetProcessLabel’</text:span><text:span text:style-name="T10">函数中存在提权漏洞，在域已读取了</text:span><text:span text:style-name="T9">uid:gid</text:span><text:span text:style-name="T10">标签的情况下，程序没有正确地设置组成员关系。本地攻击者可利用该漏洞进行提权。</text:span></text:p>
          </table:table-cell>
          <table:table-cell table:style-name="ce2" office:value-type="string" calcext:value-type="string">
            <text:p>2013-09-30 17:55:09</text:p>
          </table:table-cell>
          <table:table-cell table:style-name="ce2" office:value-type="string" calcext:value-type="string">
            <text:p>2013-10-01 11:00:41</text:p>
          </table:table-cell>
          <table:table-cell table:style-name="ce2" office:value-type="string" calcext:value-type="string">
            <text:p>libvirt</text:p>
          </table:table-cell>
          <table:table-cell table:style-name="ce2" office:value-type="string" calcext:value-type="string">
            <text:p>(1.0.5.5,1.1.1,0.10.2.7)</text:p>
          </table:table-cell>
          <table:table-cell table:number-columns-repeated="1016"/>
        </table:table-row>
        <table:table-row table:style-name="ro9">
          <table:table-cell table:style-name="ce1" office:value-type="string" calcext:value-type="string">
            <text:p>CVE-2013-4292</text:p>
          </table:table-cell>
          <table:table-cell table:style-name="ce1" office:value-type="string" calcext:value-type="string">
            <text:p>Red Hat libvirt <text:span text:style-name="T2">资源管理错误漏洞</text:span><text:span text:style-name="T3">(CNNVD-201310-100)</text:span></text:p>
          </table:table-cell>
          <table:table-cell table:style-name="ce2" office:value-type="string" calcext:value-type="string">
            <text:p/>
            <text:p>CVSS<text:span text:style-name="T2">分值</text:span><text:span text:style-name="T3">:2.1[</text:span><text:span text:style-name="T4">轻微</text:span><text:span text:style-name="T3">(LOW)]</text:span></text:p>
            <text:p><text:span text:style-name="T2">机密性影响</text:span><text:span text:style-name="T3">:NONE[</text:span><text:span text:style-name="T4">对系统的机密性无影响</text:span><text:span text:style-name="T3">]</text:span></text:p>
            <text:p><text:span text:style-name="T2">完整性影响</text:span><text:span text:style-name="T3">:NONE[</text:span><text:span text:style-name="T4">不会对系统完整性产生影响</text:span><text:span text:style-name="T3">]</text:span></text:p>
            <text:p><text:span text:style-name="T2">可用性影响</text:span><text:span text:style-name="T3">:PARTIAL[</text:span><text:span text:style-name="T4">可能会导致性能下降或中断资源访问</text:span><text:span text:style-name="T3">]</text:span></text:p>
            <text:p><text:span text:style-name="T2">攻击复杂度</text:span><text:span text:style-name="T3">:LOW[</text:span><text:span text:style-name="T4">漏洞利用没有访问限制 </text:span><text:span text:style-name="T3">]</text:span></text:p>
            <text:p><text:span text:style-name="T2">攻击向量</text:span><text:span text:style-name="T3">:LOCAL[</text:span><text:span text:style-name="T4">漏洞利用需要具有物理访问权限或本地帐户</text:span><text:span text:style-name="T3">]</text:span></text:p>
            <text:p><text:span text:style-name="T2">身份认证</text:span><text:span text:style-name="T3">:NONE[</text:span><text:span text:style-name="T4">漏洞利用无需身份认证</text:span><text:span text:style-name="T3">]</text:span></text:p>
          </table:table-cell>
          <table:table-cell table:style-name="ce4" office:value-type="string" calcext:value-type="string">
            <text:p>    libvirt 1.1.0<text:span text:style-name="T33">和</text:span><text:span text:style-name="T34">1.1.1</text:span><text:span text:style-name="T35">版本中存在资源管理错误漏洞。本地攻击者可通过向</text:span><text:span text:style-name="T34">daemon/remote.c</text:span><text:span text:style-name="T36">文件和</text:span><text:span text:style-name="T34">remote/remote_driver.c</text:span><text:span text:style-name="T36">文件中的</text:span><text:span text:style-name="T34">RPC</text:span><text:span text:style-name="T36">调用中插入大量的‘</text:span><text:span text:style-name="T34">domain migrate’</text:span><text:span text:style-name="T36">参数，利用该漏洞造成拒绝服务（内存消耗）。</text:span></text:p>
          </table:table-cell>
          <table:table-cell table:style-name="ce2" office:value-type="string" calcext:value-type="string">
            <text:p>2013-09-30 17:55:09</text:p>
          </table:table-cell>
          <table:table-cell table:style-name="ce2" office:value-type="string" calcext:value-type="string">
            <text:p>2015-01-02 11:23:42</text:p>
          </table:table-cell>
          <table:table-cell table:style-name="ce2" office:value-type="string" calcext:value-type="string">
            <text:p>libvirt</text:p>
          </table:table-cell>
          <table:table-cell table:style-name="ce1" office:value-type="string" calcext:value-type="string">
            <text:p>(1.1.0,1.1.1))</text:p>
          </table:table-cell>
          <table:table-cell table:number-columns-repeated="1016"/>
        </table:table-row>
        <table:table-row table:style-name="ro9">
          <table:table-cell table:style-name="ce2" office:value-type="string" calcext:value-type="string">
            <text:p>CVE-2013-4296</text:p>
          </table:table-cell>
          <table:table-cell table:style-name="ce1" office:value-type="string" calcext:value-type="string">
            <text:p>Red Hat libvirt ‘remoteDispatchDomainMemoryStats()’<text:span text:style-name="T2">拒绝服务漏洞</text:span><text:span text:style-name="T3">(CNNVD-201309-408)</text:span></text:p>
          </table:table-cell>
          <table:table-cell table:style-name="ce2" office:value-type="string" calcext:value-type="string">
            <text:p/>
            <text:p>CVSS<text:span text:style-name="T2">分值</text:span><text:span text:style-name="T3">:4[</text:span><text:span text:style-name="T4">中等</text:span><text:span text:style-name="T3">(MEDIUM)]</text:span></text:p>
            <text:p><text:span text:style-name="T2">机密性影响</text:span><text:span text:style-name="T3">:NONE[</text:span><text:span text:style-name="T4">对系统的机密性无影响</text:span><text:span text:style-name="T3">]</text:span></text:p>
            <text:p><text:span text:style-name="T2">完整性影响</text:span><text:span text:style-name="T3">:NONE[</text:span><text:span text:style-name="T4">不会对系统完整性产生影响</text:span><text:span text:style-name="T3">]</text:span></text:p>
            <text:p><text:span text:style-name="T2">可用性影响</text:span><text:span text:style-name="T3">:PARTIAL[</text:span><text:span text:style-name="T4">可能会导致性能下降或中断资源访问</text:span><text:span text:style-name="T3">]</text:span></text:p>
            <text:p><text:span text:style-name="T2">攻击复杂度</text:span><text:span text:style-name="T3">:LOW[</text:span><text:span text:style-name="T4">漏洞利用没有访问限制 </text:span><text:span text:style-name="T3">]</text:span></text:p>
            <text:p><text:span text:style-name="T2">攻击向量</text:span><text:span text:style-name="T3">:NETWORK[</text:span><text:span text:style-name="T4">攻击者不需要获取内网访问权或本地访问权</text:span><text:span text:style-name="T3">]</text:span></text:p>
            <text:p><text:span text:style-name="T2">身份认证</text:span><text:span text:style-name="T3">:SINGLE_INSTANCE[--]</text:span></text:p>
          </table:table-cell>
          <table:table-cell table:style-name="ce4" office:value-type="string" calcext:value-type="string">
            <text:p>libvirt<text:span text:style-name="T1">中存在拒绝服务漏洞。攻击者可利用该漏洞造成使用受影响库的应用程序崩溃，拒绝服务合法用户。</text:span></text:p>
          </table:table-cell>
          <table:table-cell table:style-name="ce2" office:value-type="string" calcext:value-type="string">
            <text:p>2013-09-30 17:55:09</text:p>
          </table:table-cell>
          <table:table-cell table:style-name="ce2" office:value-type="string" calcext:value-type="string">
            <text:p>2015-01-02 11:24:45</text:p>
          </table:table-cell>
          <table:table-cell table:style-name="ce1" office:value-type="string" calcext:value-type="string">
            <text:p>libvirt,enterprise_linux:6</text:p>
          </table:table-cell>
          <table:table-cell table:style-name="ce10" office:value-type="string" calcext:value-type="string">
            <text:p>libvirt(1.0.5.5,1.0.5.4,0.10.2.3,0.9.1,0.10.2.4,0.9.2,0.10.2.1,0.10.0,0.9.9,1.0.5.1,0.9.12,0.9.7,0.10.1,0.9.10,0.9.13,0.10.2.2,0.9.11,0.9.4,1.1.1,0.9.3,0.9.6,0.9.5,0.10.2,1.1.0,0.9.8,0.10.2.5,0.10.2.7,0.10.2.6,1.0.5.2,1.0.5.3),Red Hat libvirt(0.9.1,0.9.2,0.9.9,0.9.10,0.9.13,0.9.11,0.9.4,0.9.3,0.9.7,0.9.6,0.9.5,0.9.8,0.9.12)</text:p>
            <text:p>Red Hat Enterprise Linux 6</text:p>
          </table:table-cell>
          <table:table-cell table:number-columns-repeated="1016"/>
        </table:table-row>
        <table:table-row table:style-name="ro9">
          <table:table-cell table:style-name="ce2" office:value-type="string" calcext:value-type="string">
            <text:p>CVE-2013-4297</text:p>
          </table:table-cell>
          <table:table-cell table:style-name="ce1" office:value-type="string" calcext:value-type="string">
            <text:p>Red Hat libvirt ‘virFileNBDDeviceAssociate()’<text:span text:style-name="T2">远程拒绝服务漏洞</text:span><text:span text:style-name="T3">(CNNVD-201309-435)</text:span></text:p>
          </table:table-cell>
          <table:table-cell table:style-name="ce2" office:value-type="string" calcext:value-type="string">
            <text:p/>
            <text:p>CVSS<text:span text:style-name="T2">分值</text:span><text:span text:style-name="T3">:4[</text:span><text:span text:style-name="T4">中等</text:span><text:span text:style-name="T3">(MEDIUM)]</text:span></text:p>
            <text:p><text:span text:style-name="T2">机密性影响</text:span><text:span text:style-name="T3">:NONE[</text:span><text:span text:style-name="T4">对系统的机密性无影响</text:span><text:span text:style-name="T3">]</text:span></text:p>
            <text:p><text:span text:style-name="T2">完整性影响</text:span><text:span text:style-name="T3">:NONE[</text:span><text:span text:style-name="T4">不会对系统完整性产生影响</text:span><text:span text:style-name="T3">]</text:span></text:p>
            <text:p><text:span text:style-name="T2">可用性影响</text:span><text:span text:style-name="T3">:PARTIAL[</text:span><text:span text:style-name="T4">可能会导致性能下降或中断资源访问</text:span><text:span text:style-name="T3">]</text:span></text:p>
            <text:p><text:span text:style-name="T2">攻击复杂度</text:span><text:span text:style-name="T3">:LOW[</text:span><text:span text:style-name="T4">漏洞利用没有访问限制 </text:span><text:span text:style-name="T3">]</text:span></text:p>
            <text:p><text:span text:style-name="T2">攻击向量</text:span><text:span text:style-name="T3">:NETWORK[</text:span><text:span text:style-name="T4">攻击者不需要获取内网访问权或本地访问权</text:span><text:span text:style-name="T3">]</text:span></text:p>
            <text:p><text:span text:style-name="T2">身份认证</text:span><text:span text:style-name="T3">:SINGLE_INSTANCE[--]</text:span></text:p>
          </table:table-cell>
          <table:table-cell table:style-name="ce4" office:value-type="string" calcext:value-type="string">
            <text:p>        libvirt<text:span text:style-name="T1">中存在远程拒绝服务漏洞。攻击者可利用该漏洞导致使用受影响库的应用程序崩溃，拒绝服务合法用户。</text:span></text:p>
            <text:p><text:span text:style-name="T1"/></text:p>
          </table:table-cell>
          <table:table-cell table:style-name="ce2" office:value-type="string" calcext:value-type="string">
            <text:p>2013-09-30 17:55:09</text:p>
          </table:table-cell>
          <table:table-cell table:style-name="ce2" office:value-type="string" calcext:value-type="string">
            <text:p>2015-01-02 11:25:16</text:p>
          </table:table-cell>
          <table:table-cell table:style-name="ce1" office:value-type="string" calcext:value-type="string">
            <text:p>libvirt</text:p>
          </table:table-cell>
          <table:table-cell table:style-name="ce7" office:value-type="string" calcext:value-type="string">
            <text:p>libvirt(0.0.6,0.0.4,0.0.5,0.0.1,0.3.0,0.2.1,0.2.0,0.8.5,0.9.1,0.9.2,0.10.2.1,0.0.2,0.8.6,0.0.3,0.8.7,0.8.4,0.2.2,0.9.9,0.3.2,0.9.7,0.9.0,0.3.1,0.2.3,0.3.3,0.4.0,0.9.10,0.8.0,0.4.3,0.9.13,0.8.3,0.4.2,0.8.2,0.4.5,0.9.4,0.9.11,0.9.3,0.9.6,0.9.5,0.4.1,0.9.8,0.8.8,0.9.11.1,0.9.11.2,0.4.4,0.4.6,0.8.1,0.5.0,0.9.11.7,0.5.1,0.9.11.4,0.9.11.5,0.9.11.8,0.9.11.3,0.9.12,0.9.11.6,0.7.2,0.9.6.3,0.7.0,0.10.0,0.6.0,0.6.3,0.6.1,0.6.4,0.6.2,0.6.5,0.7.3,0.7.4,0.7.1,0.10.1,1.0.2,0.10.2.2,1.0.1,1.1.1,0.9.6.1,0.9.6.2,0.10.2,1.1.0,0.7.5,0.7.7,0.1.1,0.7.6,1.1.2,0.1.0,1.0.4,0.0.6,0.1.7,1.0.3,0.1.9,1.0.5,0.1.6,0.1.3,0.1.8,0.1.5,0.1.4,1.0.0),Red Hat libvirt(0.0.6,0.0.4,0.0.5,0.0.1,0.3.0,0.2.1,0.2.0,0.8.5,0.9.1,0.9.2,0.0.2,0.8.6,0.0.3,0.8.7,0.8.4,0.2.2,0.9.9,0.3.2,0.9.7,0.9.0,0.3.1,0.2.3,0.3.3,0.4.0,0.9.10,0.8.0,0.4.3,0.9.13,0.8.3,0.4.2,0.8.2,0.4.5,0.9.4,0.9.11,0.9.3,0.9.6,0.9.5,0.4.1,0.9.8,0.8.8,0.4.4,0.4.6,0.8.1,0.5.0,0.5.1,0.9.12,0.7.2,0.7.0,0.6.0,0.6.3,0.6.1,0.6.4,0.6.2,0.6.5,0.7.3,0.7.4,0.7.1,0.7.5,0.7.7,0.1.1,0.7.6,0.1.0,0.1.7,0.1.9,0.1.6,0.1.3,0.1.8,0.1.5,0.1.4)</text:p>
          </table:table-cell>
          <table:table-cell table:number-columns-repeated="1016"/>
        </table:table-row>
        <table:table-row table:style-name="ro11">
          <table:table-cell table:style-name="ce1" office:value-type="string" calcext:value-type="string">
            <text:p>CVE-2013-5651</text:p>
          </table:table-cell>
          <table:table-cell table:style-name="ce1" office:value-type="string" calcext:value-type="string">
            <text:p>CNNVD<text:span text:style-name="T1">数据暂缺。</text:span></text:p>
          </table:table-cell>
          <table:table-cell table:style-name="ce2" office:value-type="string" calcext:value-type="string">
            <text:p>CVSS<text:span text:style-name="T2">分值</text:span><text:span text:style-name="T3">:5[</text:span><text:span text:style-name="T4">中等</text:span><text:span text:style-name="T3">(MEDIUM)]</text:span></text:p>
            <text:p><text:span text:style-name="T2">机密性影响</text:span><text:span text:style-name="T3">:NONE[</text:span><text:span text:style-name="T4">对系统的机密性无影响</text:span><text:span text:style-name="T3">]</text:span></text:p>
            <text:p><text:span text:style-name="T2">完整性影响</text:span><text:span text:style-name="T3">:NONE[</text:span><text:span text:style-name="T4">不会对系统完整性产生影响</text:span><text:span text:style-name="T3">]</text:span></text:p>
            <text:p><text:span text:style-name="T2">可用性影响</text:span><text:span text:style-name="T3">:PARTIAL[</text:span><text:span text:style-name="T4">可能会导致性能下降或中断资源访问</text:span><text:span text:style-name="T3">]</text:span></text:p>
            <text:p><text:span text:style-name="T2">攻击复杂度</text:span><text:span text:style-name="T3">:LOW[</text:span><text:span text:style-name="T4">漏洞利用没有访问限制 </text:span><text:span text:style-name="T3">]</text:span></text:p>
            <text:p><text:span text:style-name="T2">攻击向量</text:span><text:span text:style-name="T3">:NETWORK[</text:span><text:span text:style-name="T4">攻击者不需要获取内网访问权或本地访问权</text:span><text:span text:style-name="T3">]</text:span></text:p>
            <text:p><text:span text:style-name="T2">身份认证</text:span><text:span text:style-name="T3">:NONE[</text:span><text:span text:style-name="T4">漏洞利用无需身份认证</text:span><text:span text:style-name="T3">]</text:span></text:p>
          </table:table-cell>
          <table:table-cell table:style-name="ce4" office:value-type="string" calcext:value-type="string">
            <text:p>The virBitmapParse function in util/virbitmap.c in libvirt before 1.1.2 allows context-dependent attackers to cause a denial of service (out-of-bounds read and crash) via a crafted bitmap, as demonstrated by a large nodeset value to numatune.</text:p>
          </table:table-cell>
          <table:table-cell table:style-name="ce2" office:value-type="string" calcext:value-type="string">
            <text:p>2013-09-30 17:55:09</text:p>
          </table:table-cell>
          <table:table-cell table:style-name="ce2" office:value-type="string" calcext:value-type="string">
            <text:p>2015-01-02 20:01:20</text:p>
          </table:table-cell>
          <table:table-cell table:style-name="ce1" office:value-type="string" calcext:value-type="string">
            <text:p>libvirt</text:p>
          </table:table-cell>
          <table:table-cell table:style-name="ce7" office:value-type="string" calcext:value-type="string">
            <text:p>Libvirt(1.0.5.5,1.0.5.4,1.0.5.6,0.2.1,0.2.0,0.9.1,0.10.2.3,0.9.2,0.10.2.4,0.10.2.1,0.2.2,0.9.9,0.9.7,0.9.0,0.2.3,0.9.10,0.4.0,0.9.13,0.4.3,0.4.2,0.9.11,0.9.4,0.4.5,0.9.3,0.9.6,0.9.5,0.9.8,0.4.1,0.9.11.1,0.9.11.2,0.4.4,0.4.6,1.0.5.2,0.9.11.7,1.0.5.3,0.9.11.4,0.9.11.5,0.9.11.8,1.0.5.1,0.9.11.3,0.9.11.6,0.9.12,0.9.6.3,0.7.2,0.7.0,0.7.3,0.7.4,0.7.1,1.1.1,0.9.6.1,0.9.6.2,1.1.0,0.7.5,0.7.7,0.1.1,0.7.6,0.1.0,0.1.7,0.1.9,0.1.6,0.1.3,0.1.8,0.1.5,0.1.4,0.0.6,0.0.4,0.0.5,0.0.1,0.3.0,0.8.5,0.0.2,0.8.6,0.0.3,0.8.7,0.8.4,0.3.2,0.3.1,0.3.3,0.8.0,0.8.3,0.8.2,0.8.8,0.8.1,0.5.0,0.5.1,0.6.0,0.10.0,0.6.3,0.6.1,0.6.4,0.6.2,0.6.5,0.10.1,1.0.2,1.0.1,0.10.2.2,0.10.20.10.2.8,0.10.2.5,0.10.2.7,0.10.2.6,1.0.4,1.0.6,1.0.3,1.0.5,1.0.0),Red Hat libvirt(0.2.1,0.2.0,0.9.1,0.9.2,0.2.2,0.9.9,0.9.7,0.9.0,0.2.3,0.9.10,0.4.0,0.9.13,0.4.3,0.4.2,0.9.11,0.9.4,0.4.5,0.9.3,0.9.6,0.9.5,0.9.8,0.4.1,0.4.4,0.4.6,0.9.12,0.7.2,0.7.0,0.7.3,0.7.4,0.7.1,0.7.5,0.7.7,0.1.1,0.7.6,0.1.0,0.1.7,0.1.9,0.1.6,0.1.3,0.1.8,0.1.5,0.1.4,0.0.6,0.0.4,0.0.5,0.0.1,0.3.0,0.8.5,0.0.2,0.8.6,0.0.3,0.8.7,0.8.4,0.3.2,0.3.1,0.3.3,0.8.0,0.8.3,0.8.2,0.8.8,0.8.1,0.5.0,0.5.1,0.6.0,0.6.3,0.6.1,0.6.4,0.6.2,0.6.5)</text:p>
          </table:table-cell>
          <table:table-cell table:number-columns-repeated="1016"/>
        </table:table-row>
        <table:table-row table:style-name="ro9">
          <table:table-cell table:style-name="ce1" office:value-type="string" calcext:value-type="string">
            <text:p>CVE-2013-2218</text:p>
          </table:table-cell>
          <table:table-cell table:style-name="ce1" office:value-type="string" calcext:value-type="string">
            <text:p>libvirt ‘virConnectListAllInterfaces’<text:span text:style-name="T2">方法拒绝服务漏洞</text:span><text:span text:style-name="T3">(CNNVD-201307-040)</text:span></text:p>
          </table:table-cell>
          <table:table-cell table:style-name="ce2" office:value-type="string" calcext:value-type="string">
            <text:p/>
            <text:p>CVSS<text:span text:style-name="T2">分值</text:span><text:span text:style-name="T3">:5[</text:span><text:span text:style-name="T4">中等</text:span><text:span text:style-name="T3">(MEDIUM)]</text:span></text:p>
            <text:p><text:span text:style-name="T2">机密性影响</text:span><text:span text:style-name="T3">:NONE[</text:span><text:span text:style-name="T4">对系统的机密性无影响</text:span><text:span text:style-name="T3">]</text:span></text:p>
            <text:p><text:span text:style-name="T2">完整性影响</text:span><text:span text:style-name="T3">:NONE[</text:span><text:span text:style-name="T4">不会对系统完整性产生影响</text:span><text:span text:style-name="T3">]</text:span></text:p>
            <text:p><text:span text:style-name="T2">可用性影响</text:span><text:span text:style-name="T3">:PARTIAL[</text:span><text:span text:style-name="T4">可能会导致性能下降或中断资源访问</text:span><text:span text:style-name="T3">]</text:span></text:p>
            <text:p><text:span text:style-name="T2">攻击复杂度</text:span><text:span text:style-name="T3">:LOW[</text:span><text:span text:style-name="T4">漏洞利用没有访问限制 </text:span><text:span text:style-name="T3">]</text:span></text:p>
            <text:p><text:span text:style-name="T2">攻击向量</text:span><text:span text:style-name="T3">:NETWORK[</text:span><text:span text:style-name="T4">攻击者不需要获取内网访问权或本地访问权</text:span><text:span text:style-name="T3">]</text:span></text:p>
            <text:p><text:span text:style-name="T2">身份认证</text:span><text:span text:style-name="T3">:NONE[</text:span><text:span text:style-name="T4">漏洞利用无需身份认证</text:span><text:span text:style-name="T3">]</text:span></text:p>
          </table:table-cell>
          <table:table-cell table:style-name="ce4" office:value-type="string" calcext:value-type="string">
            <text:p> libvirt<text:span text:style-name="T1">中存在拒绝服务漏洞。攻击者可利用该漏洞导致使用受影响库的应用程序崩溃，拒绝服务合法用户。</text:span></text:p>
          </table:table-cell>
          <table:table-cell table:style-name="ce2" office:value-type="string" calcext:value-type="string">
            <text:p>2013-09-30 17:55:08</text:p>
          </table:table-cell>
          <table:table-cell table:style-name="ce6" office:value-type="date" office:date-value="2013-10-11T12:01:54.000005" calcext:value-type="date">
            <text:p>2013年10月11日12时01分54秒</text:p>
          </table:table-cell>
          <table:table-cell table:style-name="ce1" office:value-type="string" calcext:value-type="string">
            <text:p>null</text:p>
          </table:table-cell>
          <table:table-cell table:style-name="ce2" office:value-type="string" calcext:value-type="string">
            <text:p/>
            <text:p><text:span text:style-name="T11">产品及版本信息</text:span><text:span text:style-name="T12">(CPE)</text:span><text:span text:style-name="T13">暂不可用</text:span></text:p>
          </table:table-cell>
          <table:table-cell table:number-columns-repeated="1016"/>
        </table:table-row>
        <table:table-row table:style-name="ro11">
          <table:table-cell table:style-name="ce1" office:value-type="string" calcext:value-type="string">
            <text:p>CVE-2013-1962</text:p>
          </table:table-cell>
          <table:table-cell table:style-name="ce1" office:value-type="string" calcext:value-type="string">
            <text:p>libvirt <text:span text:style-name="T2">远程拒绝服务漏洞</text:span><text:span text:style-name="T3">(CNNVD-201305-368)</text:span></text:p>
          </table:table-cell>
          <table:table-cell table:style-name="ce2" office:value-type="string" calcext:value-type="string">
            <text:p>CVSS<text:span text:style-name="T2">分值</text:span><text:span text:style-name="T3">:5[</text:span><text:span text:style-name="T4">中等</text:span><text:span text:style-name="T3">(MEDIUM)]</text:span></text:p>
            <text:p><text:span text:style-name="T2">机密性影响</text:span><text:span text:style-name="T3">:NONE[</text:span><text:span text:style-name="T4">对系统的机密性无影响</text:span><text:span text:style-name="T3">]</text:span></text:p>
            <text:p><text:span text:style-name="T2">完整性影响</text:span><text:span text:style-name="T3">:NONE[</text:span><text:span text:style-name="T4">不会对系统完整性产生影响</text:span><text:span text:style-name="T3">]</text:span></text:p>
            <text:p><text:span text:style-name="T2">可用性影响</text:span><text:span text:style-name="T3">:PARTIAL[</text:span><text:span text:style-name="T4">可能会导致性能下降或中断资源访问</text:span><text:span text:style-name="T3">]</text:span></text:p>
            <text:p><text:span text:style-name="T2">攻击复杂度</text:span><text:span text:style-name="T3">:LOW[</text:span><text:span text:style-name="T4">漏洞利用没有访问限制 </text:span><text:span text:style-name="T3">]</text:span></text:p>
            <text:p><text:span text:style-name="T2">攻击向量</text:span><text:span text:style-name="T3">:NETWORK[</text:span><text:span text:style-name="T4">攻击者不需要获取内网访问权或本地访问权</text:span><text:span text:style-name="T3">]</text:span></text:p>
            <text:p><text:span text:style-name="T2">身份认证</text:span><text:span text:style-name="T3">:NONE[</text:span><text:span text:style-name="T4">漏洞利用无需身份认证</text:span><text:span text:style-name="T3">]</text:span></text:p>
          </table:table-cell>
          <table:table-cell table:style-name="ce4" office:value-type="string" calcext:value-type="string">
            <text:p>     libvirt<text:span text:style-name="T1">中存在远程拒绝服务漏洞。攻击者可利用该漏洞将使用受影响库的应用程序崩溃，拒绝服务合法用户。</text:span></text:p>
          </table:table-cell>
          <table:table-cell table:style-name="ce2" office:value-type="string" calcext:value-type="string">
            <text:p>2013-05-28 20:55:01</text:p>
          </table:table-cell>
          <table:table-cell table:style-name="ce2" office:value-type="string" calcext:value-type="string">
            <text:p>2013-11-30 23:27:28</text:p>
          </table:table-cell>
          <table:table-cell table:style-name="ce1" office:value-type="string" calcext:value-type="string">
            <text:p>null</text:p>
          </table:table-cell>
          <table:table-cell table:style-name="ce2" office:value-type="string" calcext:value-type="string">
            <text:p/>
            <text:p><text:span text:style-name="T11">产品及版本信息</text:span><text:span text:style-name="T12">(CPE)</text:span><text:span text:style-name="T13">暂不可用</text:span></text:p>
          </table:table-cell>
          <table:table-cell table:number-columns-repeated="1016"/>
        </table:table-row>
        <table:table-row table:style-name="ro11">
          <table:table-cell table:style-name="ce2" office:value-type="string" calcext:value-type="string">
            <text:p>CVE-2013-1766</text:p>
          </table:table-cell>
          <table:table-cell table:style-name="ce1" office:value-type="string" calcext:value-type="string">
            <text:p>libvirt <text:span text:style-name="T2">本地安全绕过漏洞</text:span><text:span text:style-name="T3">(CNNVD-201302-619)</text:span></text:p>
          </table:table-cell>
          <table:table-cell table:style-name="ce2" office:value-type="string" calcext:value-type="string">
            <text:p>CVSS<text:span text:style-name="T2">分值</text:span><text:span text:style-name="T3">:3.6[</text:span><text:span text:style-name="T4">轻微</text:span><text:span text:style-name="T3">(LOW)]</text:span></text:p>
            <text:p><text:span text:style-name="T2">机密性影响</text:span><text:span text:style-name="T3">:NONE[</text:span><text:span text:style-name="T4">对系统的机密性无影响</text:span><text:span text:style-name="T3">]</text:span></text:p>
            <text:p><text:span text:style-name="T2">完整性影响</text:span><text:span text:style-name="T3">:PARTIAL[</text:span><text:span text:style-name="T4">可能会导致系统文件被修改</text:span><text:span text:style-name="T3">]</text:span></text:p>
            <text:p><text:span text:style-name="T2">可用性影响</text:span><text:span text:style-name="T3">:PARTIAL[</text:span><text:span text:style-name="T4">可能会导致性能下降或中断资源访问</text:span><text:span text:style-name="T3">]</text:span></text:p>
            <text:p><text:span text:style-name="T2">攻击复杂度</text:span><text:span text:style-name="T3">:LOW[</text:span><text:span text:style-name="T4">漏洞利用没有访问限制 </text:span><text:span text:style-name="T3">]</text:span></text:p>
            <text:p><text:span text:style-name="T2">攻击向量</text:span><text:span text:style-name="T3">:LOCAL[</text:span><text:span text:style-name="T4">漏洞利用需要具有物理访问权限或本地帐户</text:span><text:span text:style-name="T3">]</text:span></text:p>
            <text:p><text:span text:style-name="T2">身份认证</text:span><text:span text:style-name="T3">:NONE[</text:span><text:span text:style-name="T4">漏洞利用无需身份认证</text:span><text:span text:style-name="T3">]</text:span></text:p>
          </table:table-cell>
          <table:table-cell table:style-name="ce4" office:value-type="string" calcext:value-type="string">
            <text:p>libvirt 1.0.2-2<text:span text:style-name="T11">版本中的</text:span><text:span text:style-name="T12">kvm-group</text:span><text:span text:style-name="T13">实现上中存在安全绕过漏洞。攻击者可利用该漏洞绕过某些安全限制并执行未授权操作。</text:span></text:p>
          </table:table-cell>
          <table:table-cell table:style-name="ce2" office:value-type="string" calcext:value-type="string">
            <text:p>2013-03-20 11:55:00</text:p>
          </table:table-cell>
          <table:table-cell table:style-name="ce2" office:value-type="string" calcext:value-type="string">
            <text:p>2013-03-21 12:34:13</text:p>
          </table:table-cell>
          <table:table-cell table:style-name="ce1" office:value-type="string" calcext:value-type="string">
            <text:p>libvirt</text:p>
          </table:table-cell>
          <table:table-cell table:style-name="ce7" office:value-type="string" calcext:value-type="string">
            <text:p>libvirt(0.8.7,0.4.4,0.1.8,0.7.0,0.9.9,0.8.6,0.7.2,0.2.2,0.5.1,0.9.10,1.0.1,0.1.5,0.0.5,0.9.8,0.4.3,0.0.2,0.9.1,0.9.5,0.6.5,0.2.1,0.9.12,0.8.4,0.8.0,0.5.0,0.8.8,0.7.4,0.8.2,0.4.0,0.7.6,0.6.1,0.2.3,0.4.6,0.8.3,0.9.0,0.4.5,0.9.11,0.0.3,0.1.7,0.8.5,0.1.3,0.3.2,0.9.2,0.0.1,0.6.4,0.8.1,0.7.5,0.1.1,1.0.2,0.3.1,0.7.7,0.0.6,0.6.3,0.9.3,0.1.0,0.9.7,0.4.1,0.3.3,0.7.3,0.4.2,0.2.0,0.6.0,0.1.9,0.3.0,0.9.4,0.1.6,1.0.0,0.9.6,0.0.4,0.9.13,0.1.4,0.6.2,0.7.1),Red Hat libvirt(0.8.7,0.4.4,0.1.8,0.7.0,0.9.9,0.8.6,0.7.2,0.2.2,0.5.1,0.9.10,0.1.5,0.0.5,0.9.8,0.4.3,0.0.2,0.9.1,0.9.5,0.6.5,0.2.1,0.9.12,0.8.4,0.8.0,0.5.0,0.8.8,0.7.4,0.8.2,0.4.0,0.7.6,0.6.1,0.2.3,0.4.6,0.8.3,0.9.0,0.4.5,0.9.11,0.0.3,0.1.7,0.8.5,0.1.3,0.3.2,0.9.2,0.0.1,0.6.4,0.8.1,0.7.5,0.1.1,0.3.1,0.7.7,0.0.6,0.6.3,0.9.3,0.1.0,0.9.7,0.4.1,0.3.3,0.7.3,0.4.2,0.2.0,0.6.0,0.1.9,0.3.0,0.9.4,0.1.6,0.9.6,0.0.4,0.9.13,0.1.4,0.6.2,0.7.1)</text:p>
          </table:table-cell>
          <table:table-cell table:number-columns-repeated="1016"/>
        </table:table-row>
        <table:table-row table:style-name="ro9">
          <table:table-cell table:style-name="ce1" office:value-type="string" calcext:value-type="string">
            <text:p>CVE-2013-0198</text:p>
          </table:table-cell>
          <table:table-cell table:style-name="ce1" office:value-type="string" calcext:value-type="string">
            <text:p>Dnsmasq <text:span text:style-name="T2">多个远程拒绝服务漏洞</text:span><text:span text:style-name="T3">(CNNVD-201301-396)</text:span></text:p>
          </table:table-cell>
          <table:table-cell table:style-name="ce2" office:value-type="string" calcext:value-type="string">
            <text:p/>
            <text:p>CVSS<text:span text:style-name="T2">分值</text:span><text:span text:style-name="T3">:5[</text:span><text:span text:style-name="T4">中等</text:span><text:span text:style-name="T3">(MEDIUM)]</text:span></text:p>
            <text:p><text:span text:style-name="T2">机密性影响</text:span><text:span text:style-name="T3">:NONE[</text:span><text:span text:style-name="T4">对系统的机密性无影响</text:span><text:span text:style-name="T3">]</text:span></text:p>
            <text:p><text:span text:style-name="T2">完整性影响</text:span><text:span text:style-name="T3">:NONE[</text:span><text:span text:style-name="T4">不会对系统完整性产生影响</text:span><text:span text:style-name="T3">]</text:span></text:p>
            <text:p><text:span text:style-name="T2">可用性影响</text:span><text:span text:style-name="T3">:PARTIAL[</text:span><text:span text:style-name="T4">可能会导致性能下降或中断资源访问</text:span><text:span text:style-name="T3">]</text:span></text:p>
            <text:p><text:span text:style-name="T2">攻击复杂度</text:span><text:span text:style-name="T3">:LOW[</text:span><text:span text:style-name="T4">漏洞利用没有访问限制 </text:span><text:span text:style-name="T3">]</text:span></text:p>
            <text:p><text:span text:style-name="T2">攻击向量</text:span><text:span text:style-name="T3">:NETWORK[</text:span><text:span text:style-name="T4">攻击者不需要获取内网访问权或本地访问权</text:span><text:span text:style-name="T3">]</text:span></text:p>
            <text:p><text:span text:style-name="T2">身份认证</text:span><text:span text:style-name="T3">:NONE[</text:span><text:span text:style-name="T4">漏洞利用无需身份认证</text:span><text:span text:style-name="T3">]</text:span></text:p>
          </table:table-cell>
          <table:table-cell table:style-name="ce4" office:value-type="string" calcext:value-type="string">
            <text:p>  Dnsmasq 2.66test2<text:span text:style-name="T14">之前版本中存在漏洞，该漏洞源于程序与某些</text:span><text:span text:style-name="T15">libvirt</text:span><text:span text:style-name="T16">配置使用时，回复来自禁止接口的查询。通过伪造的基于</text:span><text:span text:style-name="T15">TCP</text:span><text:span text:style-name="T16">的</text:span><text:span text:style-name="T15">DNS</text:span><text:span text:style-name="T16">查询。远程攻击者利用该漏洞导致拒绝服务（流量扩增）。</text:span></text:p>
          </table:table-cell>
          <table:table-cell table:style-name="ce2" office:value-type="string" calcext:value-type="string">
            <text:p>2013-03-05 16:38:54</text:p>
          </table:table-cell>
          <table:table-cell table:style-name="ce2" office:value-type="string" calcext:value-type="string">
            <text:p>2013-12-05 00:22:15</text:p>
          </table:table-cell>
          <table:table-cell table:style-name="ce7" office:value-type="string" calcext:value-type="string">
            <text:p>thekelleys</text:p>
          </table:table-cell>
          <table:table-cell table:style-name="ce7" office:value-type="string" calcext:value-type="string">
            <text:p>Dnsmasq(2.18,2.17,2.23,2.59,2.22,2.25,2.24,2.21,2.20,2.36,2.35,2.30,1.18,2.29,0.6,2.28,0.7,2.34,1.15,2.33,1.14,2.31,0.4,0.5,2.49,1.5,1.6,2.48,1.9,1.3,1.4,1.2,1.7,1.8,2.60,2.61,2.64,1.0,2.65,2.62,2.19,2.63,2.15,2.16,0.992,0.996,2.37,2.38,2.10,2.56,2.55,2.58,2.57,2.52,2.51,2.54,2.53,2.11,2.12,2.50,2.13,2.14,0.96,0.95,0.98,2.26,2.27,1.16,1.17,2.1,2.45,2.44,2.0,2.7,2.39,2.6,2.41,2.40,2.3,2.47,2.2,2.46,2.9,1.10,2.8,1.11,2.43,2.42,2.5,2.4,1.12,1.13),thekelleys dnsmasq(2.18,2.17,2.23,2.59,2.22,2.25,2.24,2.21,2.20,2.36,2.35,2.30,1.18,2.29,0.6,2.28,0.7,2.34,1.15,2.32,1.14,2.31,0.4,0.5,2.49,1.5,1.6,2.48,1.9,1.3,1.4,1.2,1.7,1.8,2.60,2.61,2.64,1.0,2.65,2.62,2.19,2.63,2.15,2.16,0.992,0.996,2.37,2.38,2.10,2.56,2.55,2.58,2.57,2.52,2.51,2.54,2.53,2.11,2.12,2.50,2.13,2.14,0.96,0.95,0.98,2.26,2.27,1.16,1.17,2.1,2.45,2.44,2.0,2.7,2.39,2.6,2.41,2.40,2.3,2.47,2.22,2.46,2.9,1.10,2.8,1.11,2.43,2.42,2.5,2.4,1.12,1.13)</text:p>
          </table:table-cell>
          <table:table-cell table:number-columns-repeated="1016"/>
        </table:table-row>
        <table:table-row table:style-name="ro16">
          <table:table-cell table:style-name="ce1" office:value-type="string" calcext:value-type="string">
            <text:p>CVE-2012-3411</text:p>
          </table:table-cell>
          <table:table-cell table:style-name="ce1" office:value-type="string" calcext:value-type="string">
            <text:p>Dnsmasq <text:span text:style-name="T2">远程拒绝服务漏洞</text:span><text:span text:style-name="T3">(CNNVD-201207-080)</text:span></text:p>
          </table:table-cell>
          <table:table-cell table:style-name="ce2" office:value-type="string" calcext:value-type="string">
            <text:p/>
            <text:p>CVSS<text:span text:style-name="T2">分值</text:span><text:span text:style-name="T3">:5[</text:span><text:span text:style-name="T4">中等</text:span><text:span text:style-name="T3">(MEDIUM)]</text:span></text:p>
            <text:p><text:span text:style-name="T2">机密性影响</text:span><text:span text:style-name="T3">:NONE[</text:span><text:span text:style-name="T4">对系统的机密性无影响</text:span><text:span text:style-name="T3">]</text:span></text:p>
            <text:p><text:span text:style-name="T2">完整性影响</text:span><text:span text:style-name="T3">:NONE[</text:span><text:span text:style-name="T4">不会对系统完整性产生影响</text:span><text:span text:style-name="T3">]</text:span></text:p>
            <text:p><text:span text:style-name="T2">可用性影响</text:span><text:span text:style-name="T3">:PARTIAL[</text:span><text:span text:style-name="T4">可能会导致性能下降或中断资源访问</text:span><text:span text:style-name="T3">]</text:span></text:p>
            <text:p><text:span text:style-name="T2">攻击复杂度</text:span><text:span text:style-name="T3">:LOW[</text:span><text:span text:style-name="T4">漏洞利用没有访问限制 </text:span><text:span text:style-name="T3">]</text:span></text:p>
            <text:p><text:span text:style-name="T2">攻击向量</text:span><text:span text:style-name="T3">:NETWORK[</text:span><text:span text:style-name="T4">攻击者不需要获取内网访问权或本地访问权</text:span><text:span text:style-name="T3">]</text:span></text:p>
            <text:p><text:span text:style-name="T2">身份认证</text:span><text:span text:style-name="T3">:NONE[</text:span><text:span text:style-name="T4">漏洞利用无需身份认证</text:span><text:span text:style-name="T3">]</text:span></text:p>
          </table:table-cell>
          <table:table-cell table:style-name="ce4" office:value-type="string" calcext:value-type="string">
            <text:p> Dnsmasq 2.63test1<text:span text:style-name="T11">之前版本中存在漏洞，该漏洞源于程序与某些</text:span><text:span text:style-name="T12">libvirt</text:span><text:span text:style-name="T13">配置使用时，回复来自禁止接口的请求。通过伪造的</text:span><text:span text:style-name="T12">DNS</text:span><text:span text:style-name="T13">查询，远程攻击者利用该漏洞导致拒绝服务漏洞（流量扩增）。</text:span></text:p>
          </table:table-cell>
          <table:table-cell table:style-name="ce2" office:value-type="string" calcext:value-type="string">
            <text:p>2013-03-05 16:38:54</text:p>
          </table:table-cell>
          <table:table-cell table:style-name="ce2" office:value-type="string" calcext:value-type="string">
            <text:p>2013-12-05 00:15:37</text:p>
          </table:table-cell>
          <table:table-cell table:style-name="ce7" office:value-type="string" calcext:value-type="string">
            <text:p>thekelleys</text:p>
          </table:table-cell>
          <table:table-cell table:style-name="ce10" office:value-type="string" calcext:value-type="string">
            <text:p>Dnsmasq(2.18,2.17,2.23,2.59,2.22,2.25,2.24,2.21,2.20,2.36,2.35,2.30,1.18,2.29,0.6,2.28,0.7,2.34,1.15,2.33,1.14,2.31,0.4,0.5,2.49,1.5,1.6,2.48,1.9,1.3,1.4,1.2,1.7,1.8,2.60,2.61,1.0,2.62,2.19,2.15,2.16,0.992,0.996,2.37,2.38,2.10,2.56,2.55,2.58,2.57,2.52,2.51,2.54,2.53,2.11,2.12,2.50,2.13,2.14,0.96,0.95,0.98,2.26,2.27,1.16,1.17,2.1,2.45,2.44,2.0,2.7,2.39,2.6,2.41,2.40,2.3,2.47,2.2,2.46,2.9,1.10,2.8,1.11,2.43,2.42,2.5,2.4,1.12,1.13),thekelleys dnsmasq(2.18,2.17,2.23,2.59,2.22,2.25,2.24,2.21,2.20,2.36,2.35,2.30,1.18,2.29,0.6,2.28,0.7,2.34,1.15,2.32,1.14,2.31,0.4,0.5,2.49,1.5,1.6,2.48,1.9,1.3,1.4,1.2,1.7,1.8,2.60,2.61,1.0,2.62,2.19,2.15,2.16,0.992,0.996,2.37,2.38,2.10,2.56,2.55,2.58,2.57,2.52,2.51,2.54,2.53,2.11,2.12,2.50,2.13,2.14,0.96,0.95,0.98,2.26,2.27,1.16,1.17,2.1,2.45,2.44,2.0,2.7,2.39,2.6,2.41,2.40,2.3,2.47,2.22,2.46,2.9,1.10,2.8,1.11,2.43,2.42,2.5,2.4,1.12,1.13)</text:p>
          </table:table-cell>
          <table:table-cell table:number-columns-repeated="1016"/>
        </table:table-row>
        <table:table-row table:style-name="ro16">
          <table:table-cell table:style-name="ce2" office:value-type="string" calcext:value-type="string">
            <text:p>CVE-2013-0170</text:p>
          </table:table-cell>
          <table:table-cell table:style-name="ce1" office:value-type="string" calcext:value-type="string">
            <text:p>libvirt ‘virNetMessageFree()’<text:span text:style-name="T2">释放后使用漏洞</text:span><text:span text:style-name="T3">(CNNVD-201301-565)</text:span></text:p>
          </table:table-cell>
          <table:table-cell table:style-name="ce2" office:value-type="string" calcext:value-type="string">
            <text:p/>
            <text:p>CVSS<text:span text:style-name="T2">分值</text:span><text:span text:style-name="T3">:9.3[</text:span><text:span text:style-name="T4">严重</text:span><text:span text:style-name="T3">(HIGH)]</text:span></text:p>
            <text:p><text:span text:style-name="T2">机密性影响</text:span><text:span text:style-name="T3">:COMPLETE[</text:span><text:span text:style-name="T4">完全的信息泄露导致所有系统文件暴露</text:span><text:span text:style-name="T3">]</text:span></text:p>
            <text:p><text:span text:style-name="T2">完整性影响</text:span><text:span text:style-name="T3">:COMPLETE[</text:span><text:span text:style-name="T4">系统完整性可被完全破坏</text:span><text:span text:style-name="T3">]</text:span></text:p>
            <text:p><text:span text:style-name="T2">可用性影响</text:span><text:span text:style-name="T3">:COMPLETE[</text:span><text:span text:style-name="T4">可能导致系统完全宕机</text:span><text:span text:style-name="T3">]</text:span></text:p>
            <text:p><text:span text:style-name="T2">攻击复杂度</text:span><text:span text:style-name="T3">:MEDIUM[</text:span><text:span text:style-name="T4">漏洞利用存在一定的访问条件</text:span><text:span text:style-name="T3">]</text:span></text:p>
            <text:p><text:span text:style-name="T2">攻击向量</text:span><text:span text:style-name="T3">:NETWORK[</text:span><text:span text:style-name="T4">攻击者不需要获取内网访问权或本地访问权</text:span><text:span text:style-name="T3">]</text:span></text:p>
            <text:p><text:span text:style-name="T2">身份认证</text:span><text:span text:style-name="T3">:NONE[</text:span><text:span text:style-name="T4">漏洞利用无需身份认证</text:span><text:span text:style-name="T3">]</text:span></text:p>
          </table:table-cell>
          <table:table-cell table:style-name="ce4" office:value-type="string" calcext:value-type="string">
            <text:p> libvirt 1.0.2<text:span text:style-name="T37">之前的</text:span><text:span text:style-name="T38">1.0.x</text:span><text:span text:style-name="T39">版本，</text:span><text:span text:style-name="T38">0.10.2.3</text:span><text:span text:style-name="T40">之前的</text:span><text:span text:style-name="T38">0.10.2</text:span><text:span text:style-name="T39">版本，</text:span><text:span text:style-name="T38">0.9.11.9</text:span><text:span text:style-name="T40">之前的</text:span><text:span text:style-name="T38">0.9.11</text:span><text:span text:style-name="T39">版本，以及</text:span><text:span text:style-name="T38">0.9.6.4</text:span><text:span text:style-name="T40">之前的</text:span><text:span text:style-name="T38">0.9.6</text:span><text:span text:style-name="T39">版本中的</text:span><text:span text:style-name="T38">rpc/virnetserverclient.c</text:span><text:span text:style-name="T39">中的</text:span><text:span text:style-name="T38">virNetMessageFree</text:span><text:span text:style-name="T39">函数中存在释放后重用漏洞。通过在</text:span><text:span text:style-name="T38">RPC</text:span><text:span text:style-name="T39">连接期间触发某错误，从而导致信息未从信息序列中移除即被释放，远程攻击者可利用该漏洞导致拒绝服务（崩溃）。</text:span></text:p>
          </table:table-cell>
          <table:table-cell table:style-name="ce2" office:value-type="string" calcext:value-type="string">
            <text:p>2013-02-08 15:55:01</text:p>
          </table:table-cell>
          <table:table-cell table:style-name="ce2" office:value-type="string" calcext:value-type="string">
            <text:p>2015-01-14 12:22:43</text:p>
          </table:table-cell>
          <table:table-cell table:style-name="ce1" office:value-type="string" calcext:value-type="string">
            <text:p>libvirt,enterprise_linux:6,canonical,novell</text:p>
          </table:table-cell>
          <table:table-cell table:style-name="ce10" office:value-type="string" calcext:value-type="string">
            <text:p>Libvirt(0.10.2.2,1.0.1,0.10.2.1,1.0.0,0.9.6.3,0.9.11.3,0.9.11.8,0.9.11.2,0.9.11.1,0.9.6.2,0.9.6.1,0.9.11.7,0.9.11.4,0.9.11.5,0.9.11.6,0.10.2,0.9.6,0.9.11),Red Hat libvirt 0.9.6</text:p>
            <text:p>Red Hat Enterprise Linux 6</text:p>
            <text:p>Canonical Ubuntu Linux 12.04 LTS(Long-Term Support),Canonical Ubuntu Linux 12.10</text:p>
            <text:p>Novell SUSE Linux Enterprise Server 11</text:p>
          </table:table-cell>
          <table:table-cell table:number-columns-repeated="1016"/>
        </table:table-row>
        <table:table-row table:style-name="ro16">
          <table:table-cell table:style-name="ce1" office:value-type="string" calcext:value-type="string">
            <text:p>CVE-2012-5625</text:p>
          </table:table-cell>
          <table:table-cell table:style-name="ce1" office:value-type="string" calcext:value-type="string">
            <text:p>OpenStack Nova <text:span text:style-name="T2">本地信息泄露漏洞</text:span><text:span text:style-name="T3">(CNNVD-201212-160)</text:span></text:p>
          </table:table-cell>
          <table:table-cell table:style-name="ce2" office:value-type="string" calcext:value-type="string">
            <text:p/>
            <text:p>CVSS<text:span text:style-name="T2">分值</text:span><text:span text:style-name="T3">:4.3[</text:span><text:span text:style-name="T4">中等</text:span><text:span text:style-name="T3">(MEDIUM)]</text:span></text:p>
            <text:p><text:span text:style-name="T2">机密性影响</text:span><text:span text:style-name="T3">:PARTIAL[</text:span><text:span text:style-name="T4">很可能造成信息泄露</text:span><text:span text:style-name="T3">]</text:span></text:p>
            <text:p><text:span text:style-name="T2">完整性影响</text:span><text:span text:style-name="T3">:NONE[</text:span><text:span text:style-name="T4">不会对系统完整性产生影响</text:span><text:span text:style-name="T3">]</text:span></text:p>
            <text:p><text:span text:style-name="T2">可用性影响</text:span><text:span text:style-name="T3">:NONE[</text:span><text:span text:style-name="T4">对系统可用性无影响</text:span><text:span text:style-name="T3">]</text:span></text:p>
            <text:p><text:span text:style-name="T2">攻击复杂度</text:span><text:span text:style-name="T3">:MEDIUM[</text:span><text:span text:style-name="T4">漏洞利用存在一定的访问条件</text:span><text:span text:style-name="T3">]</text:span></text:p>
            <text:p><text:span text:style-name="T2">攻击向量</text:span><text:span text:style-name="T3">:NETWORK[</text:span><text:span text:style-name="T4">攻击者不需要获取内网访问权或本地访问权</text:span><text:span text:style-name="T3">]</text:span></text:p>
            <text:p><text:span text:style-name="T2">身份认证</text:span><text:span text:style-name="T3">:NONE[</text:span><text:span text:style-name="T4">漏洞利用无需身份认证</text:span><text:span text:style-name="T3">]</text:span></text:p>
          </table:table-cell>
          <table:table-cell table:style-name="ce4" office:value-type="string" calcext:value-type="string">
            <text:p>        OpenStack Compute (Nova) Folsom 2012.2.2<text:span text:style-name="T33">之前版本和</text:span><text:span text:style-name="T34">Grizzly</text:span><text:span text:style-name="T35">中存在漏洞，该漏洞源于使用</text:span><text:span text:style-name="T34">libvirt</text:span><text:span text:style-name="T36">和</text:span><text:span text:style-name="T34">LVM</text:span><text:span text:style-name="T36">备份的情况下，当重新分配实例时，程序没有正确清除物理卷</text:span><text:span text:style-name="T34">(PV)</text:span><text:span text:style-name="T36">的内容。通过读取之前的逻辑卷</text:span><text:span text:style-name="T34">(LV)</text:span><text:span text:style-name="T36">的内存，远程攻击者利用该漏洞获得敏感信息。</text:span></text:p>
          </table:table-cell>
          <table:table-cell table:style-name="ce2" office:value-type="string" calcext:value-type="string">
            <text:p>2012-12-26 17:55:03</text:p>
          </table:table-cell>
          <table:table-cell table:style-name="ce2" office:value-type="string" calcext:value-type="string">
            <text:p>2013-02-15 00:04:25</text:p>
          </table:table-cell>
          <table:table-cell table:style-name="ce1" office:value-type="string" calcext:value-type="string">
            <text:p>openstack</text:p>
          </table:table-cell>
          <table:table-cell table:style-name="ce4" office:value-type="string" calcext:value-type="string">
            <text:p>OpenStack Folsom(2012.2)</text:p>
          </table:table-cell>
          <table:table-cell table:number-columns-repeated="1016"/>
        </table:table-row>
        <table:table-row table:style-name="ro17">
          <table:table-cell table:style-name="ce1" office:value-type="string" calcext:value-type="string">
            <text:p>CVE-2012-4423</text:p>
          </table:table-cell>
          <table:table-cell table:style-name="ce1" office:value-type="string" calcext:value-type="string">
            <text:p>libvirt ‘virNetServerProgramDispatchCall()’<text:span text:style-name="T2">函数远程拒绝服务漏洞</text:span><text:span text:style-name="T3">(CNNVD-201209-629)</text:span></text:p>
          </table:table-cell>
          <table:table-cell table:style-name="ce2" office:value-type="string" calcext:value-type="string">
            <text:p>CVSS<text:span text:style-name="T2">分值</text:span><text:span text:style-name="T3">:5[</text:span><text:span text:style-name="T4">中等</text:span><text:span text:style-name="T3">(MEDIUM)]</text:span></text:p>
            <text:p><text:span text:style-name="T2">机密性影响</text:span><text:span text:style-name="T3">:NONE[</text:span><text:span text:style-name="T4">对系统的机密性无影响</text:span><text:span text:style-name="T3">]</text:span></text:p>
            <text:p><text:span text:style-name="T2">完整性影响</text:span><text:span text:style-name="T3">:NONE[</text:span><text:span text:style-name="T4">不会对系统完整性产生影响</text:span><text:span text:style-name="T3">]</text:span></text:p>
            <text:p><text:span text:style-name="T2">可用性影响</text:span><text:span text:style-name="T3">:PARTIAL[</text:span><text:span text:style-name="T4">可能会导致性能下降或中断资源访问</text:span><text:span text:style-name="T3">]</text:span></text:p>
            <text:p><text:span text:style-name="T2">攻击复杂度</text:span><text:span text:style-name="T3">:LOW[</text:span><text:span text:style-name="T4">漏洞利用没有访问限制 </text:span><text:span text:style-name="T3">]</text:span></text:p>
            <text:p><text:span text:style-name="T2">攻击向量</text:span><text:span text:style-name="T3">:NETWORK[</text:span><text:span text:style-name="T4">攻击者不需要获取内网访问权或本地访问权</text:span><text:span text:style-name="T3">]</text:span></text:p>
            <text:p><text:span text:style-name="T2">身份认证</text:span><text:span text:style-name="T3">:NONE[</text:span><text:span text:style-name="T4">漏洞利用无需身份认证</text:span><text:span text:style-name="T3">]</text:span></text:p>
          </table:table-cell>
          <table:table-cell table:style-name="ce4" office:value-type="string" calcext:value-type="string">
            <text:p> libvirt 0.10.2<text:span text:style-name="T21">之前版本中的‘</text:span><text:span text:style-name="T22">virNetServerProgramDispatchCall’</text:span><text:span text:style-name="T23">函数中存在漏洞。远程攻击者利用该漏洞通过带有</text:span><text:span text:style-name="T22">(1)RPC</text:span><text:span text:style-name="T24">数的事件或</text:span><text:span text:style-name="T22">(2)RPC</text:span><text:span text:style-name="T24">调度表中的‘</text:span><text:span text:style-name="T22">gap’</text:span><text:span text:style-name="T24">值的</text:span><text:span text:style-name="T22">RPC</text:span><text:span text:style-name="T24">数的</text:span><text:span text:style-name="T22">RPC</text:span><text:span text:style-name="T24">调用，导致拒绝服务（空指针引用和分割错误）。</text:span></text:p>
          </table:table-cell>
          <table:table-cell table:style-name="ce2" office:value-type="string" calcext:value-type="string">
            <text:p>2012-11-19 07:10:52</text:p>
          </table:table-cell>
          <table:table-cell table:style-name="ce2" office:value-type="string" calcext:value-type="string">
            <text:p>2013-01-29 23:54:52</text:p>
          </table:table-cell>
          <table:table-cell table:style-name="ce1" office:value-type="string" calcext:value-type="string">
            <text:p>libvirt</text:p>
          </table:table-cell>
          <table:table-cell table:style-name="ce10" office:value-type="string" calcext:value-type="string">
            <text:p>libvirt(0.8.7,0.4.4,0.1.8,0.7.0,0.8.6,0.9.9,0.7.2,0.5.1,0.2.2,0.9.10,0.1.5,0.0.5,0.10.0,0.9.8,0.4.3,0.0.2,0.9.1,0.9.5,0.6.5,0.2.1,0.9.12,0.8.4,0.5.0,0.8.0,0.8.8,0.7.4,0.8.2,0.10.1,0.4.0,0.7.6,0.6.1,0.2.3,0.4.6,0.8.3,0.9.0,0.4.5,0.9.11,0.0.3,0.1.7,0.8.5,0.1.3,0.3.2,0.9.2,0.0.1,0.6.4,0.8.1,0.7.5,0.1.1,0.3.1,0.7.7,0.0.6,0.6.3,0.9.3,0.1.0,0.9.7,0.4.1,0.3.3,0.7.3,0.4.2,0.2.0,0.6.0,0.1.9,0.3.0,0.9.4,0.1.6,0.9.6,0.0.4,0.9.13,0.1.4,0.6.2,0.7.1),Red Hat libvirt(0.8.7,0.4.4,0.1.8,0.7.0,0.8.6,0.9.9,0.7.2,0.5.1,0.2.2,0.9.10,0.1.5,0.0.5,0.9.8,0.4.3,0.0.2,0.9.1,0.9.5,0.6.5,0.2.1,0.9.12,0.8.4,0.5.0,0.8.0,0.8.8,0.7.4,0.8.2,0.4.0,0.7.6,0.6.1,0.2.3,0.4.6,0.8.3,0.9.0,0.4.5,0.9.11,0.0.3,0.1.7,0.8.5,0.1.3,0.3.2,0.9.2,0.0.1,0.6.4,0.8.1,0.7.5,0.1.1,0.3.1,0.7.7,0.0.6,0.6.3,0.9.3,0.1.0,0.9.7,0.4.1,0.3.3,0.7.3,0.4.2,0.2.0,0.6.0,0.1.9,0.3.0,0.9.4,0.1.6,0.9.6,0.0.4,0.9.13,0.1.4,0.6.2,0.7.1)</text:p>
          </table:table-cell>
          <table:table-cell table:number-columns-repeated="1016"/>
        </table:table-row>
        <table:table-row table:style-name="ro9">
          <table:table-cell table:style-name="ce1" office:value-type="string" calcext:value-type="string">
            <text:p>CVE-2012-3445</text:p>
          </table:table-cell>
          <table:table-cell table:style-name="ce1" office:value-type="string" calcext:value-type="string">
            <text:p>Libvirt <text:span text:style-name="T2">远程拒绝服务漏洞</text:span><text:span text:style-name="T3">(CNNVD-201207-609)</text:span></text:p>
          </table:table-cell>
          <table:table-cell table:style-name="ce2" office:value-type="string" calcext:value-type="string">
            <text:p/>
            <text:p>CVSS<text:span text:style-name="T2">分值</text:span><text:span text:style-name="T3">:3.5[</text:span><text:span text:style-name="T4">轻微</text:span><text:span text:style-name="T3">(LOW)]</text:span></text:p>
            <text:p><text:span text:style-name="T2">机密性影响</text:span><text:span text:style-name="T3">:NONE[</text:span><text:span text:style-name="T4">对系统的机密性无影响</text:span><text:span text:style-name="T3">]</text:span></text:p>
            <text:p><text:span text:style-name="T2">完整性影响</text:span><text:span text:style-name="T3">:NONE[</text:span><text:span text:style-name="T4">不会对系统完整性产生影响</text:span><text:span text:style-name="T3">]</text:span></text:p>
            <text:p><text:span text:style-name="T2">可用性影响</text:span><text:span text:style-name="T3">:PARTIAL[</text:span><text:span text:style-name="T4">可能会导致性能下降或中断资源访问</text:span><text:span text:style-name="T3">]</text:span></text:p>
            <text:p><text:span text:style-name="T2">攻击复杂度</text:span><text:span text:style-name="T3">:MEDIUM[</text:span><text:span text:style-name="T4">漏洞利用存在一定的访问条件</text:span><text:span text:style-name="T3">]</text:span></text:p>
            <text:p><text:span text:style-name="T2">攻击向量</text:span><text:span text:style-name="T3">:NETWORK[</text:span><text:span text:style-name="T4">攻击者不需要获取内网访问权或本地访问权</text:span><text:span text:style-name="T3">]</text:span></text:p>
            <text:p><text:span text:style-name="T2">身份认证</text:span><text:span text:style-name="T3">:SINGLE_INSTANCE[--]</text:span></text:p>
          </table:table-cell>
          <table:table-cell table:style-name="ce4" office:value-type="string" calcext:value-type="string">
            <text:p>  Libvirt 0.9.13<text:span text:style-name="T11">版本中的</text:span><text:span text:style-name="T12">virTypedParameterArrayClear</text:span><text:span text:style-name="T13">函数中存在远程拒绝服务漏洞。远程攻击者可利用该漏洞导致使用受影响库的应用程序崩溃，并拒绝为合法用户提供服务。</text:span></text:p>
          </table:table-cell>
          <table:table-cell table:style-name="ce2" office:value-type="string" calcext:value-type="string">
            <text:p>2012-08-07 17:55:02</text:p>
          </table:table-cell>
          <table:table-cell table:style-name="ce2" office:value-type="string" calcext:value-type="string">
            <text:p>2013-03-21 23:11:32</text:p>
          </table:table-cell>
          <table:table-cell table:style-name="ce1" office:value-type="string" calcext:value-type="string">
            <text:p>null</text:p>
          </table:table-cell>
          <table:table-cell office:value-type="string" calcext:value-type="string">
            <text:p>产品及版本信息<text:span text:style-name="T45">(CPE)</text:span><text:span text:style-name="T46">暂不可用 </text:span></text:p>
          </table:table-cell>
          <table:table-cell table:number-columns-repeated="1016"/>
        </table:table-row>
        <table:table-row table:style-name="ro16">
          <table:table-cell table:style-name="ce1" office:value-type="string" calcext:value-type="string">
            <text:p>CVE-2012-3360</text:p>
          </table:table-cell>
          <table:table-cell table:style-name="ce1" office:value-type="string" calcext:value-type="string">
            <text:p>OpenStack Nova <text:span text:style-name="T2">远程代码注入漏洞</text:span><text:span text:style-name="T3">(CNNVD-201207-019)</text:span></text:p>
          </table:table-cell>
          <table:table-cell table:style-name="ce2" office:value-type="string" calcext:value-type="string">
            <text:p/>
            <text:p>CVSS<text:span text:style-name="T2">分值</text:span><text:span text:style-name="T3">:5.5[</text:span><text:span text:style-name="T4">中等</text:span><text:span text:style-name="T3">(MEDIUM)]</text:span></text:p>
            <text:p><text:span text:style-name="T2">机密性影响</text:span><text:span text:style-name="T3">:NONE[</text:span><text:span text:style-name="T4">对系统的机密性无影响</text:span><text:span text:style-name="T3">]</text:span></text:p>
            <text:p><text:span text:style-name="T2">完整性影响</text:span><text:span text:style-name="T3">:PARTIAL[</text:span><text:span text:style-name="T4">可能会导致系统文件被修改</text:span><text:span text:style-name="T3">]</text:span></text:p>
            <text:p><text:span text:style-name="T2">可用性影响</text:span><text:span text:style-name="T3">:PARTIAL[</text:span><text:span text:style-name="T4">可能会导致性能下降或中断资源访问</text:span><text:span text:style-name="T3">]</text:span></text:p>
            <text:p><text:span text:style-name="T2">攻击复杂度</text:span><text:span text:style-name="T3">:LOW[</text:span><text:span text:style-name="T4">漏洞利用没有访问限制 </text:span><text:span text:style-name="T3">]</text:span></text:p>
            <text:p><text:span text:style-name="T2">攻击向量</text:span><text:span text:style-name="T3">:NETWORK[</text:span><text:span text:style-name="T4">攻击者不需要获取内网访问权或本地访问权</text:span><text:span text:style-name="T3">]</text:span></text:p>
            <text:p><text:span text:style-name="T2">身份认证</text:span><text:span text:style-name="T3">:SINGLE_INSTANCE[--]</text:span></text:p>
          </table:table-cell>
          <table:table-cell table:style-name="ce4" office:value-type="string" calcext:value-type="string">
            <text:p>      OpenStack Compute (Nova) Folsom (2012.2)<text:span text:style-name="T8">和</text:span><text:span text:style-name="T9">Essex (2012.1)</text:span><text:span text:style-name="T10">中的</text:span><text:span text:style-name="T9">virt/disk/api.py</text:span><text:span text:style-name="T10">中存在目录遍历漏洞。当使用</text:span><text:span text:style-name="T9">libvirt-based</text:span><text:span text:style-name="T10">虚拟机管理程序时，远程认证用户可利用该漏洞通过在文件元素内的目录属性中的</text:span><text:span text:style-name="T9">..</text:span><text:span text:style-name="T10">（点点）写入任意文件到磁盘影像。</text:span></text:p>
          </table:table-cell>
          <table:table-cell table:style-name="ce2" office:value-type="string" calcext:value-type="string">
            <text:p>2012-07-22 12:55:45</text:p>
          </table:table-cell>
          <table:table-cell table:style-name="ce2" office:value-type="string" calcext:value-type="string">
            <text:p>2012-08-16 23:53:53</text:p>
          </table:table-cell>
          <table:table-cell table:style-name="ce1" office:value-type="string" calcext:value-type="string">
            <text:p>openstack</text:p>
          </table:table-cell>
          <table:table-cell table:style-name="ce2" office:value-type="string" calcext:value-type="string">
            <text:p>OpenStack Compute (Essex) 2012.1</text:p>
            <text:p>OpenStack Folsom 2012.2</text:p>
          </table:table-cell>
          <table:table-cell table:number-columns-repeated="1016"/>
        </table:table-row>
        <table:table-row table:style-name="ro16">
          <table:table-cell table:style-name="ce2" office:value-type="string" calcext:value-type="string">
            <text:p>CVE-2012-2693</text:p>
          </table:table-cell>
          <table:table-cell table:style-name="ce1" office:value-type="string" calcext:value-type="string">
            <text:p>libvirt <text:span text:style-name="T2">安全漏洞</text:span><text:span text:style-name="T3">(CNNVD-201206-251)</text:span></text:p>
          </table:table-cell>
          <table:table-cell table:style-name="ce2" office:value-type="string" calcext:value-type="string">
            <text:p/>
            <text:p>CVSS<text:span text:style-name="T2">分值</text:span><text:span text:style-name="T3">:3.7[</text:span><text:span text:style-name="T4">轻微</text:span><text:span text:style-name="T3">(LOW)]</text:span></text:p>
            <text:p><text:span text:style-name="T2">机密性影响</text:span><text:span text:style-name="T3">:PARTIAL[</text:span><text:span text:style-name="T4">很可能造成信息泄露</text:span><text:span text:style-name="T3">]</text:span></text:p>
            <text:p><text:span text:style-name="T2">完整性影响</text:span><text:span text:style-name="T3">:PARTIAL[</text:span><text:span text:style-name="T4">可能会导致系统文件被修改</text:span><text:span text:style-name="T3">]</text:span></text:p>
            <text:p><text:span text:style-name="T2">可用性影响</text:span><text:span text:style-name="T3">:PARTIAL[</text:span><text:span text:style-name="T4">可能会导致性能下降或中断资源访问</text:span><text:span text:style-name="T3">]</text:span></text:p>
            <text:p><text:span text:style-name="T2">攻击复杂度</text:span><text:span text:style-name="T3">:HIGH[</text:span><text:span text:style-name="T4">漏洞利用存在特定的访问条件</text:span><text:span text:style-name="T3">]</text:span></text:p>
            <text:p><text:span text:style-name="T2">攻击向量</text:span><text:span text:style-name="T3">:LOCAL[</text:span><text:span text:style-name="T4">漏洞利用需要具有物理访问权限或本地帐户</text:span><text:span text:style-name="T3">]</text:span></text:p>
            <text:p><text:span text:style-name="T2">身份认证</text:span><text:span text:style-name="T3">:NONE[</text:span><text:span text:style-name="T4">漏洞利用无需身份认证</text:span><text:span text:style-name="T3">]</text:span></text:p>
          </table:table-cell>
          <table:table-cell table:style-name="ce4" office:value-type="string" calcext:value-type="string">
            <text:p>   libvirt 0.9.12<text:span text:style-name="T14">之前版本中存在漏洞。当多台设备有相同的厂商和产品</text:span><text:span text:style-name="T15">ID</text:span><text:span text:style-name="T16">时，未能正确分配</text:span><text:span text:style-name="T15">USB</text:span><text:span text:style-name="T16">设备到虚拟机，可导致用户关联到错误的设备，进而允许本地用户访问无目地的</text:span><text:span text:style-name="T15">USB</text:span><text:span text:style-name="T16">设备。</text:span></text:p>
          </table:table-cell>
          <table:table-cell table:style-name="ce2" office:value-type="string" calcext:value-type="string">
            <text:p>2012-06-16 23:41:42</text:p>
          </table:table-cell>
          <table:table-cell table:style-name="ce2" office:value-type="string" calcext:value-type="string">
            <text:p>2013-01-14 23:30:36</text:p>
          </table:table-cell>
          <table:table-cell table:style-name="ce1" office:value-type="string" calcext:value-type="string">
            <text:p>libvirt</text:p>
          </table:table-cell>
          <table:table-cell table:style-name="ce7" office:value-type="string" calcext:value-type="string">
            <text:p>libvirt(0.8.7,0.4.4,0.1.8,0.7.0,0.9.9,0.8.6,0.7.2,0.5.1,0.2.2,0.9.10,0.1.5,0.0.5,0.9.8,0.4.3,0.0.2,0.9.1,0.9.5,0.6.5,0.2.1,0.8.4,0.5.0,0.8.0,0.8.8,0.7.4,0.8.2,0.4.0,0.7.6,0.6.1,0.2.3,0.4.6,0.8.3,0.9.0,0.4.5,0.9.11,0.0.3,0.1.7,0.8.5,0.1.3,0.3.2,0.9.2,0.6.4,0.0.1,0.8.1,0.7.5,0.1.1,0.3.1,0.7.7,0.0.6,0.6.3,0.9.3,0.1.0,0.9.7,0.4.1,0.3.3,0.7.3,0.4.2,0.2.0,0.6.0,0.1.9,0.3.0,0.9.4,0.1.6,0.9.6,0.0.4,0.1.4,0.6.2,0.7.1),Red Hat libvirt(0.8.7,0.4.4,0.1.8,0.7.0,0.9.9,0.8.6,0.7.2,0.5.1,0.2.2,0.9.10,0.1.5,0.0.5,0.9.8,0.4.3,0.0.2,0.9.1,0.9.5,0.6.5,0.2.1,0.8.4,0.5.0,0.8.0,0.8.8,0.7.4,0.8.2,0.4.0,0.7.6,0.6.1,0.2.3,0.4.6,0.8.3,0.9.0,0.4.5,0.9.11,0.0.3,0.1.7,0.8.5,0.1.3,0.3.2,0.9.2,0.6.4,0.0.1,0.8.1,0.7.5,0.1.1,0.3.1,0.7.7,0.0.6,0.6.3,0.9.3,0.1.0,0.9.7,0.4.1,0.3.3,0.7.3,0.4.2,0.2.0,0.6.0,0.1.9,0.3.0,0.9.4,0.1.6,0.9.6,0.0.4,0.1.4,0.6.2,0.7.1)</text:p>
          </table:table-cell>
          <table:table-cell table:number-columns-repeated="1016"/>
        </table:table-row>
        <table:table-row table:style-name="ro18">
          <table:table-cell table:style-name="ce1" office:value-type="string" calcext:value-type="string">
            <text:p>CVE-2011-2178</text:p>
          </table:table-cell>
          <table:table-cell table:style-name="ce1" office:value-type="string" calcext:value-type="string">
            <text:p>Red Hat libvirt<text:span text:style-name="T2">安全绕过漏洞</text:span><text:span text:style-name="T3">(CNNVD-201106-198)</text:span></text:p>
          </table:table-cell>
          <table:table-cell table:style-name="ce2" office:value-type="string" calcext:value-type="string">
            <text:p/>
            <text:p>CVSS<text:span text:style-name="T2">分值</text:span><text:span text:style-name="T3">:4.4[</text:span><text:span text:style-name="T4">中等</text:span><text:span text:style-name="T3">(MEDIUM)]</text:span></text:p>
            <text:p><text:span text:style-name="T2">机密性影响</text:span><text:span text:style-name="T3">:COMPLETE[</text:span><text:span text:style-name="T4">完全的信息泄露导致所有系统文件暴露</text:span><text:span text:style-name="T3">]</text:span></text:p>
            <text:p><text:span text:style-name="T2">完整性影响</text:span><text:span text:style-name="T3">:NONE[</text:span><text:span text:style-name="T4">不会对系统完整性产生影响</text:span><text:span text:style-name="T3">]</text:span></text:p>
            <text:p><text:span text:style-name="T2">可用性影响</text:span><text:span text:style-name="T3">:NONE[</text:span><text:span text:style-name="T4">对系统可用性无影响</text:span><text:span text:style-name="T3">]</text:span></text:p>
            <text:p><text:span text:style-name="T2">攻击复杂度</text:span><text:span text:style-name="T3">:MEDIUM[</text:span><text:span text:style-name="T4">漏洞利用存在一定的访问条件</text:span><text:span text:style-name="T3">]</text:span></text:p>
            <text:p><text:span text:style-name="T2">攻击向量</text:span><text:span text:style-name="T3">:LOCAL[</text:span><text:span text:style-name="T4">漏洞利用需要具有物理访问权限或本地帐户</text:span><text:span text:style-name="T3">]</text:span></text:p>
            <text:p><text:span text:style-name="T2">身份认证</text:span><text:span text:style-name="T3">:SINGLE_INSTANCE[--]</text:span></text:p>
          </table:table-cell>
          <table:table-cell table:style-name="ce4" office:value-type="string" calcext:value-type="string">
            <text:p>libvirt 0.8.8<text:span text:style-name="T14">至</text:span><text:span text:style-name="T15">0.9.1</text:span><text:span text:style-name="T16">版本的</text:span><text:span text:style-name="T15">security/security_manager.c</text:span><text:span text:style-name="T16">中的</text:span><text:span text:style-name="T15">virSecurityManagerGetPrivateData</text:span><text:span text:style-name="T16">函数为运算符调用使用了错误的参数，导致中存在多个漏洞。本地用户可利用这些漏洞绕过某些安全限制。 </text:span></text:p>
            <text:p><text:span text:style-name="T11">        （</text:span><text:span text:style-name="T12">1</text:span><text:span text:style-name="T13">）由于</text:span><text:span text:style-name="T12">libvirt</text:span><text:span text:style-name="T13">不正确地检测磁盘头中的数据格式，恶意用户可通过向未格式化的磁盘图像写一个伪造的头，读取任意主机上的文件。 </text:span></text:p>
            <text:p><text:span text:style-name="T14">        （</text:span><text:span text:style-name="T15">2</text:span><text:span text:style-name="T16">）由于桥网络驱动程序为</text:span><text:span text:style-name="T15">NAT Guests</text:span><text:span text:style-name="T16">产生了潜在不安全</text:span><text:span text:style-name="T15">iptable</text:span><text:span text:style-name="T16">伪造规则，攻击者可利用该漏洞访问受限制的网络服务。</text:span></text:p>
          </table:table-cell>
          <table:table-cell table:style-name="ce2" office:value-type="string" calcext:value-type="string">
            <text:p>2011-08-10 16:55:01</text:p>
          </table:table-cell>
          <table:table-cell table:style-name="ce2" office:value-type="string" calcext:value-type="string">
            <text:p>2012-08-02 00:00:00</text:p>
          </table:table-cell>
          <table:table-cell table:style-name="ce1" office:value-type="string" calcext:value-type="string">
            <text:p>libvirt</text:p>
          </table:table-cell>
          <table:table-cell table:style-name="ce1" office:value-type="string" calcext:value-type="string">
            <text:p>Red Hat libvirt (0.8.8,0.9.0,0.9.1)</text:p>
          </table:table-cell>
          <table:table-cell table:number-columns-repeated="1016"/>
        </table:table-row>
        <table:table-row table:style-name="ro17">
          <table:table-cell table:style-name="ce1" office:value-type="string" calcext:value-type="string">
            <text:p>CVE-2011-2511</text:p>
          </table:table-cell>
          <table:table-cell table:style-name="ce1" office:value-type="string" calcext:value-type="string">
            <text:p>Red Hat libvirt 'virDomainGetVcpus()'<text:span text:style-name="T2">整数溢出漏洞</text:span><text:span text:style-name="T3">(CNNVD-201107-377)</text:span></text:p>
          </table:table-cell>
          <table:table-cell table:style-name="ce2" office:value-type="string" calcext:value-type="string">
            <text:p>CVSS<text:span text:style-name="T2">分值</text:span><text:span text:style-name="T3">:4[</text:span><text:span text:style-name="T4">中等</text:span><text:span text:style-name="T3">(MEDIUM)]</text:span></text:p>
            <text:p><text:span text:style-name="T2">机密性影响</text:span><text:span text:style-name="T3">:NONE[</text:span><text:span text:style-name="T4">对系统的机密性无影响</text:span><text:span text:style-name="T3">]</text:span></text:p>
            <text:p><text:span text:style-name="T2">完整性影响</text:span><text:span text:style-name="T3">:NONE[</text:span><text:span text:style-name="T4">不会对系统完整性产生影响</text:span><text:span text:style-name="T3">]</text:span></text:p>
            <text:p><text:span text:style-name="T2">可用性影响</text:span><text:span text:style-name="T3">:PARTIAL[</text:span><text:span text:style-name="T4">可能会导致性能下降或中断资源访问</text:span><text:span text:style-name="T3">]</text:span></text:p>
            <text:p><text:span text:style-name="T2">攻击复杂度</text:span><text:span text:style-name="T3">:LOW[</text:span><text:span text:style-name="T4">漏洞利用没有访问限制 </text:span><text:span text:style-name="T3">]</text:span></text:p>
            <text:p><text:span text:style-name="T2">攻击向量</text:span><text:span text:style-name="T3">:NETWORK[</text:span><text:span text:style-name="T4">攻击者不需要获取内网访问权或本地访问权</text:span><text:span text:style-name="T3">]</text:span></text:p>
            <text:p><text:span text:style-name="T2">身份认证</text:span><text:span text:style-name="T3">:SINGLE_INSTANCE[--]</text:span></text:p>
          </table:table-cell>
          <table:table-cell table:style-name="ce4" office:value-type="string" calcext:value-type="string">
            <text:p>   libvirt 0.9.3<text:span text:style-name="T8">之前版本中存在整数溢出漏洞。此漏洞源于</text:span><text:span text:style-name="T9">src/libvirt.c</text:span><text:span text:style-name="T10">中的“</text:span><text:span text:style-name="T9">virDomainGetVcpus()”</text:span><text:span text:style-name="T10">函数中的整数溢出错误，远程攻击者可通过发送到</text:span><text:span text:style-name="T9">TCP</text:span><text:span text:style-name="T10">端口</text:span><text:span text:style-name="T9">16509</text:span><text:span text:style-name="T10">的特制请求使后台程序包括或破坏内存，导致拒绝服务并可能控制受影响系统。 </text:span></text:p>
            <text:p><text:span text:style-name="T1">         </text:span></text:p>
          </table:table-cell>
          <table:table-cell table:style-name="ce2" office:value-type="string" calcext:value-type="string">
            <text:p>2011-08-10 16:55:01</text:p>
          </table:table-cell>
          <table:table-cell table:style-name="ce2" office:value-type="string" calcext:value-type="string">
            <text:p>2011-11-21 22:57:26</text:p>
          </table:table-cell>
          <table:table-cell table:style-name="ce1" office:value-type="string" calcext:value-type="string">
            <text:p>libvirt</text:p>
          </table:table-cell>
          <table:table-cell table:style-name="ce7" office:value-type="string" calcext:value-type="string">
            <text:p>libvirt(0.8.7,0.4.4,0.1.8,0.7.0,0.8.6,0.7.2,0.2.2,0.5.1,0.1.5,0.0.5,0.4.3,0.0.2,0.9.1,0.6.5,0.2.1,0.8.4,0.8.0,0.5.0,0.8.8,0.7.4,0.8.2,0.4.0,0.7.6,0.6.1,0.2.3,0.4.6,0.8.3,0.9.0,0.4.5,0.0.3,0.1.7,0.8.5,0.1.3,0.3.2,0.9.2,0.6.4,0.0.1,0.8.1,0.7.5,0.1.1,0.3.1,0.7.7,0.6.3,0.0.6,0.1.0,0.4.1,0.3.3,0.7.3,0.4.2,0.2.0,0.6.0,0.1.9,0.3.0,0.1.6,0.0.4,0.6.2,0.1.4,0.7.1),Red Hat libvirt(0.8.7,0.4.4,0.1.8,0.7.0,0.8.6,0.7.2,0.2.2,0.5.1,0.1.5,0.0.5,0.4.3,0.0.2,0.9.1,0.6.5,0.2.1,0.8.4,0.8.0,0.5.0,0.8.8,0.7.4,0.8.2,0.4.0,0.7.6,0.6.1,0.2.3,0.4.6,0.8.3,0.9.0,0.4.5,0.0.3,0.1.7,0.8.5,0.1.3,0.3.2,0.9.2,0.6.4,0.0.1,0.8.1,0.7.5,0.1.1,0.3.1,0.7.7,0.6.3,0.0.6,0.1.0,0.4.1,0.3.3,0.7.3,0.4.2,0.2.0,0.6.0,0.1.9,0.3.0,0.1.6,0.0.4,0.6.2,0.1.4,0.7.1)</text:p>
          </table:table-cell>
          <table:table-cell table:number-columns-repeated="1016"/>
        </table:table-row>
        <table:table-row table:style-name="ro16">
          <table:table-cell table:style-name="ce1" office:value-type="string" calcext:value-type="string">
            <text:p>CVE-2011-1486</text:p>
          </table:table-cell>
          <table:table-cell table:style-name="ce1" office:value-type="string" calcext:value-type="string">
            <text:p>Red Hat libvirt libvirtd<text:span text:style-name="T2">拒绝服务漏洞</text:span><text:span text:style-name="T3">(CNNVD-201105-056)</text:span></text:p>
          </table:table-cell>
          <table:table-cell table:style-name="ce2" office:value-type="string" calcext:value-type="string">
            <text:p/>
            <text:p>CVSS<text:span text:style-name="T2">分值</text:span><text:span text:style-name="T3">:3.3[</text:span><text:span text:style-name="T4">轻微</text:span><text:span text:style-name="T3">(LOW)]</text:span></text:p>
            <text:p><text:span text:style-name="T2">机密性影响</text:span><text:span text:style-name="T3">:NONE[</text:span><text:span text:style-name="T4">对系统的机密性无影响</text:span><text:span text:style-name="T3">]</text:span></text:p>
            <text:p><text:span text:style-name="T2">完整性影响</text:span><text:span text:style-name="T3">:NONE[</text:span><text:span text:style-name="T4">不会对系统完整性产生影响</text:span><text:span text:style-name="T3">]</text:span></text:p>
            <text:p><text:span text:style-name="T2">可用性影响</text:span><text:span text:style-name="T3">:PARTIAL[</text:span><text:span text:style-name="T4">可能会导致性能下降或中断资源访问</text:span><text:span text:style-name="T3">]</text:span></text:p>
            <text:p><text:span text:style-name="T2">攻击复杂度</text:span><text:span text:style-name="T3">:LOW[</text:span><text:span text:style-name="T4">漏洞利用没有访问限制 </text:span><text:span text:style-name="T3">]</text:span></text:p>
            <text:p><text:span text:style-name="T2">攻击向量</text:span><text:span text:style-name="T3">:ADJACENT_NETWORK[--]</text:span></text:p>
            <text:p><text:span text:style-name="T2">身份认证</text:span><text:span text:style-name="T3">:NONE[</text:span><text:span text:style-name="T4">漏洞利用无需身份认证</text:span><text:span text:style-name="T3">]</text:span></text:p>
          </table:table-cell>
          <table:table-cell table:style-name="ce4" office:value-type="string" calcext:value-type="string">
            <text:p>   libvirt 0.9.0<text:span text:style-name="T11">之前版本中的</text:span><text:span text:style-name="T12">libvirtd</text:span><text:span text:style-name="T13">没有使用线程安全错误报告。远程攻击者可以通过造成多个线程同时报告错误，导致拒绝服务（崩溃）。</text:span></text:p>
          </table:table-cell>
          <table:table-cell table:style-name="ce2" office:value-type="string" calcext:value-type="string">
            <text:p>2011-05-31 16:55:02</text:p>
          </table:table-cell>
          <table:table-cell table:style-name="ce2" office:value-type="string" calcext:value-type="string">
            <text:p>2011-08-11 22:44:01</text:p>
          </table:table-cell>
          <table:table-cell table:style-name="ce1" office:value-type="string" calcext:value-type="string">
            <text:p>libvirt</text:p>
          </table:table-cell>
          <table:table-cell table:style-name="ce7" office:value-type="string" calcext:value-type="string">
            <text:p>libvirt(0.8.7,0.4.4,0.1.8,0.7.0,0.8.6,0.7.2,0.5.1,0.2.2,0.1.5,0.0.5,0.4.3,0.0.2,0.6.5,0.2.1,0.8.4,0.8.0,0.5.0,0.8.8,0.7.4,0.8.2,0.4.0,0.7.6,0.6.1,0.2.3,0.4.6,0.8.3,0.4.5,0.0.3,0.1.7,0.8.5,0.1.3,0.3.2,0.6.4,0.0.1,0.8.1,0.7.5,0.1.1,0.3.1,0.7.7,0.6.3,0.0.6,0.1.0,0.4.1,0.3.3,0.7.3,0.4.2,0.2.0,0.6.0,0.1.9,0.3.0,0.1.6,0.0.4,0.6.2,0.1.4,0.7.1),Red Hat libvirt(0.8.7,0.4.4,0.1.8,0.7.0,0.8.6,0.7.2,0.5.1,0.2.2,0.1.5,0.0.5,0.4.3,0.0.2,0.6.5,0.2.1,0.8.4,0.8.0,0.5.0,0.8.8,0.7.4,0.8.2,0.4.0,0.7.6,0.6.1,0.2.3,0.4.6,0.8.3,0.4.5,0.0.3,0.1.7,0.8.5,0.1.3,0.3.2,0.6.4,0.0.1,0.8.1,0.7.5,0.1.1,0.3.1,0.7.7,0.6.3,0.0.6,0.1.0,0.4.1,0.3.3,0.7.3,0.4.2,0.2.0,0.6.0,0.1.9,0.3.0,0.1.6,0.0.4,0.6.2,0.1.4,0.7.1)</text:p>
          </table:table-cell>
          <table:table-cell table:number-columns-repeated="1016"/>
        </table:table-row>
        <table:table-row table:style-name="ro17">
          <table:table-cell table:style-name="ce1" office:value-type="string" calcext:value-type="string">
            <text:p>CVE-2011-1146</text:p>
          </table:table-cell>
          <table:table-cell table:style-name="ce1" office:value-type="string" calcext:value-type="string">
            <text:p>Red Hat libvirt API libvirt.c<text:span text:style-name="T2">拒绝服务漏洞</text:span><text:span text:style-name="T3">(CNNVD-201103-209)</text:span></text:p>
          </table:table-cell>
          <table:table-cell table:style-name="ce2" office:value-type="string" calcext:value-type="string">
            <text:p>CVSS<text:span text:style-name="T2">分值</text:span><text:span text:style-name="T3">:6.9[</text:span><text:span text:style-name="T4">中等</text:span><text:span text:style-name="T3">(MEDIUM)]</text:span></text:p>
            <text:p><text:span text:style-name="T2">机密性影响</text:span><text:span text:style-name="T3">:COMPLETE[</text:span><text:span text:style-name="T4">完全的信息泄露导致所有系统文件暴露</text:span><text:span text:style-name="T3">]</text:span></text:p>
            <text:p><text:span text:style-name="T2">完整性影响</text:span><text:span text:style-name="T3">:COMPLETE[</text:span><text:span text:style-name="T4">系统完整性可被完全破坏</text:span><text:span text:style-name="T3">]</text:span></text:p>
            <text:p><text:span text:style-name="T2">可用性影响</text:span><text:span text:style-name="T3">:COMPLETE[</text:span><text:span text:style-name="T4">可能导致系统完全宕机</text:span><text:span text:style-name="T3">]</text:span></text:p>
            <text:p><text:span text:style-name="T2">攻击复杂度</text:span><text:span text:style-name="T3">:MEDIUM[</text:span><text:span text:style-name="T4">漏洞利用存在一定的访问条件</text:span><text:span text:style-name="T3">]</text:span></text:p>
            <text:p><text:span text:style-name="T2">攻击向量</text:span><text:span text:style-name="T3">:LOCAL[</text:span><text:span text:style-name="T4">漏洞利用需要具有物理访问权限或本地帐户</text:span><text:span text:style-name="T3">]</text:span></text:p>
            <text:p><text:span text:style-name="T2">身份认证</text:span><text:span text:style-name="T3">:NONE[</text:span><text:span text:style-name="T4">漏洞利用无需身份认证</text:span><text:span text:style-name="T3">]</text:span></text:p>
          </table:table-cell>
          <table:table-cell table:style-name="ce4" office:value-type="string" calcext:value-type="string">
            <text:p>   Red Hat libvirt 0.8.8<text:span text:style-name="T41">版本的</text:span><text:span text:style-name="T42">API</text:span><text:span text:style-name="T43">中的</text:span><text:span text:style-name="T42">libvirt.c</text:span><text:span text:style-name="T44">没有正确限制只读连接中的操作。远程攻击者可以借助多个调用，导致拒绝服务（主机操作系统崩溃）或者可能执行任意代码。这些调用包括：（</text:span><text:span text:style-name="T42">1</text:span><text:span text:style-name="T44">）</text:span><text:span text:style-name="T42">virNodeDeviceDettach</text:span><text:span text:style-name="T43">，（</text:span><text:span text:style-name="T42">2</text:span><text:span text:style-name="T43">）</text:span><text:span text:style-name="T42">virNodeDeviceReset</text:span><text:span text:style-name="T44">，（</text:span><text:span text:style-name="T42">3</text:span><text:span text:style-name="T44">）</text:span><text:span text:style-name="T42">virDomainRevertToSnapshot</text:span><text:span text:style-name="T43">，（</text:span><text:span text:style-name="T42">4</text:span><text:span text:style-name="T44">）</text:span><text:span text:style-name="T42">virDomainSnapshotDelete</text:span><text:span text:style-name="T43">，（</text:span><text:span text:style-name="T42">5</text:span><text:span text:style-name="T43">）</text:span><text:span text:style-name="T42">virNodeDeviceReAttach</text:span><text:span text:style-name="T43">，以及（</text:span><text:span text:style-name="T42">6</text:span><text:span text:style-name="T43">）</text:span><text:span text:style-name="T42">virConnectDomainXMLToNative</text:span><text:span text:style-name="T43">调用。</text:span></text:p>
          </table:table-cell>
          <table:table-cell table:style-name="ce2" office:value-type="string" calcext:value-type="string">
            <text:p>2010-08-19 14:00:03</text:p>
          </table:table-cell>
          <table:table-cell table:style-name="ce2" office:value-type="string" calcext:value-type="string">
            <text:p>2010-10-30 01:41:36</text:p>
          </table:table-cell>
          <table:table-cell table:style-name="ce1" office:value-type="string" calcext:value-type="string">
            <text:p>null</text:p>
          </table:table-cell>
          <table:table-cell office:value-type="string" calcext:value-type="string">
            <text:p>产品及版本信息<text:span text:style-name="T45">(CPE)</text:span><text:span text:style-name="T46">暂不可用 </text:span></text:p>
          </table:table-cell>
          <table:table-cell table:number-columns-repeated="1016"/>
        </table:table-row>
        <table:table-row table:style-name="ro9">
          <table:table-cell table:style-name="ce2" office:value-type="string" calcext:value-type="string">
            <text:p>CVE-2010-2237</text:p>
          </table:table-cell>
          <table:table-cell table:style-name="ce1" office:value-type="string" calcext:value-type="string">
            <text:p>Libvirt<text:span text:style-name="T2">权限许可和访问控制漏洞</text:span><text:span text:style-name="T3">(CNNVD-201008-189)</text:span></text:p>
          </table:table-cell>
          <table:table-cell table:style-name="ce2" office:value-type="string" calcext:value-type="string">
            <text:p/>
            <text:p>CVSS<text:span text:style-name="T2">分值</text:span><text:span text:style-name="T3">:4.4[</text:span><text:span text:style-name="T4">中等</text:span><text:span text:style-name="T3">(MEDIUM)]</text:span></text:p>
            <text:p><text:span text:style-name="T2">机密性影响</text:span><text:span text:style-name="T3">:COMPLETE[</text:span><text:span text:style-name="T4">完全的信息泄露导致所有系统文件暴露</text:span><text:span text:style-name="T3">]</text:span></text:p>
            <text:p><text:span text:style-name="T2">完整性影响</text:span><text:span text:style-name="T3">:NONE[</text:span><text:span text:style-name="T4">不会对系统完整性产生影响</text:span><text:span text:style-name="T3">]</text:span></text:p>
            <text:p><text:span text:style-name="T2">可用性影响</text:span><text:span text:style-name="T3">:NONE[</text:span><text:span text:style-name="T4">对系统可用性无影响</text:span><text:span text:style-name="T3">]</text:span></text:p>
            <text:p><text:span text:style-name="T2">攻击复杂度</text:span><text:span text:style-name="T3">:MEDIUM[</text:span><text:span text:style-name="T4">漏洞利用存在一定的访问条件</text:span><text:span text:style-name="T3">]</text:span></text:p>
            <text:p><text:span text:style-name="T2">攻击向量</text:span><text:span text:style-name="T3">:LOCAL[</text:span><text:span text:style-name="T4">漏洞利用需要具有物理访问权限或本地帐户</text:span><text:span text:style-name="T3">]</text:span></text:p>
            <text:p><text:span text:style-name="T2">身份认证</text:span><text:span text:style-name="T3">:SINGLE_INSTANCE[--]</text:span></text:p>
          </table:table-cell>
          <table:table-cell table:style-name="ce4" office:value-type="string" calcext:value-type="string">
            <text:p>   Red Hat libvirt<text:span text:style-name="T11">，可能</text:span><text:span text:style-name="T12">0.6.1</text:span><text:span text:style-name="T13">至</text:span><text:span text:style-name="T12">0.8.2</text:span><text:span text:style-name="T13">版本，查找不是用户定义的主磁盘格式的磁盘存储支持，客户操作系统用户可以借助未知向量读取主机操作系统上的任意文件，和可能有其他未明影响。</text:span></text:p>
          </table:table-cell>
          <table:table-cell table:style-name="ce2" office:value-type="string" calcext:value-type="string">
            <text:p>2010-08-19 14:00:03</text:p>
          </table:table-cell>
          <table:table-cell table:style-name="ce2" office:value-type="string" calcext:value-type="string">
            <text:p>2010-10-30 01:41:36</text:p>
          </table:table-cell>
          <table:table-cell table:style-name="ce1" office:value-type="string" calcext:value-type="string">
            <text:p>libvirt</text:p>
          </table:table-cell>
          <table:table-cell table:style-name="ce2" office:value-type="string" calcext:value-type="string">
            <text:p>(0.7.1,0.6.4,0.7.7,0.7.0,0.7.4,0.6.2,0.7.3,0.7.6,0.8.1,0.6.1,0.6.5,0.8.2,0.6.3,0.7.2,0.7.5,0.8.0)</text:p>
          </table:table-cell>
          <table:table-cell table:number-columns-repeated="1016"/>
        </table:table-row>
        <table:table-row table:style-name="ro9">
          <table:table-cell table:style-name="ce1" office:value-type="string" calcext:value-type="string">
            <text:p>CVE-2010-2238</text:p>
          </table:table-cell>
          <table:table-cell table:style-name="ce1" office:value-type="string" calcext:value-type="string">
            <text:p>Libvirt<text:span text:style-name="T2">磁盘备份后备存储器权限许可和访问控制漏洞</text:span><text:span text:style-name="T3">(CNNVD-201008-190)</text:span></text:p>
          </table:table-cell>
          <table:table-cell table:style-name="ce2" office:value-type="string" calcext:value-type="string">
            <text:p/>
            <text:p>CVSS<text:span text:style-name="T2">分值</text:span><text:span text:style-name="T3">:4.4[</text:span><text:span text:style-name="T4">中等</text:span><text:span text:style-name="T3">(MEDIUM)]</text:span></text:p>
            <text:p><text:span text:style-name="T2">机密性影响</text:span><text:span text:style-name="T3">:COMPLETE[</text:span><text:span text:style-name="T4">完全的信息泄露导致所有系统文件暴露</text:span><text:span text:style-name="T3">]</text:span></text:p>
            <text:p><text:span text:style-name="T2">完整性影响</text:span><text:span text:style-name="T3">:NONE[</text:span><text:span text:style-name="T4">不会对系统完整性产生影响</text:span><text:span text:style-name="T3">]</text:span></text:p>
            <text:p><text:span text:style-name="T2">可用性影响</text:span><text:span text:style-name="T3">:NONE[</text:span><text:span text:style-name="T4">对系统可用性无影响</text:span><text:span text:style-name="T3">]</text:span></text:p>
            <text:p><text:span text:style-name="T2">攻击复杂度</text:span><text:span text:style-name="T3">:MEDIUM[</text:span><text:span text:style-name="T4">漏洞利用存在一定的访问条件</text:span><text:span text:style-name="T3">]</text:span></text:p>
            <text:p><text:span text:style-name="T2">攻击向量</text:span><text:span text:style-name="T3">:LOCAL[</text:span><text:span text:style-name="T4">漏洞利用需要具有物理访问权限或本地帐户</text:span><text:span text:style-name="T3">]</text:span></text:p>
            <text:p><text:span text:style-name="T2">身份认证</text:span><text:span text:style-name="T3">:SINGLE_INSTANCE[--]</text:span></text:p>
          </table:table-cell>
          <table:table-cell table:style-name="ce4" office:value-type="string" calcext:value-type="string">
            <text:p>   Red Hat libvirt<text:span text:style-name="T11">递归到提取原始格式磁盘的备份存储器，</text:span><text:span text:style-name="T12">Guest</text:span><text:span text:style-name="T13">用户可以借助未知向量读取主机操作系统上的任意文件，并可能引起其他未明影响。</text:span></text:p>
          </table:table-cell>
          <table:table-cell table:style-name="ce2" office:value-type="string" calcext:value-type="string">
            <text:p>2009-02-11 15:30:00</text:p>
          </table:table-cell>
          <table:table-cell table:style-name="ce2" office:value-type="string" calcext:value-type="string">
            <text:p>2010-08-21 01:29:36</text:p>
          </table:table-cell>
          <table:table-cell table:style-name="ce1" office:value-type="string" calcext:value-type="string">
            <text:p>libvirt</text:p>
          </table:table-cell>
          <table:table-cell table:style-name="ce1" office:value-type="string" calcext:value-type="string">
            <text:p>(0.7.6,0.8.1,0.7.7,0.8.2,0.7.4,0.7.5,0.7.2,0.8.0,0.7.3)</text:p>
          </table:table-cell>
          <table:table-cell table:number-columns-repeated="1016"/>
        </table:table-row>
        <table:table-row table:style-name="ro19">
          <table:table-cell table:style-name="ce1" office:value-type="string" calcext:value-type="string">
            <text:p>CVE-2010-2239</text:p>
          </table:table-cell>
          <table:table-cell table:style-name="ce1" office:value-type="string" calcext:value-type="string">
            <text:p>Libvirt<text:span text:style-name="T2">新镜像创建权限许可和访问控制漏洞</text:span><text:span text:style-name="T3">(CNNVD-201008-191) </text:span></text:p>
          </table:table-cell>
          <table:table-cell table:style-name="ce5" office:value-type="string" calcext:value-type="string">
            <text:p>机密性影响<text:span text:style-name="T5">:COMPLETE[</text:span><text:span text:style-name="T6">完全的信息泄露导致所有系统文件暴露</text:span><text:span text:style-name="T7">]</text:span></text:p>
            <text:p><text:span text:style-name="T2">完整性影响</text:span><text:span text:style-name="T3">:NONE[</text:span><text:span text:style-name="T4">不会对系统完整性产生影响</text:span><text:span text:style-name="T3">]</text:span></text:p>
            <text:p><text:span text:style-name="T2">可用性影响</text:span><text:span text:style-name="T3">:NONE[</text:span><text:span text:style-name="T4">对系统可用性无影响</text:span><text:span text:style-name="T3">]</text:span></text:p>
            <text:p><text:span text:style-name="T2">攻击复杂度</text:span><text:span text:style-name="T3">:MEDIUM[</text:span><text:span text:style-name="T4">漏洞利用存在一定的访问条件</text:span><text:span text:style-name="T3">]</text:span></text:p>
            <text:p><text:span text:style-name="T2">攻击向量</text:span><text:span text:style-name="T3">:LOCAL[</text:span><text:span text:style-name="T4">漏洞利用需要具有物理访问权限或本地帐户</text:span><text:span text:style-name="T3">]</text:span></text:p>
            <text:p><text:span text:style-name="T2">身份认证</text:span><text:span text:style-name="T3">:SINGLE_INSTANCE[--]</text:span></text:p>
          </table:table-cell>
          <table:table-cell table:style-name="ce4" office:value-type="string" calcext:value-type="string">
            <text:p>  Red Hat libvirt<text:span text:style-name="T11">创建用户原始格式磁盘的新镜像，</text:span><text:span text:style-name="T12">Guest</text:span><text:span text:style-name="T13">用户可以借助未明向量读取主机操作系统上的任意文件。</text:span></text:p>
          </table:table-cell>
          <table:table-cell table:style-name="ce2" office:value-type="string" calcext:value-type="string">
            <text:p>2010-08-19 14:00:03</text:p>
          </table:table-cell>
          <table:table-cell table:style-name="ce2" office:value-type="string" calcext:value-type="string">
            <text:p>2010-10-30 01:41:36</text:p>
          </table:table-cell>
          <table:table-cell table:style-name="ce1" office:value-type="string" calcext:value-type="string">
            <text:p>libvirt</text:p>
          </table:table-cell>
          <table:table-cell table:style-name="ce1" office:value-type="string" calcext:value-type="string">
            <text:p>(0.7.1,0.6.4,0.7.7,0.7.0,0.7.4,0.6.2,0.7.3,0.7.6,0.8.1,0.6.1,0.6.5,0.8.2,0.6.0,0.6.3,0.7.2,0.7.5,0.8.0)</text:p>
          </table:table-cell>
          <table:table-cell table:number-columns-repeated="1016"/>
        </table:table-row>
        <table:table-row table:style-name="ro9">
          <table:table-cell table:style-name="ce2" office:value-type="string" calcext:value-type="string">
            <text:p>CVE-2010-2242</text:p>
          </table:table-cell>
          <table:table-cell table:style-name="ce1" office:value-type="string" calcext:value-type="string">
            <text:p>Libvirt iptables<text:span text:style-name="T2">规则权限许可和访问控制漏洞</text:span><text:span text:style-name="T3">(CNNVD-201008-192)</text:span></text:p>
          </table:table-cell>
          <table:table-cell table:style-name="ce2" office:value-type="string" calcext:value-type="string">
            <text:p/>
            <text:p>CVSS<text:span text:style-name="T2">分值</text:span><text:span text:style-name="T3">:4.4[</text:span><text:span text:style-name="T4">中等</text:span><text:span text:style-name="T3">(MEDIUM)]</text:span></text:p>
            <text:p><text:span text:style-name="T2">机密性影响</text:span><text:span text:style-name="T3">:COMPLETE[</text:span><text:span text:style-name="T4">完全的信息泄露导致所有系统文件暴露</text:span><text:span text:style-name="T3">]</text:span></text:p>
            <text:p><text:span text:style-name="T2">完整性影响</text:span><text:span text:style-name="T3">:NONE[</text:span><text:span text:style-name="T4">不会对系统完整性产生影响</text:span><text:span text:style-name="T3">]</text:span></text:p>
            <text:p><text:span text:style-name="T2">可用性影响</text:span><text:span text:style-name="T3">:NONE[</text:span><text:span text:style-name="T4">对系统可用性无影响</text:span><text:span text:style-name="T3">]</text:span></text:p>
            <text:p><text:span text:style-name="T2">攻击复杂度</text:span><text:span text:style-name="T3">:MEDIUM[</text:span><text:span text:style-name="T4">漏洞利用存在一定的访问条件</text:span><text:span text:style-name="T3">]</text:span></text:p>
            <text:p><text:span text:style-name="T2">攻击向量</text:span><text:span text:style-name="T3">:LOCAL[</text:span><text:span text:style-name="T4">漏洞利用需要具有物理访问权限或本地帐户</text:span><text:span text:style-name="T3">]</text:span></text:p>
            <text:p><text:span text:style-name="T2">身份认证</text:span><text:span text:style-name="T3">:SINGLE_INSTANCE[--]</text:span></text:p>
          </table:table-cell>
          <table:table-cell table:style-name="ce4" office:value-type="string" calcext:value-type="string">
            <text:p> Red Hat libvirt0.2.0<text:span text:style-name="T14">至</text:span><text:span text:style-name="T15">0.8.2</text:span><text:span text:style-name="T16">版本创建具有特权源端口不当映射的</text:span><text:span text:style-name="T15">iptables</text:span><text:span text:style-name="T16">规则，客户操作系统用户可以通过利用</text:span><text:span text:style-name="T15">IP</text:span><text:span text:style-name="T16">地址和源端口值绕过访问限制。</text:span></text:p>
          </table:table-cell>
          <table:table-cell table:style-name="ce2" office:value-type="string" calcext:value-type="string">
            <text:p>2010-08-19 14:00:03</text:p>
          </table:table-cell>
          <table:table-cell table:style-name="ce2" office:value-type="string" calcext:value-type="string">
            <text:p>2010-10-30 01:41:36</text:p>
          </table:table-cell>
          <table:table-cell table:style-name="ce1" office:value-type="string" calcext:value-type="string">
            <text:p>libvirt</text:p>
          </table:table-cell>
          <table:table-cell table:style-name="ce1" office:value-type="string" calcext:value-type="string">
            <text:p>(0.2.2,0.6.4,0.3.3,0.3.1,0.7.7,0.4.4,0.7.0,0.4.3,0.6.2,0.7.3,0.3.0,0.7.6,0.4.2,0.6.5,0.6.1,0.5.1,0.6.3,0.4.1,0.5.0,0.7.1,0.4.6,0.7.4,0.4.0,0.3.2,0.8.1,0.2.3,0.2.1,0.8.2,0.2.0,0.6.0,0.7.5,0.7.2,0.8.0)</text:p>
          </table:table-cell>
          <table:table-cell table:number-columns-repeated="1016"/>
        </table:table-row>
        <table:table-row table:style-name="ro9">
          <table:table-cell table:style-name="ce1" office:value-type="string" calcext:value-type="string">
            <text:p>CVE-2009-0036</text:p>
          </table:table-cell>
          <table:table-cell table:style-name="ce1" office:value-type="string" calcext:value-type="string">
            <text:p>libvirt libvirt_proxy.c<text:span text:style-name="T2">文件本地栈溢出漏洞</text:span><text:span text:style-name="T3">(CNNVD-200902-264)</text:span></text:p>
          </table:table-cell>
          <table:table-cell table:style-name="ce2" office:value-type="string" calcext:value-type="string">
            <text:p/>
            <text:p>CVSS<text:span text:style-name="T2">分值</text:span><text:span text:style-name="T3">:2.1[</text:span><text:span text:style-name="T4">轻微</text:span><text:span text:style-name="T3">(LOW)]</text:span></text:p>
            <text:p><text:span text:style-name="T2">机密性影响</text:span><text:span text:style-name="T3">:PARTIAL[</text:span><text:span text:style-name="T4">很可能造成信息泄露</text:span><text:span text:style-name="T3">]</text:span></text:p>
            <text:p><text:span text:style-name="T2">完整性影响</text:span><text:span text:style-name="T3">:NONE[</text:span><text:span text:style-name="T4">不会对系统完整性产生影响</text:span><text:span text:style-name="T3">]</text:span></text:p>
            <text:p><text:span text:style-name="T2">可用性影响</text:span><text:span text:style-name="T3">:NONE[</text:span><text:span text:style-name="T4">对系统可用性无影响</text:span><text:span text:style-name="T3">]</text:span></text:p>
            <text:p><text:span text:style-name="T2">攻击复杂度</text:span><text:span text:style-name="T3">:LOW[</text:span><text:span text:style-name="T4">漏洞利用没有访问限制 </text:span><text:span text:style-name="T3">]</text:span></text:p>
            <text:p><text:span text:style-name="T2">攻击向量</text:span><text:span text:style-name="T3">:LOCAL[</text:span><text:span text:style-name="T4">漏洞利用需要具有物理访问权限或本地帐户</text:span><text:span text:style-name="T3">]</text:span></text:p>
            <text:p><text:span text:style-name="T2">身份认证</text:span><text:span text:style-name="T3">:NONE[</text:span><text:span text:style-name="T4">漏洞利用无需身份认证</text:span><text:span text:style-name="T3">]</text:span></text:p>
          </table:table-cell>
          <table:table-cell table:style-name="ce4" office:value-type="string" calcext:value-type="string">
            <text:p>   libvirt<text:span text:style-name="T14">库的</text:span><text:span text:style-name="T15">proxy/libvirt_proxy.c</text:span><text:span text:style-name="T16">文件中的</text:span><text:span text:style-name="T15">proxyReadClientSocket()</text:span><text:span text:style-name="T16">函数没有正确地验证报文头，如果本地攻击者发送了特制的代理请求的话就可以触发栈溢出，导致以</text:span><text:span text:style-name="T15">root</text:span><text:span text:style-name="T16">用户权限执行任意代码。 </text:span></text:p>
            <text:p><text:span text:style-name="T1">        </text:span></text:p>
          </table:table-cell>
          <table:table-cell table:style-name="ce2" office:value-type="string" calcext:value-type="string">
            <text:p>2009-02-11 15:30:00</text:p>
          </table:table-cell>
          <table:table-cell table:style-name="ce2" office:value-type="string" calcext:value-type="string">
            <text:p>2010-08-21 01:29:36</text:p>
          </table:table-cell>
          <table:table-cell table:style-name="ce1" office:value-type="string" calcext:value-type="string">
            <text:p>null</text:p>
          </table:table-cell>
          <table:table-cell office:value-type="string" calcext:value-type="string">
            <text:p>产品及版本信息<text:span text:style-name="T45">(CPE)</text:span><text:span text:style-name="T46">暂不可用 </text:span></text:p>
          </table:table-cell>
          <table:table-cell table:number-columns-repeated="1016"/>
        </table:table-row>
        <table:table-row table:style-name="ro1" table:number-rows-repeated="4">
          <table:table-cell table:number-columns-repeated="1024"/>
        </table:table-row>
        <table:table-row table:style-name="ro20">
          <table:table-cell table:number-columns-repeated="3"/>
          <table:table-cell office:value-type="string" calcext:value-type="string">
            <text:p>Fedora 20忽略</text:p>
          </table:table-cell>
          <table:table-cell table:number-columns-repeated="1020"/>
        </table:table-row>
        <table:table-row table:style-name="ro1" table:number-rows-repeated="104851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Lohit Devanagari1" svg:font-family="'Lohit Devanagari'" style:font-family-generic="swiss"/>
    <style:font-face style:name="文泉驿点阵正黑" svg:font-family="文泉驿点阵正黑"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number:min-integer-digits="1" number:grouping="true"/>
    </number:currency-style>
    <number:currency-style style:name="N104">
      <style:text-properties fo:color="#ff0000"/>
      <number:text>-</number:text>
      <number:currency-symbol number:language="zh" number:country="CN">￥</number:currency-symbol>
      <number:number number:decimal-places="2" number:min-integer-digits="1" number:grouping="true"/>
      <style:map style:condition="value()&gt;=0" style:apply-style-name="N104P0"/>
    </number:currency-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number:min-integer-digits="3" number:min-exponent-digits="1"/>
    </number:number-style>
    <number:date-style style:name="N119">
      <number:year number:style="long"/>
      <number:text>年</number:text>
      <number:month number:style="long"/>
      <number:text>月</number:text>
      <number:day/>
      <number:text>日</number:text>
      <number:hours number:style="long"/>
      <number:text>时</number:text>
      <number:minutes number:style="long"/>
      <number:text>分</number:text>
      <number:seconds number:style="long"/>
      <number:text>秒</number:text>
    </number:date-style>
    <number:number-style style:name="N10115P0" style:volatile="true" number:language="zh" number:country="CN">
      <number:text>￥</number:text>
      <number:number number:decimal-places="0" number:min-integer-digits="1" number:grouping="true"/>
    </number:number-style>
    <number:number-style style:name="N10115" number:language="zh" number:country="CN">
      <number:text>￥-</number:text>
      <number:number number:decimal-places="0" number:min-integer-digits="1" number:grouping="true"/>
      <style:map style:condition="value()&gt;=0" style:apply-style-name="N10115P0"/>
    </number:number-style>
    <number:number-style style:name="N10116P0" style:volatile="true" number:language="zh" number:country="CN">
      <number:text>￥</number:text>
      <number:number number:decimal-places="0" number:min-integer-digits="1" number:grouping="true"/>
    </number:number-style>
    <number:number-style style:name="N10116" number:language="zh" number:country="CN">
      <style:text-properties fo:color="#ff0000"/>
      <number:text>￥-</number:text>
      <number:number number:decimal-places="0" number:min-integer-digits="1" number:grouping="true"/>
      <style:map style:condition="value()&gt;=0" style:apply-style-name="N10116P0"/>
    </number:number-style>
    <number:number-style style:name="N10117P0" style:volatile="true" number:language="zh" number:country="CN">
      <number:text>￥</number:text>
      <number:number number:decimal-places="2" number:min-integer-digits="1" number:grouping="true"/>
    </number:number-style>
    <number:number-style style:name="N10117" number:language="zh" number:country="CN">
      <number:text>￥-</number:text>
      <number:number number:decimal-places="2" number:min-integer-digits="1" number:grouping="true"/>
      <style:map style:condition="value()&gt;=0" style:apply-style-name="N10117P0"/>
    </number:number-style>
    <number:number-style style:name="N10118P0" style:volatile="true" number:language="zh" number:country="CN">
      <number:text>￥</number:text>
      <number:number number:decimal-places="2" number:min-integer-digits="1" number:grouping="true"/>
    </number:number-style>
    <number:number-style style:name="N10118" number:language="zh" number:country="CN">
      <style:text-properties fo:color="#ff0000"/>
      <number:text>￥-</number:text>
      <number:number number:decimal-places="2" number:min-integer-digits="1" number:grouping="true"/>
      <style:map style:condition="value()&gt;=0" style:apply-style-name="N10118P0"/>
    </number:number-style>
    <number:date-style style:name="N10119" number:language="zh" number:country="CN">
      <number:year number:style="long"/>
      <number:text>-</number:text>
      <number:month/>
      <number:text>-</number:text>
      <number:day/>
    </number:date-style>
    <number:date-style style:name="N10120" number:language="zh" number:country="CN">
      <number:day/>
      <number:text>-</number:text>
      <number:month number:textual="true"/>
      <number:text>-</number:text>
      <number:year/>
    </number:date-style>
    <number:date-style style:name="N10121" number:language="zh" number:country="CN">
      <number:day/>
      <number:text>-</number:text>
      <number:month number:textual="true"/>
    </number:date-style>
    <number:date-style style:name="N10122" number:language="zh" number:country="CN">
      <number:month number:textual="true"/>
      <number:text>-</number:text>
      <number:year/>
    </number:date-style>
    <number:time-style style:name="N10123" number:language="zh" number:country="CN">
      <number:hours/>
      <number:text>:</number:text>
      <number:minutes number:style="long"/>
      <number:text> </number:text>
      <number:am-pm/>
    </number:time-style>
    <number:time-style style:name="N10124" number:language="zh" number:country="CN">
      <number:hours/>
      <number:text>:</number:text>
      <number:minutes number:style="long"/>
      <number:text>:</number:text>
      <number:seconds number:style="long"/>
      <number:text> </number:text>
      <number:am-pm/>
    </number:time-style>
    <number:time-style style:name="N10125" number:language="zh" number:country="CN">
      <number:hours/>
      <number:text>:</number:text>
      <number:minutes number:style="long"/>
    </number:time-style>
    <number:time-style style:name="N10126" number:language="zh" number:country="CN">
      <number:hours/>
      <number:text>:</number:text>
      <number:minutes number:style="long"/>
      <number:text>:</number:text>
      <number:seconds number:style="long"/>
    </number:time-style>
    <number:date-style style:name="N10127" number:language="zh" number:country="CN">
      <number:year number:style="long"/>
      <number:text>-</number:text>
      <number:month/>
      <number:text>-</number:text>
      <number:day/>
      <number:text> </number:text>
      <number:hours/>
      <number:text>:</number:text>
      <number:minutes number:style="long"/>
    </number:date-style>
    <number:currency-style style:name="N10128P0" style:volatile="true" number:language="zh" number:country="CN">
      <number:text>$</number:text>
      <number:number number:decimal-places="0" number:min-integer-digits="1" number:grouping="true"/>
      <number:text> </number:text>
    </number:currency-style>
    <number:currency-style style:name="N10128" number:language="zh" number:country="CN">
      <number:text>($</number:text>
      <number:number number:decimal-places="0" number:min-integer-digits="1" number:grouping="true"/>
      <number:text>)</number:text>
      <style:map style:condition="value()&gt;=0" style:apply-style-name="N10128P0"/>
    </number:currency-style>
    <number:currency-style style:name="N10129P0" style:volatile="true" number:language="zh" number:country="CN">
      <number:text>$</number:text>
      <number:number number:decimal-places="0" number:min-integer-digits="1" number:grouping="true"/>
      <number:text> </number:text>
    </number:currency-style>
    <number:currency-style style:name="N10129" number:language="zh" number:country="CN">
      <style:text-properties fo:color="#ff0000"/>
      <number:text>($</number:text>
      <number:number number:decimal-places="0" number:min-integer-digits="1" number:grouping="true"/>
      <number:text>)</number:text>
      <style:map style:condition="value()&gt;=0" style:apply-style-name="N10129P0"/>
    </number:currency-style>
    <number:currency-style style:name="N10130P0" style:volatile="true" number:language="zh" number:country="CN">
      <number:text>$</number:text>
      <number:number number:decimal-places="2" number:min-integer-digits="1" number:grouping="true"/>
      <number:text> </number:text>
    </number:currency-style>
    <number:currency-style style:name="N10130" number:language="zh" number:country="CN">
      <number:text>($</number:text>
      <number:number number:decimal-places="2" number:min-integer-digits="1" number:grouping="true"/>
      <number:text>)</number:text>
      <style:map style:condition="value()&gt;=0" style:apply-style-name="N10130P0"/>
    </number:currency-style>
    <number:currency-style style:name="N10131P0" style:volatile="true" number:language="zh" number:country="CN">
      <number:text>$</number:text>
      <number:number number:decimal-places="2" number:min-integer-digits="1" number:grouping="true"/>
      <number:text> </number:text>
    </number:currency-style>
    <number:currency-style style:name="N10131" number:language="zh" number:country="CN">
      <style:text-properties fo:color="#ff0000"/>
      <number:text>($</number:text>
      <number:number number:decimal-places="2" number:min-integer-digits="1" number:grouping="true"/>
      <number:text>)</number:text>
      <style:map style:condition="value()&gt;=0" style:apply-style-name="N10131P0"/>
    </number:currency-style>
    <number:date-style style:name="N10132" number:language="zh" number:country="CN">
      <number:month/>
      <number:text>-</number:text>
      <number:day/>
      <number:text>-</number:text>
      <number:year/>
    </number:date-style>
    <number:time-style style:name="N10133" number:language="zh" number:country="CN">
      <number:hours/>
      <number:text>时</number:text>
      <number:minutes number:style="long"/>
      <number:text>分</number:text>
    </number:time-style>
    <number:time-style style:name="N10134" number:language="zh" number:country="CN">
      <number:hours/>
      <number:text>时</number:text>
      <number:minutes number:style="long"/>
      <number:text>分</number:text>
      <number:seconds number:style="long"/>
      <number:text>秒</number:text>
    </number:time-style>
    <number:time-style style:name="N10135" number:language="zh" number:country="CN">
      <number:am-pm/>
      <number:hours/>
      <number:text>时</number:text>
      <number:minutes number:style="long"/>
      <number:text>分</number:text>
    </number:time-style>
    <number:time-style style:name="N10136" number:language="zh" number:country="CN">
      <number:am-pm/>
      <number:hours/>
      <number:text>时</number:text>
      <number:minutes number:style="long"/>
      <number:text>分</number:text>
      <number:seconds number:style="long"/>
      <number:text>秒</number:text>
    </number:time-style>
    <number:number-style style:name="N10137P0" style:volatile="true" number:language="zh" number:country="CN">
      <number:number number:decimal-places="0" number:min-integer-digits="1" number:grouping="true"/>
    </number:number-style>
    <number:number-style style:name="N10137" number:language="zh" number:country="CN">
      <number:text>-</number:text>
      <number:number number:decimal-places="0" number:min-integer-digits="1" number:grouping="true"/>
      <style:map style:condition="value()&gt;=0" style:apply-style-name="N10137P0"/>
    </number:number-style>
    <number:number-style style:name="N10138P0" style:volatile="true" number:language="zh" number:country="CN">
      <number:number number:decimal-places="0" number:min-integer-digits="1" number:grouping="true"/>
    </number:number-style>
    <number:number-style style:name="N10138" number:language="zh" number:country="CN">
      <style:text-properties fo:color="#ff0000"/>
      <number:text>-</number:text>
      <number:number number:decimal-places="0" number:min-integer-digits="1" number:grouping="true"/>
      <style:map style:condition="value()&gt;=0" style:apply-style-name="N10138P0"/>
    </number:number-style>
    <number:number-style style:name="N10139P0" style:volatile="true" number:language="zh" number:country="CN">
      <number:number number:decimal-places="2" number:min-integer-digits="1" number:grouping="true"/>
    </number:number-style>
    <number:number-style style:name="N10139" number:language="zh" number:country="CN">
      <number:text>-</number:text>
      <number:number number:decimal-places="2" number:min-integer-digits="1" number:grouping="true"/>
      <style:map style:condition="value()&gt;=0" style:apply-style-name="N10139P0"/>
    </number:number-style>
    <number:number-style style:name="N10140P0" style:volatile="true" number:language="zh" number:country="CN">
      <number:number number:decimal-places="2" number:min-integer-digits="1" number:grouping="true"/>
    </number:number-style>
    <number:number-style style:name="N10140" number:language="zh" number:country="CN">
      <style:text-properties fo:color="#ff0000"/>
      <number:text>-</number:text>
      <number:number number:decimal-places="2" number:min-integer-digits="1" number:grouping="true"/>
      <style:map style:condition="value()&gt;=0" style:apply-style-name="N10140P0"/>
    </number:number-style>
    <number:number-style style:name="N10141P0" style:volatile="true" number:language="zh" number:country="CN">
      <number:text> </number:text>
      <loext:fill-character> </loext:fill-character>
      <number:number number:decimal-places="0" number:min-integer-digits="1" number:grouping="true"/>
      <number:text> </number:text>
    </number:number-style>
    <number:number-style style:name="N10141P1" style:volatile="true" number:language="zh" number:country="CN">
      <number:text> </number:text>
      <loext:fill-character> </loext:fill-character>
      <number:text>-</number:text>
      <number:number number:decimal-places="0" number:min-integer-digits="1" number:grouping="true"/>
      <number:text> </number:text>
    </number:number-style>
    <number:number-style style:name="N10141P2" style:volatile="true" number:language="zh" number:country="CN">
      <number:text> </number:text>
      <loext:fill-character> </loext:fill-character>
      <number:text>- </number:text>
    </number:number-style>
    <number:text-style style:name="N10141" number:language="zh" number:country="CN">
      <number:text> </number:text>
      <number:text-content/>
      <number:text> </number:text>
      <style:map style:condition="value()&gt;0" style:apply-style-name="N10141P0"/>
      <style:map style:condition="value()&lt;0" style:apply-style-name="N10141P1"/>
      <style:map style:condition="value()=0" style:apply-style-name="N10141P2"/>
    </number:text-style>
    <number:number-style style:name="N10142P0" style:volatile="true" number:language="zh" number:country="CN">
      <number:text> ￥</number:text>
      <loext:fill-character> </loext:fill-character>
      <number:number number:decimal-places="0" number:min-integer-digits="1" number:grouping="true"/>
      <number:text> </number:text>
    </number:number-style>
    <number:number-style style:name="N10142P1" style:volatile="true" number:language="zh" number:country="CN">
      <number:text> ￥</number:text>
      <loext:fill-character> </loext:fill-character>
      <number:text>-</number:text>
      <number:number number:decimal-places="0" number:min-integer-digits="1" number:grouping="true"/>
      <number:text> </number:text>
    </number:number-style>
    <number:number-style style:name="N10142P2" style:volatile="true" number:language="zh" number:country="CN">
      <number:text> ￥</number:text>
      <loext:fill-character> </loext:fill-character>
      <number:text>- </number:text>
    </number:number-style>
    <number:text-style style:name="N10142" number:language="zh" number:country="CN">
      <number:text> </number:text>
      <number:text-content/>
      <number:text> </number:text>
      <style:map style:condition="value()&gt;0" style:apply-style-name="N10142P0"/>
      <style:map style:condition="value()&lt;0" style:apply-style-name="N10142P1"/>
      <style:map style:condition="value()=0" style:apply-style-name="N10142P2"/>
    </number:text-style>
    <number:number-style style:name="N10143P0" style:volatile="true" number:language="zh" number:country="CN">
      <number:text> </number:text>
      <loext:fill-character> </loext:fill-character>
      <number:number number:decimal-places="2" number:min-integer-digits="1" number:grouping="true"/>
      <number:text> </number:text>
    </number:number-style>
    <number:number-style style:name="N10143P1" style:volatile="true" number:language="zh" number:country="CN">
      <number:text> </number:text>
      <loext:fill-character> </loext:fill-character>
      <number:text>-</number:text>
      <number:number number:decimal-places="2" number:min-integer-digits="1" number:grouping="true"/>
      <number:text> </number:text>
    </number:number-style>
    <number:number-style style:name="N10143P2" style:volatile="true" number:language="zh" number:country="CN">
      <number:text> </number:text>
      <loext:fill-character> </loext:fill-character>
      <number:text>-</number:text>
      <number:number number:decimal-places="0" number:min-integer-digits="0"/>
      <number:text> </number:text>
    </number:number-style>
    <number:text-style style:name="N10143" number:language="zh" number:country="CN">
      <number:text> </number:text>
      <number:text-content/>
      <number:text> </number:text>
      <style:map style:condition="value()&gt;0" style:apply-style-name="N10143P0"/>
      <style:map style:condition="value()&lt;0" style:apply-style-name="N10143P1"/>
      <style:map style:condition="value()=0" style:apply-style-name="N10143P2"/>
    </number:text-style>
    <number:number-style style:name="N10144P0" style:volatile="true" number:language="zh" number:country="CN">
      <number:text> ￥</number:text>
      <loext:fill-character> </loext:fill-character>
      <number:number number:decimal-places="2" number:min-integer-digits="1" number:grouping="true"/>
      <number:text> </number:text>
    </number:number-style>
    <number:number-style style:name="N10144P1" style:volatile="true" number:language="zh" number:country="CN">
      <number:text> ￥</number:text>
      <loext:fill-character> </loext:fill-character>
      <number:text>-</number:text>
      <number:number number:decimal-places="2" number:min-integer-digits="1" number:grouping="true"/>
      <number:text> </number:text>
    </number:number-style>
    <number:number-style style:name="N10144P2" style:volatile="true" number:language="zh" number:country="CN">
      <number:text> ￥</number:text>
      <loext:fill-character> </loext:fill-character>
      <number:text>-</number:text>
      <number:number number:decimal-places="0" number:min-integer-digits="0"/>
      <number:text> </number:text>
    </number:number-style>
    <number:text-style style:name="N10144" number:language="zh" number:country="CN">
      <number:text> </number:text>
      <number:text-content/>
      <number:text> </number:text>
      <style:map style:condition="value()&gt;0" style:apply-style-name="N10144P0"/>
      <style:map style:condition="value()&lt;0" style:apply-style-name="N10144P1"/>
      <style:map style:condition="value()=0" style:apply-style-name="N10144P2"/>
    </number:text-style>
    <style:style style:name="Default" style:family="table-cell">
      <style:table-cell-properties style:rotation-align="none" style:vertical-align="bottom"/>
      <style:text-properties style:font-name="文泉驿点阵正黑" fo:font-family="文泉驿点阵正黑" style:font-family-generic="swiss" style:font-name-asian="文泉驿点阵正黑" style:font-family-asian="文泉驿点阵正黑" style:font-family-generic-asian="swiss"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23">0000／00／00</text:date>, <text:time>00:00:00</text:time></text:p>
        </style:region-right>
      </style:header>
      <style:header-left style:display="false"/>
      <style:footer>
        <text:p>页 <text:page-number>1</text:page-number> / <text:page-count>99</text:page-count></text:p>
      </style:footer>
      <style:footer-left style:display="false"/>
    </style:master-page>
    <style:master-page style:name="PageStyle_5f_工作表1" style:display-name="PageStyle_工作表1" style:page-layout-name="Mpm3">
      <style:header>
        <text:p><text:span text:style-name="MT1"><text:sheet-name>???</text:sheet-name></text:span></text:p>
      </style:header>
      <style:header-left style:display="false"/>
      <style:footer>
        <text:p><text:span text:style-name="MT1">页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zh-CN</dc:language>
    <dc:date>2015-11-23T20:39:44.908225095</dc:date>
    <meta:editing-cycles>58</meta:editing-cycles>
    <meta:editing-duration>PT9H20M44S</meta:editing-duration>
    <meta:generator>LibreOffice/4.2.6.3$Linux_X86_64 LibreOffice_project/420$Build-3</meta:generator>
    <meta:document-statistic meta:table-count="1" meta:cell-count="430" meta:object-count="0"/>
  </office:meta>
</office:document-meta>
</file>